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4.786cm"/>
    </style:style>
    <style:style style:name="co5" style:family="table-column">
      <style:table-column-properties fo:break-before="auto" style:column-width="6.969cm"/>
    </style:style>
    <style:style style:name="co6" style:family="table-column">
      <style:table-column-properties fo:break-before="auto" style:column-width="2.31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5.323cm"/>
    </style:style>
    <style:style style:name="co11" style:family="table-column">
      <style:table-column-properties fo:break-before="auto" style:column-width="20.062cm"/>
    </style:style>
    <style:style style:name="co12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4.235cm"/>
    </style:style>
    <style:style style:name="co16" style:family="table-column">
      <style:table-column-properties fo:break-before="auto" style:column-width="4.521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ta2" style:family="table" style:master-page-name="PageStyle_5f_artifac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ext-properties style:font-name="Verdana" style:font-name-asian="SimSun" style:font-name-complex="Lucida Sans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0000" fo:wrap-option="wrap"/>
    </style:style>
    <style:style style:name="ce10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atus</text:p>
          </table:table-cell>
          <table:table-cell table:style-name="ce11" office:value-type="string">
            <text:p>comment</text:p>
          </table:table-cell>
          <table:table-cell table:style-name="ce6" office:value-type="string">
            <text:p>resolution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UBL-CR-001</text:p>
          </table:table-cell>
          <table:table-cell office:value-type="string">
            <text:p>A UBL invoice should not include extens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2</text:p>
          </table:table-cell>
          <table:table-cell office:value-type="string">
            <text:p>A UBL invoice should not include the UBL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3</text:p>
          </table:table-cell>
          <table:table-cell office:value-type="string">
            <text:p>A UBL invoice should not include the ProfileExecution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4</text:p>
          </table:table-cell>
          <table:table-cell office:value-type="string">
            <text:p>A UBL invoice should not include the CopyIndicator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5</text:p>
          </table:table-cell>
          <table:table-cell office:value-type="string">
            <text:p>A UBL invoice should not include the UU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6</text:p>
          </table:table-cell>
          <table:table-cell office:value-type="string">
            <text:p>A UBL invoice should not include the IssueTime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7</text:p>
          </table:table-cell>
          <table:table-cell office:value-type="string">
            <text:p>A UBL invoice should not include the Pricing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8</text:p>
          </table:table-cell>
          <table:table-cell office:value-type="string">
            <text:p>A UBL invoice should not include the Payment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9</text:p>
          </table:table-cell>
          <table:table-cell office:value-type="string">
            <text:p>A UBL invoice should not include the PaymentAlternative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0</text:p>
          </table:table-cell>
          <table:table-cell office:value-type="string">
            <text:p>A UBL invoice should not include th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1</text:p>
          </table:table-cell>
          <table:table-cell office:value-type="string">
            <text:p>A UBL invoice should not include the LineCount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2</text:p>
          </table:table-cell>
          <table:table-cell office:value-type="string">
            <text:p>A UBL invoice should not include th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3</text:p>
          </table:table-cell>
          <table:table-cell office:value-type="string">
            <text:p>A UBL invoice should not include th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4</text:p>
          </table:table-cell>
          <table:table-cell office:value-type="string">
            <text:p>A UBL invoice should not include th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6</text:p>
          </table:table-cell>
          <table:table-cell office:value-type="string">
            <text:p>A UBL invoice should not include th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7</text:p>
          </table:table-cell>
          <table:table-cell office:value-type="string">
            <text:p>A UBL invoice should not include the Order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8</text:p>
          </table:table-cell>
          <table:table-cell office:value-type="string">
            <text:p>A UBL invoice should not include the Order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9</text:p>
          </table:table-cell>
          <table:table-cell office:value-type="string">
            <text:p>A UBL invoice should not include the Order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0</text:p>
          </table:table-cell>
          <table:table-cell office:value-type="string">
            <text:p>A UBL invoice should not include the Order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1</text:p>
          </table:table-cell>
          <table:table-cell office:value-type="string">
            <text:p>A UBL invoice should not include the OrderReference Custom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2</text:p>
          </table:table-cell>
          <table:table-cell office:value-type="string">
            <text:p>A UBL invoice should not include the OrderReference Order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3</text:p>
          </table:table-cell>
          <table:table-cell office:value-type="string">
            <text:p>A UBL invoice should not include the OrderReference 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4</text:p>
          </table:table-cell>
          <table:table-cell office:value-type="string">
            <text:p>A UBL invoice should not include the Billing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5</text:p>
          </table:table-cell>
          <table:table-cell office:value-type="string">
            <text:p>A UBL invoice should not include the Billing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6</text:p>
          </table:table-cell>
          <table:table-cell office:value-type="string">
            <text:p>A UBL invoice should not include the Billing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7</text:p>
          </table:table-cell>
          <table:table-cell office:value-type="string">
            <text:p>A UBL invoice should not include the Billing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8</text:p>
          </table:table-cell>
          <table:table-cell office:value-type="string">
            <text:p>A UBL invoice should not include the Billing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9</text:p>
          </table:table-cell>
          <table:table-cell office:value-type="string">
            <text:p>A UBL invoice should not include the Billing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0</text:p>
          </table:table-cell>
          <table:table-cell office:value-type="string">
            <text:p>A UBL invoice should not include the Billing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1</text:p>
          </table:table-cell>
          <table:table-cell office:value-type="string">
            <text:p>A UBL invoice should not include the Billing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2</text:p>
          </table:table-cell>
          <table:table-cell office:value-type="string">
            <text:p>A UBL invoice should not include the Billing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3</text:p>
          </table:table-cell>
          <table:table-cell office:value-type="string">
            <text:p>A UBL invoice should not include the Billing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4</text:p>
          </table:table-cell>
          <table:table-cell office:value-type="string">
            <text:p>A UBL invoice should not include the BillingReference Documen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5</text:p>
          </table:table-cell>
          <table:table-cell office:value-type="string">
            <text:p>A UBL invoice should not include the Billing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6</text:p>
          </table:table-cell>
          <table:table-cell office:value-type="string">
            <text:p>A UBL invoice should not include the Billing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7</text:p>
          </table:table-cell>
          <table:table-cell office:value-type="string">
            <text:p>A UBL invoice should not include the Billing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8</text:p>
          </table:table-cell>
          <table:table-cell office:value-type="string">
            <text:p>A UBL invoice should not include the Billing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9</text:p>
          </table:table-cell>
          <table:table-cell office:value-type="string">
            <text:p>A UBL invoice should not include the BillingReference SelfBilledInvoic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0</text:p>
          </table:table-cell>
          <table:table-cell office:value-type="string">
            <text:p>A UBL invoice should not include the BillingReference 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1</text:p>
          </table:table-cell>
          <table:table-cell office:value-type="string">
            <text:p>A UBL invoice should not include the BillingReference SelfBilled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2</text:p>
          </table:table-cell>
          <table:table-cell office:value-type="string">
            <text:p>A UBL invoice should not include the BillingReference Deb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3</text:p>
          </table:table-cell>
          <table:table-cell office:value-type="string">
            <text:p>A UBL invoice should not include the BillingReference Reminder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4</text:p>
          </table:table-cell>
          <table:table-cell office:value-type="string">
            <text:p>A UBL invoice should not include the BillingReference Additional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5</text:p>
          </table:table-cell>
          <table:table-cell office:value-type="string">
            <text:p>A UBL invoice should not include the BillingReference BillingReferen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6</text:p>
          </table:table-cell>
          <table:table-cell office:value-type="string">
            <text:p>A UBL invoice should not include the Despatch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7</text:p>
          </table:table-cell>
          <table:table-cell office:value-type="string">
            <text:p>A UBL invoice should not include the Despatch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8</text:p>
          </table:table-cell>
          <table:table-cell office:value-type="string">
            <text:p>A UBL invoice should not include the Despatch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9</text:p>
          </table:table-cell>
          <table:table-cell office:value-type="string">
            <text:p>A UBL invoice should not include the Despatch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0</text:p>
          </table:table-cell>
          <table:table-cell office:value-type="string">
            <text:p>A UBL invoice should not include the Despatch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1</text:p>
          </table:table-cell>
          <table:table-cell office:value-type="string">
            <text:p>A UBL invoice should not include the Despatch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2</text:p>
          </table:table-cell>
          <table:table-cell office:value-type="string">
            <text:p>A UBL invoice should not include the Despatch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3</text:p>
          </table:table-cell>
          <table:table-cell office:value-type="string">
            <text:p>A UBL invoice should not include the Despatch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4</text:p>
          </table:table-cell>
          <table:table-cell office:value-type="string">
            <text:p>A UBL invoice should not include the Despatch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5</text:p>
          </table:table-cell>
          <table:table-cell office:value-type="string">
            <text:p>A UBL invoice should not include the Despatch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6</text:p>
          </table:table-cell>
          <table:table-cell office:value-type="string">
            <text:p>A UBL invoice should not include the Despatch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7</text:p>
          </table:table-cell>
          <table:table-cell office:value-type="string">
            <text:p>A UBL invoice should not include the Despatch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8</text:p>
          </table:table-cell>
          <table:table-cell office:value-type="string">
            <text:p>A UBL invoice should not include the Despatch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9</text:p>
          </table:table-cell>
          <table:table-cell office:value-type="string">
            <text:p>A UBL invoice should not include the Despatch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0</text:p>
          </table:table-cell>
          <table:table-cell office:value-type="string">
            <text:p>A UBL invoice should not include the Despatch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1</text:p>
          </table:table-cell>
          <table:table-cell office:value-type="string">
            <text:p>A UBL invoice should not include the Despatch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2</text:p>
          </table:table-cell>
          <table:table-cell office:value-type="string">
            <text:p>A UBL invoice should not include the Receip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3</text:p>
          </table:table-cell>
          <table:table-cell office:value-type="string">
            <text:p>A UBL invoice should not include the Receip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4</text:p>
          </table:table-cell>
          <table:table-cell office:value-type="string">
            <text:p>A UBL invoice should not include the Receip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5</text:p>
          </table:table-cell>
          <table:table-cell office:value-type="string">
            <text:p>A UBL invoice should not include the Receip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6</text:p>
          </table:table-cell>
          <table:table-cell office:value-type="string">
            <text:p>A UBL invoice should not include the Receip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7</text:p>
          </table:table-cell>
          <table:table-cell office:value-type="string">
            <text:p>A UBL invoice should not include the Receip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8</text:p>
          </table:table-cell>
          <table:table-cell office:value-type="string">
            <text:p>A UBL invoice should not include the Receip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9</text:p>
          </table:table-cell>
          <table:table-cell office:value-type="string">
            <text:p>A UBL invoice should not include the Receip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0</text:p>
          </table:table-cell>
          <table:table-cell office:value-type="string">
            <text:p>A UBL invoice should not include the Receip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1</text:p>
          </table:table-cell>
          <table:table-cell office:value-type="string">
            <text:p>A UBL invoice should not include the Receip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2</text:p>
          </table:table-cell>
          <table:table-cell office:value-type="string">
            <text:p>A UBL invoice should not include the Receip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3</text:p>
          </table:table-cell>
          <table:table-cell office:value-type="string">
            <text:p>A UBL invoice should not include the Receip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4</text:p>
          </table:table-cell>
          <table:table-cell office:value-type="string">
            <text:p>A UBL invoice should not include the Receip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5</text:p>
          </table:table-cell>
          <table:table-cell office:value-type="string">
            <text:p>A UBL invoice should not include the Receip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6</text:p>
          </table:table-cell>
          <table:table-cell office:value-type="string">
            <text:p>A UBL invoice should not include the Receip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7</text:p>
          </table:table-cell>
          <table:table-cell office:value-type="string">
            <text:p>A UBL invoice should not include the Receip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8</text:p>
          </table:table-cell>
          <table:table-cell office:value-type="string">
            <text:p>A UBL invoice should not include the Statement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9</text:p>
          </table:table-cell>
          <table:table-cell office:value-type="string">
            <text:p>A UBL invoice should not include the Originator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0</text:p>
          </table:table-cell>
          <table:table-cell office:value-type="string">
            <text:p>A UBL invoice should not include the Contrac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1</text:p>
          </table:table-cell>
          <table:table-cell office:value-type="string">
            <text:p>A UBL invoice should not include the Contrac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2</text:p>
          </table:table-cell>
          <table:table-cell office:value-type="string">
            <text:p>A UBL invoice should not include the Contrac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3</text:p>
          </table:table-cell>
          <table:table-cell office:value-type="string">
            <text:p>A UBL invoice should not include the Contrac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4</text:p>
          </table:table-cell>
          <table:table-cell office:value-type="string">
            <text:p>A UBL invoice should not include the Contrac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5</text:p>
          </table:table-cell>
          <table:table-cell office:value-type="string">
            <text:p>A UBL invoice should not include the Contrac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6</text:p>
          </table:table-cell>
          <table:table-cell office:value-type="string">
            <text:p>A UBL invoice should not include the Contrac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7</text:p>
          </table:table-cell>
          <table:table-cell office:value-type="string">
            <text:p>A UBL invoice should not include the Contrac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8</text:p>
          </table:table-cell>
          <table:table-cell office:value-type="string">
            <text:p>A UBL invoice should not include the Contrac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9</text:p>
          </table:table-cell>
          <table:table-cell office:value-type="string">
            <text:p>A UBL invoice should not include the Contrac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0</text:p>
          </table:table-cell>
          <table:table-cell office:value-type="string">
            <text:p>A UBL invoice should not include the Contrac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1</text:p>
          </table:table-cell>
          <table:table-cell office:value-type="string">
            <text:p>A UBL invoice should not include the Contrac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2</text:p>
          </table:table-cell>
          <table:table-cell office:value-type="string">
            <text:p>A UBL invoice should not include the Contrac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3</text:p>
          </table:table-cell>
          <table:table-cell office:value-type="string">
            <text:p>A UBL invoice should not include the Contrac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4</text:p>
          </table:table-cell>
          <table:table-cell office:value-type="string">
            <text:p>A UBL invoice should not include the Contrac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5</text:p>
          </table:table-cell>
          <table:table-cell office:value-type="string">
            <text:p>A UBL invoice should not include the Contrac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6</text:p>
          </table:table-cell>
          <table:table-cell office:value-type="string">
            <text:p>A UBL invoice should not include the Additional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7</text:p>
          </table:table-cell>
          <table:table-cell office:value-type="string">
            <text:p>A UBL invoice should not include the Additional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8</text:p>
          </table:table-cell>
          <table:table-cell office:value-type="string">
            <text:p>A UBL invoice should not include the Additional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9</text:p>
          </table:table-cell>
          <table:table-cell office:value-type="string">
            <text:p>A UBL invoice should not include the Additional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0</text:p>
          </table:table-cell>
          <table:table-cell office:value-type="string">
            <text:p>A UBL invoice should not include the Additional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1</text:p>
          </table:table-cell>
          <table:table-cell office:value-type="string">
            <text:p>A UBL invoice should not include the Additional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2</text:p>
          </table:table-cell>
          <table:table-cell office:value-type="string">
            <text:p>A UBL invoice should not include the Additional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3</text:p>
          </table:table-cell>
          <table:table-cell office:value-type="string">
            <text:p>A UBL invoice should not include the Additional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4</text:p>
          </table:table-cell>
          <table:table-cell office:value-type="string">
            <text:p>A UBL invoice should not include the Additional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5</text:p>
          </table:table-cell>
          <table:table-cell office:value-type="string">
            <text:p>A UBL invoice should not include the Additional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6</text:p>
          </table:table-cell>
          <table:table-cell office:value-type="string">
            <text:p>A UBL invoice should not include the Additional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7</text:p>
          </table:table-cell>
          <table:table-cell office:value-type="string">
            <text:p>A UBL invoice should not include the AdditionalDocumentReference Attachment External DocumentHas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8</text:p>
          </table:table-cell>
          <table:table-cell office:value-type="string">
            <text:p>A UBL invoice should not include the AdditionalDocumentReference Attachment External HashAlgorithm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9</text:p>
          </table:table-cell>
          <table:table-cell office:value-type="string">
            <text:p>A UBL invoice should not include the AdditionalDocumentReference Attachment External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0</text:p>
          </table:table-cell>
          <table:table-cell office:value-type="string">
            <text:p>A UBL invoice should not include the AdditionalDocumentReference Attachment External Expi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1</text:p>
          </table:table-cell>
          <table:table-cell office:value-type="string">
            <text:p>A UBL invoice should not include the AdditionalDocumentReference Attachment External Mi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2</text:p>
          </table:table-cell>
          <table:table-cell office:value-type="string">
            <text:p>A UBL invoice should not include the AdditionalDocumentReference Attachment External 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3</text:p>
          </table:table-cell>
          <table:table-cell office:value-type="string">
            <text:p>A UBL invoice should not include the AdditionalDocumentReference Attachment External Encoding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4</text:p>
          </table:table-cell>
          <table:table-cell office:value-type="string">
            <text:p>A UBL invoice should not include the AdditionalDocumentReference Attachment External CharacterSe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5</text:p>
          </table:table-cell>
          <table:table-cell office:value-type="string">
            <text:p>A UBL invoice should not include the AdditionalDocumentReference Attachment External File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6</text:p>
          </table:table-cell>
          <table:table-cell office:value-type="string">
            <text:p>A UBL invoice should not include the AdditionalDocumentReference Attachment External Descripr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7</text:p>
          </table:table-cell>
          <table:table-cell office:value-type="string">
            <text:p>A UBL invoice should not include the Additional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8</text:p>
          </table:table-cell>
          <table:table-cell office:value-type="string">
            <text:p>A UBL invoice should not include the Additional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9</text:p>
          </table:table-cell>
          <table:table-cell office:value-type="string">
            <text:p>A UBL invoice should not include the Additional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0</text:p>
          </table:table-cell>
          <table:table-cell office:value-type="string">
            <text:p>A UBL invoice should not include the Signat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1</text:p>
          </table:table-cell>
          <table:table-cell office:value-type="string">
            <text:p>A UBL invoice should not include the AccountingSuppli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2</text:p>
          </table:table-cell>
          <table:table-cell office:value-type="string">
            <text:p>A UBL invoice should not include the AccountingSuppli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3</text:p>
          </table:table-cell>
          <table:table-cell office:value-type="string">
            <text:p>A UBL invoice should not include the AccountingSupplierParty DataSendingCapabil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4</text:p>
          </table:table-cell>
          <table:table-cell office:value-type="string">
            <text:p>A UBL invoice should not include the AccountingSuppli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5</text:p>
          </table:table-cell>
          <table:table-cell office:value-type="string">
            <text:p>A UBL invoice should not include the AccountingSuppli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6</text:p>
          </table:table-cell>
          <table:table-cell office:value-type="string">
            <text:p>A UBL invoice should not include the AccountingSuppli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7</text:p>
          </table:table-cell>
          <table:table-cell office:value-type="string">
            <text:p>A UBL invoice should not include the AccountingSuppli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8</text:p>
          </table:table-cell>
          <table:table-cell office:value-type="string">
            <text:p>A UBL invoice should not include the AccountingSuppli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9</text:p>
          </table:table-cell>
          <table:table-cell office:value-type="string">
            <text:p>A UBL invoice should not include the AccountingSupplierParty Party Languag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0</text:p>
          </table:table-cell>
          <table:table-cell office:value-type="string">
            <text:p>A UBL invoice should not include the AccountingSupplierParty Party Languag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1</text:p>
          </table:table-cell>
          <table:table-cell office:value-type="string">
            <text:p>A UBL invoice should not include the AccountingSuppli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2</text:p>
          </table:table-cell>
          <table:table-cell office:value-type="string">
            <text:p>A UBL invoice should not include the AccountingSuppli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3</text:p>
          </table:table-cell>
          <table:table-cell office:value-type="string">
            <text:p>A UBL invoice should not include the AccountingSuppli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4</text:p>
          </table:table-cell>
          <table:table-cell office:value-type="string">
            <text:p>A UBL invoice should not include the AccountingSuppli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5</text:p>
          </table:table-cell>
          <table:table-cell office:value-type="string">
            <text:p>A UBL invoice should not include the AccountingSuppli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6</text:p>
          </table:table-cell>
          <table:table-cell office:value-type="string">
            <text:p>A UBL invoice should not include the AccountingSuppli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7</text:p>
          </table:table-cell>
          <table:table-cell office:value-type="string">
            <text:p>A UBL invoice should not include the AccountingSuppli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8</text:p>
          </table:table-cell>
          <table:table-cell office:value-type="string">
            <text:p>A UBL invoice should not include the AccountingSuppli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9</text:p>
          </table:table-cell>
          <table:table-cell office:value-type="string">
            <text:p>A UBL invoice should not include the AccountingSuppli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0</text:p>
          </table:table-cell>
          <table:table-cell office:value-type="string">
            <text:p>A UBL invoice should not include the AccountingSuppli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1</text:p>
          </table:table-cell>
          <table:table-cell office:value-type="string">
            <text:p>A UBL invoice should not include the AccountingSuppli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2</text:p>
          </table:table-cell>
          <table:table-cell office:value-type="string">
            <text:p>A UBL invoice should not include the AccountingSuppli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3</text:p>
          </table:table-cell>
          <table:table-cell office:value-type="string">
            <text:p>A UBL invoice should not include the AccountingSuppli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4</text:p>
          </table:table-cell>
          <table:table-cell office:value-type="string">
            <text:p>A UBL invoice should not include the AccountingSuppli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5</text:p>
          </table:table-cell>
          <table:table-cell office:value-type="string">
            <text:p>A UBL invoice should not include the AccountingSuppli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6</text:p>
          </table:table-cell>
          <table:table-cell office:value-type="string">
            <text:p>A UBL invoice should not include the AccountingSuppli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7</text:p>
          </table:table-cell>
          <table:table-cell office:value-type="string">
            <text:p>A UBL invoice should not include the AccountingSuppli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8</text:p>
          </table:table-cell>
          <table:table-cell office:value-type="string">
            <text:p>A UBL invoice should not include the AccountingSuppli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9</text:p>
          </table:table-cell>
          <table:table-cell office:value-type="string">
            <text:p>A UBL invoice should not include the AccountingSuppli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0</text:p>
          </table:table-cell>
          <table:table-cell office:value-type="string">
            <text:p>A UBL invoice should not include the AccountingSupplierParty Party PostalAddress Address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1</text:p>
          </table:table-cell>
          <table:table-cell office:value-type="string">
            <text:p>A UBL invoice should not include the AccountingSuppli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2</text:p>
          </table:table-cell>
          <table:table-cell office:value-type="string">
            <text:p>A UBL invoice should not include the AccountingSuppli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3</text:p>
          </table:table-cell>
          <table:table-cell office:value-type="string">
            <text:p>A UBL invoice should not include the AccountingSuppli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4</text:p>
          </table:table-cell>
          <table:table-cell office:value-type="string">
            <text:p>A UBL invoice should not include the AccountingSuppli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5</text:p>
          </table:table-cell>
          <table:table-cell office:value-type="string">
            <text:p>A UBL invoice should not include the AccountingSuppli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6</text:p>
          </table:table-cell>
          <table:table-cell office:value-type="string">
            <text:p>A UBL invoice should not include the AccountingSuppli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7</text:p>
          </table:table-cell>
          <table:table-cell office:value-type="string">
            <text:p>A UBL invoice should not include the AccountingSuppli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8</text:p>
          </table:table-cell>
          <table:table-cell office:value-type="string">
            <text:p>A UBL invoice should not include the AccountingSuppli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9</text:p>
          </table:table-cell>
          <table:table-cell office:value-type="string">
            <text:p>A UBL invoice should not include the AccountingSuppli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0</text:p>
          </table:table-cell>
          <table:table-cell office:value-type="string">
            <text:p>A UBL invoice should not include the AccountingSuppli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1</text:p>
          </table:table-cell>
          <table:table-cell office:value-type="string">
            <text:p>A UBL invoice should not include the AccountingSuppli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2</text:p>
          </table:table-cell>
          <table:table-cell office:value-type="string">
            <text:p>A UBL invoice should not include the AccountingSuppli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3</text:p>
          </table:table-cell>
          <table:table-cell office:value-type="string">
            <text:p>A UBL invoice should not include the AccountingSuppli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4</text:p>
          </table:table-cell>
          <table:table-cell office:value-type="string">
            <text:p>A UBL invoice should not include the AccountingSuppli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5</text:p>
          </table:table-cell>
          <table:table-cell office:value-type="string">
            <text:p>A UBL invoice should not include the AccountingSuppli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6</text:p>
          </table:table-cell>
          <table:table-cell office:value-type="string">
            <text:p>A UBL invoice should not include the AccountingSuppli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7</text:p>
          </table:table-cell>
          <table:table-cell office:value-type="string">
            <text:p>A UBL invoice should not include the AccountingSuppli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8</text:p>
          </table:table-cell>
          <table:table-cell office:value-type="string">
            <text:p>A UBL invoice should not include the AccountingSuppli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9</text:p>
          </table:table-cell>
          <table:table-cell office:value-type="string">
            <text:p>A UBL invoice should not include the AccountingSuppli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0</text:p>
          </table:table-cell>
          <table:table-cell office:value-type="string">
            <text:p>A UBL invoice should not include the AccountingSuppli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1</text:p>
          </table:table-cell>
          <table:table-cell office:value-type="string">
            <text:p>A UBL invoice should not include the AccountingSuppli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2</text:p>
          </table:table-cell>
          <table:table-cell office:value-type="string">
            <text:p>A UBL invoice should not include the AccountingSuppli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3</text:p>
          </table:table-cell>
          <table:table-cell office:value-type="string">
            <text:p>A UBL invoice should not include the AccountingSuppli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4</text:p>
          </table:table-cell>
          <table:table-cell office:value-type="string">
            <text:p>A UBL invoice should not include the AccountingSuppli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5</text:p>
          </table:table-cell>
          <table:table-cell office:value-type="string">
            <text:p>A UBL invoice should not include the AccountingSuppli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6</text:p>
          </table:table-cell>
          <table:table-cell office:value-type="string">
            <text:p>A UBL invoice should not include the AccountingSuppli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7</text:p>
          </table:table-cell>
          <table:table-cell office:value-type="string">
            <text:p>A UBL invoice should not include the AccountingSuppli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8</text:p>
          </table:table-cell>
          <table:table-cell office:value-type="string">
            <text:p>A UBL invoice should not include the AccountingSuppli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9</text:p>
          </table:table-cell>
          <table:table-cell office:value-type="string">
            <text:p>A UBL invoice should not include the AccountingSuppli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0</text:p>
          </table:table-cell>
          <table:table-cell office:value-type="string">
            <text:p>A UBL invoice should not include the AccountingSuppli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1</text:p>
          </table:table-cell>
          <table:table-cell office:value-type="string">
            <text:p>A UBL invoice should not include the AccountingSuppli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2</text:p>
          </table:table-cell>
          <table:table-cell office:value-type="string">
            <text:p>A UBL invoice should not include the AccountingSuppli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3</text:p>
          </table:table-cell>
          <table:table-cell office:value-type="string">
            <text:p>A UBL invoice should not include the AccountingSupplierParty Despatch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4</text:p>
          </table:table-cell>
          <table:table-cell office:value-type="string">
            <text:p>A UBL invoice should not include the AccountingSuppli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5</text:p>
          </table:table-cell>
          <table:table-cell office:value-type="string">
            <text:p>A UBL invoice should not include the AccountingSupplierParty Sell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6</text:p>
          </table:table-cell>
          <table:table-cell office:value-type="string">
            <text:p>A UBL invoice should not include the AccountingCustom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7</text:p>
          </table:table-cell>
          <table:table-cell office:value-type="string">
            <text:p>A UBL invoice should not include the AccountingCustomerParty Suppli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8</text:p>
          </table:table-cell>
          <table:table-cell office:value-type="string">
            <text:p>A UBL invoice should not include the AccountingCustom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9</text:p>
          </table:table-cell>
          <table:table-cell office:value-type="string">
            <text:p>A UBL invoice should not include the AccountingCustom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0</text:p>
          </table:table-cell>
          <table:table-cell office:value-type="string">
            <text:p>A UBL invoice should not include the AccountingCustom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1</text:p>
          </table:table-cell>
          <table:table-cell office:value-type="string">
            <text:p>A UBL invoice should not include the AccountingCustom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2</text:p>
          </table:table-cell>
          <table:table-cell office:value-type="string">
            <text:p>A UBL invoice should not include the AccountingCustom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3</text:p>
          </table:table-cell>
          <table:table-cell office:value-type="string">
            <text:p>A UBL invoice should not include the AccountingCustom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4</text:p>
          </table:table-cell>
          <table:table-cell office:value-type="string">
            <text:p>A UBL invoice should not include the AccountingCustomerParty Party Languag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5</text:p>
          </table:table-cell>
          <table:table-cell office:value-type="string">
            <text:p>A UBL invoice should not include the AccountingCustomerParty Party Languag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6</text:p>
          </table:table-cell>
          <table:table-cell office:value-type="string">
            <text:p>A UBL invoice should not include the AccountingCustom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7</text:p>
          </table:table-cell>
          <table:table-cell office:value-type="string">
            <text:p>A UBL invoice should not include the AccountingCustom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8</text:p>
          </table:table-cell>
          <table:table-cell office:value-type="string">
            <text:p>A UBL invoice should not include the AccountingCustom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9</text:p>
          </table:table-cell>
          <table:table-cell office:value-type="string">
            <text:p>A UBL invoice should not include the AccountingCustom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0</text:p>
          </table:table-cell>
          <table:table-cell office:value-type="string">
            <text:p>A UBL invoice should not include the AccountingCustom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1</text:p>
          </table:table-cell>
          <table:table-cell office:value-type="string">
            <text:p>A UBL invoice should not include the AccountingCustom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2</text:p>
          </table:table-cell>
          <table:table-cell office:value-type="string">
            <text:p>A UBL invoice should not include the AccountingCustom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3</text:p>
          </table:table-cell>
          <table:table-cell office:value-type="string">
            <text:p>A UBL invoice should not include the AccountingCustom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4</text:p>
          </table:table-cell>
          <table:table-cell office:value-type="string">
            <text:p>A UBL invoice should not include the AccountingCustom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5</text:p>
          </table:table-cell>
          <table:table-cell office:value-type="string">
            <text:p>A UBL invoice should not include the AccountingCustom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6</text:p>
          </table:table-cell>
          <table:table-cell office:value-type="string">
            <text:p>A UBL invoice should not include the AccountingCustom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7</text:p>
          </table:table-cell>
          <table:table-cell office:value-type="string">
            <text:p>A UBL invoice should not include the AccountingCustom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8</text:p>
          </table:table-cell>
          <table:table-cell office:value-type="string">
            <text:p>A UBL invoice should not include the AccountingCustom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9</text:p>
          </table:table-cell>
          <table:table-cell office:value-type="string">
            <text:p>A UBL invoice should not include the AccountingCustom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0</text:p>
          </table:table-cell>
          <table:table-cell office:value-type="string">
            <text:p>A UBL invoice should not include the AccountingCustom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1</text:p>
          </table:table-cell>
          <table:table-cell office:value-type="string">
            <text:p>A UBL invoice should not include the AccountingCustom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2</text:p>
          </table:table-cell>
          <table:table-cell office:value-type="string">
            <text:p>A UBL invoice should not include the AccountingCustom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3</text:p>
          </table:table-cell>
          <table:table-cell office:value-type="string">
            <text:p>A UBL invoice should not include the AccountingCustom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4</text:p>
          </table:table-cell>
          <table:table-cell office:value-type="string">
            <text:p>A UBL invoice should not include the AccountingCustom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5</text:p>
          </table:table-cell>
          <table:table-cell office:value-type="string">
            <text:p>A UBL invoice should not include the AccountingCustomerParty Party PostalAddress Address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6</text:p>
          </table:table-cell>
          <table:table-cell office:value-type="string">
            <text:p>A UBL invoice should not include the AccountingCustom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7</text:p>
          </table:table-cell>
          <table:table-cell office:value-type="string">
            <text:p>A UBL invoice should not include the AccountingCustom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8</text:p>
          </table:table-cell>
          <table:table-cell office:value-type="string">
            <text:p>A UBL invoice should not include the AccountingCustom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9</text:p>
          </table:table-cell>
          <table:table-cell office:value-type="string">
            <text:p>A UBL invoice should not include the AccountingCustom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0</text:p>
          </table:table-cell>
          <table:table-cell office:value-type="string">
            <text:p>A UBL invoice should not include the AccountingCustom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1</text:p>
          </table:table-cell>
          <table:table-cell office:value-type="string">
            <text:p>A UBL invoice should not include the AccountingCustom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2</text:p>
          </table:table-cell>
          <table:table-cell office:value-type="string">
            <text:p>A UBL invoice should not include the AccountingCustom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3</text:p>
          </table:table-cell>
          <table:table-cell office:value-type="string">
            <text:p>A UBL invoice should not include the AccountingCustom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4</text:p>
          </table:table-cell>
          <table:table-cell office:value-type="string">
            <text:p>A UBL invoice should not include the AccountingCustom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5</text:p>
          </table:table-cell>
          <table:table-cell office:value-type="string">
            <text:p>A UBL invoice should not include the AccountingCustom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6</text:p>
          </table:table-cell>
          <table:table-cell office:value-type="string">
            <text:p>A UBL invoice should not include the AccountingCustom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7</text:p>
          </table:table-cell>
          <table:table-cell office:value-type="string">
            <text:p>A UBL invoice should not include the AccountingCustom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8</text:p>
          </table:table-cell>
          <table:table-cell office:value-type="string">
            <text:p>A UBL invoice should not include the AccountingCustom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9</text:p>
          </table:table-cell>
          <table:table-cell office:value-type="string">
            <text:p>A UBL invoice should not include the AccountingCustom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0</text:p>
          </table:table-cell>
          <table:table-cell office:value-type="string">
            <text:p>A UBL invoice should not include the AccountingCustom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1</text:p>
          </table:table-cell>
          <table:table-cell office:value-type="string">
            <text:p>A UBL invoice should not include the AccountingCustom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2</text:p>
          </table:table-cell>
          <table:table-cell office:value-type="string">
            <text:p>A UBL invoice should not include the AccountingCustom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3</text:p>
          </table:table-cell>
          <table:table-cell office:value-type="string">
            <text:p>A UBL invoice should not include the AccountingCustom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4</text:p>
          </table:table-cell>
          <table:table-cell office:value-type="string">
            <text:p>A UBL invoice should not include the AccountingCustom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5</text:p>
          </table:table-cell>
          <table:table-cell office:value-type="string">
            <text:p>A UBL invoice should not include the AccountingCustom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6</text:p>
          </table:table-cell>
          <table:table-cell office:value-type="string">
            <text:p>A UBL invoice should not include the AccountingCustom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7</text:p>
          </table:table-cell>
          <table:table-cell office:value-type="string">
            <text:p>A UBL invoice should not include the AccountingCustom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8</text:p>
          </table:table-cell>
          <table:table-cell office:value-type="string">
            <text:p>A UBL invoice should not include the AccountingCustom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9</text:p>
          </table:table-cell>
          <table:table-cell office:value-type="string">
            <text:p>A UBL invoice should not include the AccountingCustom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0</text:p>
          </table:table-cell>
          <table:table-cell office:value-type="string">
            <text:p>A UBL invoice should not include the AccountingCustom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1</text:p>
          </table:table-cell>
          <table:table-cell office:value-type="string">
            <text:p>A UBL invoice should not include the AccountingCustom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2</text:p>
          </table:table-cell>
          <table:table-cell office:value-type="string">
            <text:p>A UBL invoice should not include the AccountingCustom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3</text:p>
          </table:table-cell>
          <table:table-cell office:value-type="string">
            <text:p>A UBL invoice should not include the AccountingCustom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4</text:p>
          </table:table-cell>
          <table:table-cell office:value-type="string">
            <text:p>A UBL invoice should not include the AccountingCustom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5</text:p>
          </table:table-cell>
          <table:table-cell office:value-type="string">
            <text:p>A UBL invoice should not include the AccountingCustom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6</text:p>
          </table:table-cell>
          <table:table-cell office:value-type="string">
            <text:p>A UBL invoice should not include the AccountingCustom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7</text:p>
          </table:table-cell>
          <table:table-cell office:value-type="string">
            <text:p>A UBL invoice should not include the AccountingCustom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8</text:p>
          </table:table-cell>
          <table:table-cell office:value-type="string">
            <text:p>A UBL invoice should not include the AccountingCustomerParty Delivery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9</text:p>
          </table:table-cell>
          <table:table-cell office:value-type="string">
            <text:p>A UBL invoice should not include the AccountingCustom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0</text:p>
          </table:table-cell>
          <table:table-cell office:value-type="string">
            <text:p>A UBL invoice should not include the AccountingCustomerParty Buy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1</text:p>
          </table:table-cell>
          <table:table-cell office:value-type="string">
            <text:p>A UBL invoice should not include the Paye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2</text:p>
          </table:table-cell>
          <table:table-cell office:value-type="string">
            <text:p>A UBL invoice should not include the Paye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3</text:p>
          </table:table-cell>
          <table:table-cell office:value-type="string">
            <text:p>A UBL invoice should not include the Paye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4</text:p>
          </table:table-cell>
          <table:table-cell office:value-type="string">
            <text:p>A UBL invoice should not include the Paye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5</text:p>
          </table:table-cell>
          <table:table-cell office:value-type="string">
            <text:p>A UBL invoice should not include the Paye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6</text:p>
          </table:table-cell>
          <table:table-cell office:value-type="string">
            <text:p>A UBL invoice should not include the Paye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7</text:p>
          </table:table-cell>
          <table:table-cell office:value-type="string">
            <text:p>A UBL invoice should not include the Paye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8</text:p>
          </table:table-cell>
          <table:table-cell office:value-type="string">
            <text:p>A UBL invoice should not include the Payee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9</text:p>
          </table:table-cell>
          <table:table-cell office:value-type="string">
            <text:p>A UBL invoice should not include the Paye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0</text:p>
          </table:table-cell>
          <table:table-cell office:value-type="string">
            <text:p>A UBL invoice should not include the PayeeParty PartyTax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1</text:p>
          </table:table-cell>
          <table:table-cell office:value-type="string">
            <text:p>A UBL invoice should not include the PayeeParty PartyLegalEntity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2</text:p>
          </table:table-cell>
          <table:table-cell office:value-type="string">
            <text:p>A UBL invoice should not include the Payee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3</text:p>
          </table:table-cell>
          <table:table-cell office:value-type="string">
            <text:p>A UBL invoice should not include the Payee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4</text:p>
          </table:table-cell>
          <table:table-cell office:value-type="string">
            <text:p>A UBL invoice should not include the Payee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5</text:p>
          </table:table-cell>
          <table:table-cell office:value-type="string">
            <text:p>A UBL invoice should not include the PayeeParty PartyLegalEntity CompanyLegalFor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6</text:p>
          </table:table-cell>
          <table:table-cell office:value-type="string">
            <text:p>A UBL invoice should not include the Payee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7</text:p>
          </table:table-cell>
          <table:table-cell office:value-type="string">
            <text:p>A UBL invoice should not include the Payee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8</text:p>
          </table:table-cell>
          <table:table-cell office:value-type="string">
            <text:p>A UBL invoice should not include the Payee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9</text:p>
          </table:table-cell>
          <table:table-cell office:value-type="string">
            <text:p>A UBL invoice should not include the Payee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0</text:p>
          </table:table-cell>
          <table:table-cell office:value-type="string">
            <text:p>A UBL invoice should not include the Payee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1</text:p>
          </table:table-cell>
          <table:table-cell office:value-type="string">
            <text:p>A UBL invoice should not include the Payee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2</text:p>
          </table:table-cell>
          <table:table-cell office:value-type="string">
            <text:p>A UBL invoice should not include the Payee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3</text:p>
          </table:table-cell>
          <table:table-cell office:value-type="string">
            <text:p>A UBL invoice should not include the Payee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4</text:p>
          </table:table-cell>
          <table:table-cell office:value-type="string">
            <text:p>A UBL invoice should not include the Paye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5</text:p>
          </table:table-cell>
          <table:table-cell office:value-type="string">
            <text:p>A UBL invoice should not include the Paye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6</text:p>
          </table:table-cell>
          <table:table-cell office:value-type="string">
            <text:p>A UBL invoice should not include the Paye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7</text:p>
          </table:table-cell>
          <table:table-cell office:value-type="string">
            <text:p>A UBL invoice should not include the Paye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8</text:p>
          </table:table-cell>
          <table:table-cell office:value-type="string">
            <text:p>A UBL invoice should not include the Paye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9</text:p>
          </table:table-cell>
          <table:table-cell office:value-type="string">
            <text:p>A UBL invoice should not include the Paye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0</text:p>
          </table:table-cell>
          <table:table-cell office:value-type="string">
            <text:p>A UBL invoice should not include the Buy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1</text:p>
          </table:table-cell>
          <table:table-cell office:value-type="string">
            <text:p>A UBL invoice should not include the Sell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2</text:p>
          </table:table-cell>
          <table:table-cell office:value-type="string">
            <text:p>A UBL invoice should not include the TaxRepresentativ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3</text:p>
          </table:table-cell>
          <table:table-cell office:value-type="string">
            <text:p>A UBL invoice should not include the TaxRepresentativ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4</text:p>
          </table:table-cell>
          <table:table-cell office:value-type="string">
            <text:p>A UBL invoice should not include the TaxRepresentativ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5</text:p>
          </table:table-cell>
          <table:table-cell office:value-type="string">
            <text:p>A UBL invoice should not include the TaxRepresentativ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6</text:p>
          </table:table-cell>
          <table:table-cell office:value-type="string">
            <text:p>A UBL invoice should not include the TaxRepresentativ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7</text:p>
          </table:table-cell>
          <table:table-cell office:value-type="string">
            <text:p>A UBL invoice should not include the TaxRepresentativ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8</text:p>
          </table:table-cell>
          <table:table-cell office:value-type="string">
            <text:p>A UBL invoice should not include the TaxRepresentativeParty Party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9</text:p>
          </table:table-cell>
          <table:table-cell office:value-type="string">
            <text:p>A UBL invoice should not include the TaxRepresentativ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0</text:p>
          </table:table-cell>
          <table:table-cell office:value-type="string">
            <text:p>A UBL invoice should not include the TaxRepresentative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1</text:p>
          </table:table-cell>
          <table:table-cell office:value-type="string">
            <text:p>A UBL invoice should not include the TaxRepresentativ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2</text:p>
          </table:table-cell>
          <table:table-cell office:value-type="string">
            <text:p>A UBL invoice should not include the TaxRepresentative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3</text:p>
          </table:table-cell>
          <table:table-cell office:value-type="string">
            <text:p>A UBL invoice should not include the TaxRepresentative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4</text:p>
          </table:table-cell>
          <table:table-cell office:value-type="string">
            <text:p>A UBL invoice should not include the TaxRepresentative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5</text:p>
          </table:table-cell>
          <table:table-cell office:value-type="string">
            <text:p>A UBL invoice should not include the TaxRepresentative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6</text:p>
          </table:table-cell>
          <table:table-cell office:value-type="string">
            <text:p>A UBL invoice should not include the TaxRepresentative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7</text:p>
          </table:table-cell>
          <table:table-cell office:value-type="string">
            <text:p>A UBL invoice should not include the TaxRepresentative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8</text:p>
          </table:table-cell>
          <table:table-cell office:value-type="string">
            <text:p>A UBL invoice should not include the TaxRepresentative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9</text:p>
          </table:table-cell>
          <table:table-cell office:value-type="string">
            <text:p>A UBL invoice should not include the TaxRepresentative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0</text:p>
          </table:table-cell>
          <table:table-cell office:value-type="string">
            <text:p>A UBL invoice should not include the TaxRepresentative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1</text:p>
          </table:table-cell>
          <table:table-cell office:value-type="string">
            <text:p>A UBL invoice should not include the TaxRepresentativeParty PartyLegal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2</text:p>
          </table:table-cell>
          <table:table-cell office:value-type="string">
            <text:p>A UBL invoice should not include the TaxRepresentativ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3</text:p>
          </table:table-cell>
          <table:table-cell office:value-type="string">
            <text:p>A UBL invoice should not include the TaxRepresentativ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4</text:p>
          </table:table-cell>
          <table:table-cell office:value-type="string">
            <text:p>A UBL invoice should not include the TaxRepresentativ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5</text:p>
          </table:table-cell>
          <table:table-cell office:value-type="string">
            <text:p>A UBL invoice should not include the TaxRepresentativ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6</text:p>
          </table:table-cell>
          <table:table-cell office:value-type="string">
            <text:p>A UBL invoice should not include the TaxRepresentativ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7</text:p>
          </table:table-cell>
          <table:table-cell office:value-type="string">
            <text:p>A UBL invoice should not include the TaxRepresentativ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8</text:p>
          </table:table-cell>
          <table:table-cell office:value-type="string">
            <text:p>A UBL invoice should not include the Deliver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9</text:p>
          </table:table-cell>
          <table:table-cell office:value-type="string">
            <text:p>A UBL invoice should not include the Delivery 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0</text:p>
          </table:table-cell>
          <table:table-cell office:value-type="string">
            <text:p>A UBL invoice should not include the Delivery Min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1</text:p>
          </table:table-cell>
          <table:table-cell office:value-type="string">
            <text:p>A UBL invoice should not include the Delivery Max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2</text:p>
          </table:table-cell>
          <table:table-cell office:value-type="string">
            <text:p>A UBL invoice should not include the Delivery Actual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3</text:p>
          </table:table-cell>
          <table:table-cell office:value-type="string">
            <text:p>A UBL invoice should not include the Delivery LatestDelive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4</text:p>
          </table:table-cell>
          <table:table-cell office:value-type="string">
            <text:p>A UBL invoice should not include the Delivery Latest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5</text:p>
          </table:table-cell>
          <table:table-cell office:value-type="string">
            <text:p>A UBL invoice should not include the Delivery Releas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6</text:p>
          </table:table-cell>
          <table:table-cell office:value-type="string">
            <text:p>A UBL invoice should not include the Delivery Tracking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7</text:p>
          </table:table-cell>
          <table:table-cell office:value-type="string">
            <text:p>A UBL invoice should not include the Delivery DeliveryLocation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8</text:p>
          </table:table-cell>
          <table:table-cell office:value-type="string">
            <text:p>A UBL invoice should not include the Delivery DeliveryLocation 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9</text:p>
          </table:table-cell>
          <table:table-cell office:value-type="string">
            <text:p>A UBL invoice should not include the Delivery DeliveryLocation CountrySub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0</text:p>
          </table:table-cell>
          <table:table-cell office:value-type="string">
            <text:p>A UBL invoice should not include the Delivery DeliveryLocation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1</text:p>
          </table:table-cell>
          <table:table-cell office:value-type="string">
            <text:p>A UBL invoice should not include the Delivery DeliveryLocation Location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2</text:p>
          </table:table-cell>
          <table:table-cell office:value-type="string">
            <text:p>A UBL invoice should not include the Delivery DeliveryLocation Information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3</text:p>
          </table:table-cell>
          <table:table-cell office:value-type="string">
            <text:p>A UBL invoice should not include the Delivery DeliveryLoca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4</text:p>
          </table:table-cell>
          <table:table-cell office:value-type="string">
            <text:p>A UBL invoice should not include the Delivery DeliveryLocation Validation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5</text:p>
          </table:table-cell>
          <table:table-cell office:value-type="string">
            <text:p>A UBL invoice should not include the Delivery DeliveryLocation 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6</text:p>
          </table:table-cell>
          <table:table-cell office:value-type="string">
            <text:p>A UBL invoice should not include the Delivery DeliveryLocation 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7</text:p>
          </table:table-cell>
          <table:table-cell office:value-type="string">
            <text:p>A UBL invoice should not include the Delivery DeliveryLocation 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8</text:p>
          </table:table-cell>
          <table:table-cell office:value-type="string">
            <text:p>A UBL invoice should not include the Delivery DeliveryLocation 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9</text:p>
          </table:table-cell>
          <table:table-cell office:value-type="string">
            <text:p>A UBL invoice should not include the Delivery DeliveryLocation 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0</text:p>
          </table:table-cell>
          <table:table-cell office:value-type="string">
            <text:p>A UBL invoice should not include the Delivery DeliveryLocation 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1</text:p>
          </table:table-cell>
          <table:table-cell office:value-type="string">
            <text:p>A UBL invoice should not include the Delivery DeliveryLocation 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2</text:p>
          </table:table-cell>
          <table:table-cell office:value-type="string">
            <text:p>A UBL invoice should not include the Delivery DeliveryLocation 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3</text:p>
          </table:table-cell>
          <table:table-cell table:style-name="ce9" office:value-type="string">
            <text:p>A UBL invoice should not include the Delivery DeliveryLocation 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4</text:p>
          </table:table-cell>
          <table:table-cell office:value-type="string">
            <text:p>A UBL invoice should not include the Delivery DeliveryLocation 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5</text:p>
          </table:table-cell>
          <table:table-cell office:value-type="string">
            <text:p>A UBL invoice should not include the Delivery DeliveryLocation 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6</text:p>
          </table:table-cell>
          <table:table-cell office:value-type="string">
            <text:p>A UBL invoice should not include the Delivery DeliveryLocation 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7</text:p>
          </table:table-cell>
          <table:table-cell office:value-type="string">
            <text:p>A UBL invoice should not include the Delivery DeliveryLocation 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8</text:p>
          </table:table-cell>
          <table:table-cell office:value-type="string">
            <text:p>A UBL invoice should not include the Delivery DeliveryLocation 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9</text:p>
          </table:table-cell>
          <table:table-cell office:value-type="string">
            <text:p>A UBL invoice should not include the Delivery DeliveryLocation 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0</text:p>
          </table:table-cell>
          <table:table-cell office:value-type="string">
            <text:p>A UBL invoice should not include the Delivery DeliveryLocation 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1</text:p>
          </table:table-cell>
          <table:table-cell office:value-type="string">
            <text:p>A UBL invoice should not include the Delivery DeliveryLocation 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2</text:p>
          </table:table-cell>
          <table:table-cell office:value-type="string">
            <text:p>A UBL invoice should not include the Delivery DeliveryLocation 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3</text:p>
          </table:table-cell>
          <table:table-cell office:value-type="string">
            <text:p>A UBL invoice should not include the Delivery DeliveryLocation 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4</text:p>
          </table:table-cell>
          <table:table-cell office:value-type="string">
            <text:p>A UBL invoice should not include the Delivery DeliveryLocation Address Address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5</text:p>
          </table:table-cell>
          <table:table-cell office:value-type="string">
            <text:p>A UBL invoice should not include the Delivery DeliveryLocation 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6</text:p>
          </table:table-cell>
          <table:table-cell office:value-type="string">
            <text:p>A UBL invoice should not include the Delivery DeliveryLocation 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7</text:p>
          </table:table-cell>
          <table:table-cell office:value-type="string">
            <text:p>A UBL invoice should not include the Delivery DeliveryLocation Subsidia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8</text:p>
          </table:table-cell>
          <table:table-cell office:value-type="string">
            <text:p>A UBL invoice should not include the Delivery DeliveryLocation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9</text:p>
          </table:table-cell>
          <table:table-cell office:value-type="string">
            <text:p>A UBL invoice should not include the Delivery AlternativeDelive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0</text:p>
          </table:table-cell>
          <table:table-cell office:value-type="string">
            <text:p>A UBL invoice should not include the Delivery Request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1</text:p>
          </table:table-cell>
          <table:table-cell office:value-type="string">
            <text:p>A UBL invoice should not include the Delivery Promis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2</text:p>
          </table:table-cell>
          <table:table-cell office:value-type="string">
            <text:p>A UBL invoice should not include the Delivery Carri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3</text:p>
          </table:table-cell>
          <table:table-cell office:value-type="string">
            <text:p>A UBL invoice should not include the Delivery Delivery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4</text:p>
          </table:table-cell>
          <table:table-cell office:value-type="string">
            <text:p>A UBL invoice should not include the Delivery Notify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5</text:p>
          </table:table-cell>
          <table:table-cell office:value-type="string">
            <text:p>A UBL invoice should not include the Delivery Despatc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6</text:p>
          </table:table-cell>
          <table:table-cell office:value-type="string">
            <text:p>A UBL invoice should not include the Delivery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7</text:p>
          </table:table-cell>
          <table:table-cell office:value-type="string">
            <text:p>A UBL invoice should not include the Delivery Min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8</text:p>
          </table:table-cell>
          <table:table-cell office:value-type="string">
            <text:p>A UBL invoice should not include the Delivery Max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9</text:p>
          </table:table-cell>
          <table:table-cell office:value-type="string">
            <text:p>A UBL invoice should not include the Delivery Ship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0</text:p>
          </table:table-cell>
          <table:table-cell office:value-type="string">
            <text:p>A UBL invoice should not include th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1</text:p>
          </table:table-cell>
          <table:table-cell office:value-type="string">
            <text:p>A UBL invoice should not include the PaymentMean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2</text:p>
          </table:table-cell>
          <table:table-cell table:style-name="ce9" office:value-type="string">
            <text:p>A UBL invoice should not include the PaymentMean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3</text:p>
          </table:table-cell>
          <table:table-cell office:value-type="string">
            <text:p>A UBL invoice should not include the PaymentMeans PaymentChann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4</text:p>
          </table:table-cell>
          <table:table-cell office:value-type="string">
            <text:p>A UBL invoice should not include the PaymentMeans Instruc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5</text:p>
          </table:table-cell>
          <table:table-cell office:value-type="string">
            <text:p>A UBL invoice should not include the PaymentMeans CardAccount Card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6</text:p>
          </table:table-cell>
          <table:table-cell office:value-type="string">
            <text:p>A UBL invoice should not include the PaymentMeans CardAccount ValidityStar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7</text:p>
          </table:table-cell>
          <table:table-cell office:value-type="string">
            <text:p>A UBL invoice should not include the PaymentMeans CardAccount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8</text:p>
          </table:table-cell>
          <table:table-cell office:value-type="string">
            <text:p>A UBL invoice should not include the PaymentMeans CardAccount Issu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9</text:p>
          </table:table-cell>
          <table:table-cell office:value-type="string">
            <text:p>A UBL invoice should not include the PaymentMeans CardAccount IssuerNumb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0</text:p>
          </table:table-cell>
          <table:table-cell office:value-type="string">
            <text:p>A UBL invoice should not include the PaymentMeans CardAccount CV2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1</text:p>
          </table:table-cell>
          <table:table-cell office:value-type="string">
            <text:p>A UBL invoice should not include the PaymentMeans CardAccount CardChip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2</text:p>
          </table:table-cell>
          <table:table-cell office:value-type="string">
            <text:p>A UBL invoice should not include the PaymentMeans CardAccount ChipApplica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3</text:p>
          </table:table-cell>
          <table:table-cell office:value-type="string">
            <text:p>A UBL invoice should not include the PaymentMeans CardAccount Holder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4</text:p>
          </table:table-cell>
          <table:table-cell office:value-type="string">
            <text:p>A UBL invoice should not include the PaymentMeans Payer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5</text:p>
          </table:table-cell>
          <table:table-cell office:value-type="string">
            <text:p>A UBL invoice should not include the PaymentMeans PayeeFinancialAccount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6</text:p>
          </table:table-cell>
          <table:table-cell office:value-type="string">
            <text:p>A UBL invoice should not include the PaymentMeans PayeeFinancialAccount Alias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7</text:p>
          </table:table-cell>
          <table:table-cell office:value-type="string">
            <text:p>A UBL invoice should not include the PaymentMeans PayeeFinancialAccount Accou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8</text:p>
          </table:table-cell>
          <table:table-cell office:value-type="string">
            <text:p>A UBL invoice should not include the PaymentMeans PayeeFinancialAccount Account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9</text:p>
          </table:table-cell>
          <table:table-cell office:value-type="string">
            <text:p>A UBL invoice should not include the PaymentMeans PayeeFinancialAccount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0</text:p>
          </table:table-cell>
          <table:table-cell office:value-type="string">
            <text:p>A UBL invoice should not include the PaymentMeans PayeeFinancialAccount Payment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1</text:p>
          </table:table-cell>
          <table:table-cell office:value-type="string">
            <text:p>A UBL invoice should not include the PaymentMeans PayeeFinancialAccount FinancialInstitutionBranch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5">
          <table:table-cell office:value-type="string">
            <text:p>UBL-CR-382</text:p>
          </table:table-cell>
          <table:table-cell office:value-type="string">
            <text:p>A UBL invoice should not include the PaymentMeans PayeeFinancialAccount FinancialInstitutionBranch FinancialInstitu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5">
          <table:table-cell office:value-type="string">
            <text:p>UBL-CR-383</text:p>
          </table:table-cell>
          <table:table-cell office:value-type="string">
            <text:p>A UBL invoice should not include the PaymentMeans PayeeFinancialAccount FinancialInstitutionBranch FinancialInstitution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4</text:p>
          </table:table-cell>
          <table:table-cell office:value-type="string">
            <text:p>A UBL invoice should not include the PaymentMeans PayeeFinancialAccount FinancialInstitutionBranch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5</text:p>
          </table:table-cell>
          <table:table-cell office:value-type="string">
            <text:p>A UBL invoice should not include the PaymentMeans PayeeFinancialAccount Count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6</text:p>
          </table:table-cell>
          <table:table-cell office:value-type="string">
            <text:p>A UBL invoice should not include the PaymentMeans Credit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7</text:p>
          </table:table-cell>
          <table:table-cell office:value-type="string">
            <text:p>A UBL invoice should not include the PaymentMeans PaymentMandate Mandat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8</text:p>
          </table:table-cell>
          <table:table-cell office:value-type="string">
            <text:p>A UBL invoice should not include the PaymentMeans PaymentMandate MaximumPaymentInstructions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9</text:p>
          </table:table-cell>
          <table:table-cell office:value-type="string">
            <text:p>A UBL invoice should not include the PaymentMeans PaymentMandate MaximumPaid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0</text:p>
          </table:table-cell>
          <table:table-cell office:value-type="string">
            <text:p>A UBL invoice should not include the PaymentMeans PaymentMandate Signatur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1</text:p>
          </table:table-cell>
          <table:table-cell office:value-type="string">
            <text:p>A UBL invoice should not include the PaymentMeans PaymentMandate Pay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2</text:p>
          </table:table-cell>
          <table:table-cell office:value-type="string">
            <text:p>A UBL invoice should not include the PaymentMeans PaymentMandate Payer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3</text:p>
          </table:table-cell>
          <table:table-cell office:value-type="string">
            <text:p>A UBL invoice should not include the PaymentMeans PaymentMandat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4</text:p>
          </table:table-cell>
          <table:table-cell office:value-type="string">
            <text:p>A UBL invoice should not include the PaymentMeans PaymentMandate PaymentReversal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5</text:p>
          </table:table-cell>
          <table:table-cell office:value-type="string">
            <text:p>A UBL invoice should not include the PaymentMeans PaymentMandate Claus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6</text:p>
          </table:table-cell>
          <table:table-cell office:value-type="string">
            <text:p>A UBL invoice should not include the PaymentMeans TradeFinancing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7</text:p>
          </table:table-cell>
          <table:table-cell office:value-type="string">
            <text:p>A UBL invoice should not include the PaymentTerm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8</text:p>
          </table:table-cell>
          <table:table-cell office:value-type="string">
            <text:p>A UBL invoice should not include the PaymentTerms PaymentMeans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9</text:p>
          </table:table-cell>
          <table:table-cell office:value-type="string">
            <text:p>A UBL invoice should not include the PaymentTerms PrepaidPayment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0</text:p>
          </table:table-cell>
          <table:table-cell office:value-type="string">
            <text:p>A UBL invoice should not include the PaymentTerms ReferenceEven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1</text:p>
          </table:table-cell>
          <table:table-cell office:value-type="string">
            <text:p>A UBL invoice should not include the PaymentTerms SettlementDiscou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2</text:p>
          </table:table-cell>
          <table:table-cell office:value-type="string">
            <text:p>A UBL invoice should not include the PaymentTerms PenaltySurcharg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3</text:p>
          </table:table-cell>
          <table:table-cell office:value-type="string">
            <text:p>A UBL invoice should not include the PaymentTerms Payme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4</text:p>
          </table:table-cell>
          <table:table-cell office:value-type="string">
            <text:p>A UBL invoice should not include the PaymentTerms 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5</text:p>
          </table:table-cell>
          <table:table-cell office:value-type="string">
            <text:p>A UBL invoice should not include the PaymentTerms SettlementDiscoun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6</text:p>
          </table:table-cell>
          <table:table-cell office:value-type="string">
            <text:p>A UBL invoice should not include the PaymentTerms Penalty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7</text:p>
          </table:table-cell>
          <table:table-cell office:value-type="string">
            <text:p>A UBL invoice should not include the PaymentTerms PaymentTermsDetails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8</text:p>
          </table:table-cell>
          <table:table-cell office:value-type="string">
            <text:p>A UBL invoice should not include the PaymentTerm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9</text:p>
          </table:table-cell>
          <table:table-cell office:value-type="string">
            <text:p>A UBL invoice should not include the PaymentTerms Install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0</text:p>
          </table:table-cell>
          <table:table-cell office:value-type="string">
            <text:p>A UBL invoice should not include the PaymentTerms InvoicingParty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1</text:p>
          </table:table-cell>
          <table:table-cell office:value-type="string">
            <text:p>A UBL invoice should not include the PaymentTerms Settlement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2</text:p>
          </table:table-cell>
          <table:table-cell office:value-type="string">
            <text:p>A UBL invoice should not include the PaymentTerms Penal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3</text:p>
          </table:table-cell>
          <table:table-cell office:value-type="string">
            <text:p>A UBL invoice should not include the PaymentTerms 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4</text:p>
          </table:table-cell>
          <table:table-cell office:value-type="string">
            <text:p>A UBL invoice should not include the PaymentTerms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5</text:p>
          </table:table-cell>
          <table:table-cell office:value-type="string">
            <text:p>A UBL invoice should not include the PrepaidPay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6</text:p>
          </table:table-cell>
          <table:table-cell office:value-type="string">
            <text:p>A UBL invoice should not include th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7</text:p>
          </table:table-cell>
          <table:table-cell office:value-type="string">
            <text:p>A UBL invoice should not include th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8</text:p>
          </table:table-cell>
          <table:table-cell office:value-type="string">
            <text:p>A UBL invoice should not include th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9</text:p>
          </table:table-cell>
          <table:table-cell office:value-type="string">
            <text:p>A UBL invoice should not include th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0</text:p>
          </table:table-cell>
          <table:table-cell office:value-type="string">
            <text:p>A UBL invoice should not include th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1</text:p>
          </table:table-cell>
          <table:table-cell office:value-type="string">
            <text:p>A UBL invoice should not include th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2</text:p>
          </table:table-cell>
          <table:table-cell office:value-type="string">
            <text:p>A UBL invoice should not include the AllowanceCharge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3</text:p>
          </table:table-cell>
          <table:table-cell office:value-type="string">
            <text:p>A UBL invoice should not include the AllowanceCharge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4</text:p>
          </table:table-cell>
          <table:table-cell office:value-type="string">
            <text:p>A UBL invoice should not include the AllowanceCharge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5</text:p>
          </table:table-cell>
          <table:table-cell office:value-type="string">
            <text:p>A UBL invoice should not include the AllowanceCharge 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6</text:p>
          </table:table-cell>
          <table:table-cell office:value-type="string">
            <text:p>A UBL invoice should not include the AllowanceCharge TaxCategory Tax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7</text:p>
          </table:table-cell>
          <table:table-cell office:value-type="string">
            <text:p>A UBL invoice should not include the AllowanceCharge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8</text:p>
          </table:table-cell>
          <table:table-cell office:value-type="string">
            <text:p>A UBL invoice should not include the AllowanceCharge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9</text:p>
          </table:table-cell>
          <table:table-cell office:value-type="string">
            <text:p>A UBL invoice should not include the AllowanceCharge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0</text:p>
          </table:table-cell>
          <table:table-cell office:value-type="string">
            <text:p>A UBL invoice should not include the AllowanceCharge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1</text:p>
          </table:table-cell>
          <table:table-cell office:value-type="string">
            <text:p>A UBL invoice should not include the AllowanceCharge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2</text:p>
          </table:table-cell>
          <table:table-cell office:value-type="string">
            <text:p>A UBL invoice should not include the AllowanceCharge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3</text:p>
          </table:table-cell>
          <table:table-cell office:value-type="string">
            <text:p>A UBL invoice should not include th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4</text:p>
          </table:table-cell>
          <table:table-cell office:value-type="string">
            <text:p>A UBL invoice should not include th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5</text:p>
          </table:table-cell>
          <table:table-cell office:value-type="string">
            <text:p>A UBL invoice should not include the Tax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6</text:p>
          </table:table-cell>
          <table:table-cell office:value-type="string">
            <text:p>A UBL invoice should not include th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7</text:p>
          </table:table-cell>
          <table:table-cell office:value-type="string">
            <text:p>A UBL invoice should not include the Payment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8</text:p>
          </table:table-cell>
          <table:table-cell office:value-type="string">
            <text:p>A UBL invoice should not include the PaymentAlternative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9</text:p>
          </table:table-cell>
          <table:table-cell office:value-type="string">
            <text:p>A UBL invoice should not include the TaxTotal TaxEvidenc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0</text:p>
          </table:table-cell>
          <table:table-cell office:value-type="string">
            <text:p>A UBL invoice should not include the TaxTotal TaxInclude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1</text:p>
          </table:table-cell>
          <table:table-cell office:value-type="string">
            <text:p>A UBL invoice should not include the TaxTotal TaxSubtotal Calulation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2</text:p>
          </table:table-cell>
          <table:table-cell office:value-type="string">
            <text:p>A UBL invoice should not include the TaxTotal TaxSubtotal 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3</text:p>
          </table:table-cell>
          <table:table-cell office:value-type="string">
            <text:p>A UBL invoice should not include the TaxTotal TaxSubtotal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4</text:p>
          </table:table-cell>
          <table:table-cell office:value-type="string">
            <text:p>A UBL invoice should not include the TaxTotal TaxSubtotal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5</text:p>
          </table:table-cell>
          <table:table-cell office:value-type="string">
            <text:p>A UBL invoice should not include the TaxTotal TaxSubtotal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6</text:p>
          </table:table-cell>
          <table:table-cell office:value-type="string">
            <text:p>A UBL invoice should not include the TaxTotal TaxSubtotal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7</text:p>
          </table:table-cell>
          <table:table-cell office:value-type="string">
            <text:p>A UBL invoice should not include the TaxTotal TaxSubtotal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8</text:p>
          </table:table-cell>
          <table:table-cell office:value-type="string">
            <text:p>A UBL invoice should not include the TaxTotal TaxSubtotal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9</text:p>
          </table:table-cell>
          <table:table-cell office:value-type="string">
            <text:p>A UBL invoice should not include the TaxTotal TaxSubtotal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0</text:p>
          </table:table-cell>
          <table:table-cell office:value-type="string">
            <text:p>A UBL invoice should not include the TaxTotal TaxSubtotal 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1</text:p>
          </table:table-cell>
          <table:table-cell office:value-type="string">
            <text:p>A UBL invoice should not include the TaxTotal TaxSubtotal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2</text:p>
          </table:table-cell>
          <table:table-cell office:value-type="string">
            <text:p>A UBL invoice should not include the TaxTotal TaxSubtotal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3</text:p>
          </table:table-cell>
          <table:table-cell office:value-type="string">
            <text:p>A UBL invoice should not include the TaxTotal TaxSubtotal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4</text:p>
          </table:table-cell>
          <table:table-cell office:value-type="string">
            <text:p>A UBL invoice should not include the TaxTotal TaxSubtotal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5</text:p>
          </table:table-cell>
          <table:table-cell office:value-type="string">
            <text:p>A UBL invoice should not include the TaxTotal TaxSubtotal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6</text:p>
          </table:table-cell>
          <table:table-cell office:value-type="string">
            <text:p>A UBL invoice should not include the TaxTotal TaxSubtotal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7</text:p>
          </table:table-cell>
          <table:table-cell office:value-type="string">
            <text:p>A UBL invoice should not include the TaxTotal TaxSubtotal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8</text:p>
          </table:table-cell>
          <table:table-cell office:value-type="string">
            <text:p>A UBL invoice should not include th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9</text:p>
          </table:table-cell>
          <table:table-cell office:value-type="string">
            <text:p>A UBL invoice should not include the LegalMonetaryTotal PayableRounding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0</text:p>
          </table:table-cell>
          <table:table-cell office:value-type="string">
            <text:p>A UBL invoice should not include the LegalMonetaryTotal PayableAlternative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1</text:p>
          </table:table-cell>
          <table:table-cell office:value-type="string">
            <text:p>A UBL invoice should not include the InvoiceLin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2</text:p>
          </table:table-cell>
          <table:table-cell office:value-type="string">
            <text:p>A UBL invoice should not include the InvoiceLine TaxPoin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3</text:p>
          </table:table-cell>
          <table:table-cell office:value-type="string">
            <text:p>A UBL invoice should not include the InvoiceLin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4</text:p>
          </table:table-cell>
          <table:table-cell office:value-type="string">
            <text:p>A UBL invoice should not include the InvoiceLine PaymentPurpos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5</text:p>
          </table:table-cell>
          <table:table-cell office:value-type="string">
            <text:p>A UBL invoice should not include the InvoiceLine FreeOfCharg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6</text:p>
          </table:table-cell>
          <table:table-cell office:value-type="string">
            <text:p>A UBL invoice should not include the InvoiceLin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7</text:p>
          </table:table-cell>
          <table:table-cell office:value-type="string">
            <text:p>A UBL invoice should not include the InvoiceLin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8</text:p>
          </table:table-cell>
          <table:table-cell office:value-type="string">
            <text:p>A UBL invoice should not include the InvoiceLin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9</text:p>
          </table:table-cell>
          <table:table-cell office:value-type="string">
            <text:p>A UBL invoice should not include the InvoiceLine InvoicePeriod Descrip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0</text:p>
          </table:table-cell>
          <table:table-cell office:value-type="string">
            <text:p>A UBL invoice should not include the InvoiceLin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1</text:p>
          </table:table-cell>
          <table:table-cell office:value-type="string">
            <text:p>A UBL invoice should not include the InvoiceLine OrderLineReference SalesOrderLin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2</text:p>
          </table:table-cell>
          <table:table-cell office:value-type="string">
            <text:p>A UBL invoice should not include the InvoiceLine OrderLine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3</text:p>
          </table:table-cell>
          <table:table-cell office:value-type="string">
            <text:p>A UBL invoice should not include the InvoiceLine OrderLineReference Line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4</text:p>
          </table:table-cell>
          <table:table-cell office:value-type="string">
            <text:p>A UBL invoice should not include the InvoiceLine OrderLineReference Ord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5</text:p>
          </table:table-cell>
          <table:table-cell office:value-type="string">
            <text:p>A UBL invoice should not include the InvoiceLine Despatch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6</text:p>
          </table:table-cell>
          <table:table-cell office:value-type="string">
            <text:p>A UBL invoice should not include the InvoiceLine Receipt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7</text:p>
          </table:table-cell>
          <table:table-cell office:value-type="string">
            <text:p>A UBL invoice should not include the InvoiceLine Bill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8</text:p>
          </table:table-cell>
          <table:table-cell office:value-type="string">
            <text:p>A UBL invoice should not include the InvoiceLine 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9</text:p>
          </table:table-cell>
          <table:table-cell office:value-type="string">
            <text:p>A UBL invoice should not include the InvoiceLine Pric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0</text:p>
          </table:table-cell>
          <table:table-cell office:value-type="string">
            <text:p>A UBL invoice should not include the InvoiceLine Originato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1</text:p>
          </table:table-cell>
          <table:table-cell office:value-type="string">
            <text:p>A UBL invoice should not include the InvoiceLine Delive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2</text:p>
          </table:table-cell>
          <table:table-cell office:value-type="string">
            <text:p>A UBL invoice should not include the InvoiceLine Payment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3</text:p>
          </table:table-cell>
          <table:table-cell office:value-type="string">
            <text:p>A UBL invoice should not include the InvoiceLin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4</text:p>
          </table:table-cell>
          <table:table-cell office:value-type="string">
            <text:p>A UBL invoice should not include the InvoiceLin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5</text:p>
          </table:table-cell>
          <table:table-cell office:value-type="string">
            <text:p>A UBL invoice should not include the InvoiceLin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6</text:p>
          </table:table-cell>
          <table:table-cell office:value-type="string">
            <text:p>A UBL invoice should not include the InvoiceLin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7</text:p>
          </table:table-cell>
          <table:table-cell office:value-type="string">
            <text:p>A UBL invoice should not include the InvoiceLin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8</text:p>
          </table:table-cell>
          <table:table-cell office:value-type="string">
            <text:p>A UBL invoice should not include the InvoiceLin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9</text:p>
          </table:table-cell>
          <table:table-cell office:value-type="string">
            <text:p>A UBL invoice should not include the InvoiceLin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0</text:p>
          </table:table-cell>
          <table:table-cell office:value-type="string">
            <text:p>A UBL invoice should not include the InvoiceLin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1</text:p>
          </table:table-cell>
          <table:table-cell office:value-type="string">
            <text:p>A UBL invoice should not include the InvoiceLin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2</text:p>
          </table:table-cell>
          <table:table-cell office:value-type="string">
            <text:p>A UBL invoice should not include the InvoiceLin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3</text:p>
          </table:table-cell>
          <table:table-cell office:value-type="string">
            <text:p>A UBL invoice should not include the InvoiceLin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4</text:p>
          </table:table-cell>
          <table:table-cell office:value-type="string">
            <text:p>A UBL invoice should not include the InvoiceLin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5</text:p>
          </table:table-cell>
          <table:table-cell office:value-type="string">
            <text:p>A UBL invoice should not include the InvoiceLine Item Pack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6</text:p>
          </table:table-cell>
          <table:table-cell office:value-type="string">
            <text:p>A UBL invoice should not include the InvoiceLine Item PackSiz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7</text:p>
          </table:table-cell>
          <table:table-cell office:value-type="string">
            <text:p>A UBL invoice should not include the InvoiceLine Item Catalogu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8</text:p>
          </table:table-cell>
          <table:table-cell office:value-type="string">
            <text:p>A UBL invoice should not include the InvoiceLine Item HazardousRisk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9</text:p>
          </table:table-cell>
          <table:table-cell office:value-type="string">
            <text:p>A UBL invoice should not include the InvoiceLine Item AdditionalInform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0</text:p>
          </table:table-cell>
          <table:table-cell office:value-type="string">
            <text:p>A UBL invoice should not include the InvoiceLine Item Keywor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1</text:p>
          </table:table-cell>
          <table:table-cell office:value-type="string">
            <text:p>A UBL invoice should not include the InvoiceLine Item Brand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2</text:p>
          </table:table-cell>
          <table:table-cell office:value-type="string">
            <text:p>A UBL invoice should not include the InvoiceLine Item Model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3</text:p>
          </table:table-cell>
          <table:table-cell office:value-type="string">
            <text:p>A UBL invoice should not include the InvoiceLine Item Buyers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4</text:p>
          </table:table-cell>
          <table:table-cell office:value-type="string">
            <text:p>A UBL invoice should not include the InvoiceLine Item Sellers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5</text:p>
          </table:table-cell>
          <table:table-cell office:value-type="string">
            <text:p>A UBL invoice should not include the InvoiceLine Item Sellers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6</text:p>
          </table:table-cell>
          <table:table-cell office:value-type="string">
            <text:p>A UBL invoice should not include the InvoiceLine Item Sellers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7</text:p>
          </table:table-cell>
          <table:table-cell office:value-type="string">
            <text:p>A UBL invoice should not include the InvoiceLine Item Sellers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8</text:p>
          </table:table-cell>
          <table:table-cell office:value-type="string">
            <text:p>A UBL invoice should not include the InvoiceLine Item Sellers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9</text:p>
          </table:table-cell>
          <table:table-cell office:value-type="string">
            <text:p>A UBL invoice should not include the InvoiceLine Item Manufacturers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0</text:p>
          </table:table-cell>
          <table:table-cell office:value-type="string">
            <text:p>A UBL invoice should not include the InvoiceLine Item Standard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1</text:p>
          </table:table-cell>
          <table:table-cell office:value-type="string">
            <text:p>A UBL invoice should not include the InvoiceLine Item Standard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2</text:p>
          </table:table-cell>
          <table:table-cell office:value-type="string">
            <text:p>A UBL invoice should not include the InvoiceLine Item Standard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3</text:p>
          </table:table-cell>
          <table:table-cell office:value-type="string">
            <text:p>A UBL invoice should not include the InvoiceLine Item Standard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4</text:p>
          </table:table-cell>
          <table:table-cell office:value-type="string">
            <text:p>A UBL invoice should not include the InvoiceLine Item Standard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5</text:p>
          </table:table-cell>
          <table:table-cell office:value-type="string">
            <text:p>A UBL invoice should not include the InvoiceLine Item Catalogue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6</text:p>
          </table:table-cell>
          <table:table-cell office:value-type="string">
            <text:p>A UBL invoice should not include the InvoiceLine Item Additional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7</text:p>
          </table:table-cell>
          <table:table-cell office:value-type="string">
            <text:p>A UBL invoice should not include the InvoiceLine Item Catalogu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8</text:p>
          </table:table-cell>
          <table:table-cell office:value-type="string">
            <text:p>A UBL invoice should not include the InvoiceLine Item ItemSpecification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9</text:p>
          </table:table-cell>
          <table:table-cell office:value-type="string">
            <text:p>A UBL invoice should not include the InvoiceLine Item Origin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0</text:p>
          </table:table-cell>
          <table:table-cell office:value-type="string">
            <text:p>A UBL invoice should not include the InvoiceLine Item CommodityClassification Natur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1</text:p>
          </table:table-cell>
          <table:table-cell office:value-type="string">
            <text:p>A UBL invoice should not include the InvoiceLine Item CommodityClassification Cargo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2</text:p>
          </table:table-cell>
          <table:table-cell office:value-type="string">
            <text:p>A UBL invoice should not include the InvoiceLine Item CommodityClassification Commod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3</text:p>
          </table:table-cell>
          <table:table-cell office:value-type="string">
            <text:p>A UBL invoice should not include the InvoiceLine Item Transaction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4</text:p>
          </table:table-cell>
          <table:table-cell office:value-type="string">
            <text:p>A UBL invoice should not include the InvoiceLine Item HazardousIte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5</text:p>
          </table:table-cell>
          <table:table-cell office:value-type="string">
            <text:p>A UBL invoice should not include the InvoiceLine Item Classified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6</text:p>
          </table:table-cell>
          <table:table-cell office:value-type="string">
            <text:p>A UBL invoice should not include the InvoiceLine Item Classified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7</text:p>
          </table:table-cell>
          <table:table-cell office:value-type="string">
            <text:p>A UBL invoice should not include the InvoiceLine Item Classified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8</text:p>
          </table:table-cell>
          <table:table-cell office:value-type="string">
            <text:p>A UBL invoice should not include the InvoiceLine Item Classified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9</text:p>
          </table:table-cell>
          <table:table-cell office:value-type="string">
            <text:p>A UBL invoice should not include the InvoiceLine Item Classified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0</text:p>
          </table:table-cell>
          <table:table-cell office:value-type="string">
            <text:p>A UBL invoice should not include the InvoiceLine Item Classified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1</text:p>
          </table:table-cell>
          <table:table-cell office:value-type="string">
            <text:p>A UBL invoice should not include the InvoiceLine Item Classified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2</text:p>
          </table:table-cell>
          <table:table-cell office:value-type="string">
            <text:p>A UBL invoice should not include the InvoiceLine Item Classified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3</text:p>
          </table:table-cell>
          <table:table-cell office:value-type="string">
            <text:p>A UBL invoice should not include the InvoiceLine Item Classified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4</text:p>
          </table:table-cell>
          <table:table-cell office:value-type="string">
            <text:p>A UBL invoice should not include the InvoiceLine Item Classified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5</text:p>
          </table:table-cell>
          <table:table-cell office:value-type="string">
            <text:p>A UBL invoice should not include the InvoiceLine Item AdditionalItemPropert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6</text:p>
          </table:table-cell>
          <table:table-cell office:value-type="string">
            <text:p>A UBL invoice should not include the InvoiceLine Item AdditionalItemProperty Na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7</text:p>
          </table:table-cell>
          <table:table-cell office:value-type="string">
            <text:p>A UBL invoice should not include the InvoiceLine Item AdditionalItemProperty Test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8</text:p>
          </table:table-cell>
          <table:table-cell office:value-type="string">
            <text:p>A UBL invoice should not include the InvoiceLine Item AdditionalItemProperty Value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9</text:p>
          </table:table-cell>
          <table:table-cell office:value-type="string">
            <text:p>A UBL invoice should not include the InvoiceLine Item AdditionalItemProperty ValueQualifi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0</text:p>
          </table:table-cell>
          <table:table-cell office:value-type="string">
            <text:p>A UBL invoice should not include the InvoiceLine Item AdditionalItemProperty Importanc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1</text:p>
          </table:table-cell>
          <table:table-cell office:value-type="string">
            <text:p>A UBL invoice should not include the InvoiceLine Item AdditionalItemProperty ListValu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2</text:p>
          </table:table-cell>
          <table:table-cell office:value-type="string">
            <text:p>A UBL invoice should not include the InvoiceLine Item AdditionalItemProperty Usabil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3</text:p>
          </table:table-cell>
          <table:table-cell office:value-type="string">
            <text:p>A UBL invoice should not include the InvoiceLine Item AdditionalItemProperty ItemPropertyGroup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4</text:p>
          </table:table-cell>
          <table:table-cell office:value-type="string">
            <text:p>A UBL invoice should not include the InvoiceLine Item AdditionalItemProperty Range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5</text:p>
          </table:table-cell>
          <table:table-cell office:value-type="string">
            <text:p>A UBL invoice should not include the InvoiceLine Item AdditionalItemProperty ItemProperty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6</text:p>
          </table:table-cell>
          <table:table-cell office:value-type="string">
            <text:p>A UBL invoice should not include the InvoiceLine Item Manufactur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7</text:p>
          </table:table-cell>
          <table:table-cell office:value-type="string">
            <text:p>A UBL invoice should not include the InvoiceLine Item InformationContent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8</text:p>
          </table:table-cell>
          <table:table-cell office:value-type="string">
            <text:p>A UBL invoice should not include the InvoiceLine Item Origi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9</text:p>
          </table:table-cell>
          <table:table-cell office:value-type="string">
            <text:p>A UBL invoice should not include the InvoiceLine Item ItemInsta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0</text:p>
          </table:table-cell>
          <table:table-cell office:value-type="string">
            <text:p>A UBL invoice should not include the InvoiceLine Item Certific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1</text:p>
          </table:table-cell>
          <table:table-cell office:value-type="string">
            <text:p>A UBL invoice should not include the InvoiceLine Item 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2</text:p>
          </table:table-cell>
          <table:table-cell office:value-type="string">
            <text:p>A UBL invoice should not include the InvoiceLine Item Price PriceChan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3</text:p>
          </table:table-cell>
          <table:table-cell office:value-type="string">
            <text:p>A UBL invoice should not include the InvoiceLine Item Price Pric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4</text:p>
          </table:table-cell>
          <table:table-cell office:value-type="string">
            <text:p>A UBL invoice should not include the InvoiceLine Item Price Price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5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6</text:p>
          </table:table-cell>
          <table:table-cell office:value-type="string">
            <text:p>A UBL invoice should not include the InvoiceLine Item Pri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7</text:p>
          </table:table-cell>
          <table:table-cell office:value-type="string">
            <text:p>A UBL invoice should not include the InvoiceLine Item Price PriceLi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8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9</text:p>
          </table:table-cell>
          <table:table-cell office:value-type="string">
            <text:p>A UBL invoice should not include the InvoiceLine Item Pric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0</text:p>
          </table:table-cell>
          <table:table-cell office:value-type="string">
            <text:p>A UBL invoice should not include the InvoiceLine Item Price AllowanceCharge AllowanceCharge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1</text:p>
          </table:table-cell>
          <table:table-cell office:value-type="string">
            <text:p>A UBL invoice should not include the InvoiceLine Item Price AllowanceCharge AllowanceChar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2</text:p>
          </table:table-cell>
          <table:table-cell office:value-type="string">
            <text:p>A UBL invoice should not include the InvoiceLine Item Price AllowanceCharge MultiplierFactor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3</text:p>
          </table:table-cell>
          <table:table-cell office:value-type="string">
            <text:p>A UBL invoice should not include the InvoiceLine Item Pric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4</text:p>
          </table:table-cell>
          <table:table-cell office:value-type="string">
            <text:p>A UBL invoice should not include the InvoiceLine Item Pric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5</text:p>
          </table:table-cell>
          <table:table-cell office:value-type="string">
            <text:p>A UBL invoice should not include the InvoiceLine Item Pric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6</text:p>
          </table:table-cell>
          <table:table-cell office:value-type="string">
            <text:p>A UBL invoice should not include the InvoiceLine Item Pric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7</text:p>
          </table:table-cell>
          <table:table-cell office:value-type="string">
            <text:p>A UBL invoice should not include the InvoiceLine Item Pric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8</text:p>
          </table:table-cell>
          <table:table-cell office:value-type="string">
            <text:p>A UBL invoice should not include the InvoiceLine Item Pric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9</text:p>
          </table:table-cell>
          <table:table-cell office:value-type="string">
            <text:p>A UBL invoice should not include the InvoiceLine Item Pric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0</text:p>
          </table:table-cell>
          <table:table-cell office:value-type="string">
            <text:p>A UBL invoice should not include the InvoiceLine Item Pric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1</text:p>
          </table:table-cell>
          <table:table-cell office:value-type="string">
            <text:p>A UBL invoice should not include the InvoiceLine Item Pric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2</text:p>
          </table:table-cell>
          <table:table-cell office:value-type="string">
            <text:p>A UBL invoice should not include the InvoiceLin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3</text:p>
          </table:table-cell>
          <table:table-cell office:value-type="string">
            <text:p>A UBL invoice should not include the InvoiceLine SubInvoi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4</text:p>
          </table:table-cell>
          <table:table-cell office:value-type="string">
            <text:p>A UBL invoice should not include the InvoiceLine ItemPriceExt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1</text:p>
          </table:table-cell>
          <table:table-cell office:value-type="string">
            <text:p>Amounts shall be decimal up to two fraction digits</text:p>
          </table:table-cell>
          <table:table-cell office:value-type="string">
            <text:p>Amou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2</text:p>
          </table:table-cell>
          <table:table-cell office:value-type="string">
            <text:p>Unit price shall be decimal up to four fraction digits</text:p>
          </table:table-cell>
          <table:table-cell office:value-type="string">
            <text:p>Price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3</text:p>
          </table:table-cell>
          <table:table-cell office:value-type="string">
            <text:p>Quantities shall be decimal up to four fraction digits</text:p>
          </table:table-cell>
          <table:table-cell office:value-type="string">
            <text:p>Quantity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4</text:p>
          </table:table-cell>
          <table:table-cell office:value-type="string">
            <text:p>Percentages shall be decimal up to four fraction digits</text:p>
          </table:table-cell>
          <table:table-cell office:value-type="string">
            <text:p>Perce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5</text:p>
          </table:table-cell>
          <table:table-cell office:value-type="string">
            <text:p>Coded data elements shall contain the list identifier attribute</text:p>
          </table:table-cell>
          <table:table-cell office:value-type="string">
            <text:p>Code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6</text:p>
          </table:table-cell>
          <table:table-cell office:value-type="string">
            <text:p>Binary object elements shall contain the mime cod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7</text:p>
          </table:table-cell>
          <table:table-cell office:value-type="string">
            <text:p>Binary object elements shall contain the file nam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8</text:p>
          </table:table-cell>
          <table:table-cell office:value-type="string">
            <text:p>Scheme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9</text:p>
          </table:table-cell>
          <table:table-cell office:value-type="string">
            <text:p>Scheme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0</text:p>
          </table:table-cell>
          <table:table-cell office:value-type="string">
            <text:p>Scheme data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1</text:p>
          </table:table-cell>
          <table:table-cell office:value-type="string">
            <text:p>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2</text:p>
          </table:table-cell>
          <table:table-cell office:value-type="string">
            <text:p>Format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3</text:p>
          </table:table-cell>
          <table:table-cell office:value-type="string">
            <text:p>Unit code 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4</text:p>
          </table:table-cell>
          <table:table-cell office:value-type="string">
            <text:p>Unit code list agency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5</text:p>
          </table:table-cell>
          <table:table-cell office:value-type="string">
            <text:p>Unit code 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6</text:p>
          </table:table-cell>
          <table:table-cell office:value-type="string">
            <text:p>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7</text:p>
          </table:table-cell>
          <table:table-cell office:value-type="string">
            <text:p>List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8</text:p>
          </table:table-cell>
          <table:table-cell office:value-type="string">
            <text:p>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9</text:p>
          </table:table-cell>
          <table:table-cell office:value-type="string">
            <text:p>Language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0</text:p>
          </table:table-cell>
          <table:table-cell office:value-type="string">
            <text:p>List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1</text:p>
          </table:table-cell>
          <table:table-cell office:value-type="string">
            <text:p>List 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2</text:p>
          </table:table-cell>
          <table:table-cell office:value-type="string">
            <text:p>Language local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3</text:p>
          </table:table-cell>
          <table:table-cell office:value-type="string">
            <text:p>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1</text:p>
          </table:table-cell>
          <table:table-cell table:style-name="ce10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2</text:p>
          </table:table-cell>
          <table:table-cell table:style-name="ce10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3</text:p>
          </table:table-cell>
          <table:table-cell table:style-name="ce10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4</text:p>
          </table:table-cell>
          <table:table-cell table:style-name="ce10" office:value-type="string">
            <text:p>Invoice not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5</text:p>
          </table:table-cell>
          <table:table-cell table:style-name="ce10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6</text:p>
          </table:table-cell>
          <table:table-cell table:style-name="ce10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7</text:p>
          </table:table-cell>
          <table:table-cell table:style-name="ce10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8</text:p>
          </table:table-cell>
          <table:table-cell table:style-name="ce10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9</text:p>
          </table:table-cell>
          <table:table-cell table:style-name="ce10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0</text:p>
          </table:table-cell>
          <table:table-cell table:style-name="ce10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1</text:p>
          </table:table-cell>
          <table:table-cell table:style-name="ce10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2</text:p>
          </table:table-cell>
          <table:table-cell table:style-name="ce10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3</text:p>
          </table:table-cell>
          <table:table-cell table:style-name="ce10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4</text:p>
          </table:table-cell>
          <table:table-cell table:style-name="ce10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5</text:p>
          </table:table-cell>
          <table:table-cell table:style-name="ce10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6</text:p>
          </table:table-cell>
          <table:table-cell table:style-name="ce10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7</text:p>
          </table:table-cell>
          <table:table-cell table:style-name="ce10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8</text:p>
          </table:table-cell>
          <table:table-cell table:style-name="ce10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9</text:p>
          </table:table-cell>
          <table:table-cell table:style-name="ce10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0</text:p>
          </table:table-cell>
          <table:table-cell table:style-name="ce10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1</text:p>
          </table:table-cell>
          <table:table-cell table:style-name="ce10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2</text:p>
          </table:table-cell>
          <table:table-cell table:style-name="ce10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3</text:p>
          </table:table-cell>
          <table:table-cell table:style-name="ce10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4</text:p>
          </table:table-cell>
          <table:table-cell table:style-name="ce10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5</text:p>
          </table:table-cell>
          <table:table-cell table:style-name="ce10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6</text:p>
          </table:table-cell>
          <table:table-cell table:style-name="ce10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7</text:p>
          </table:table-cell>
          <table:table-cell table:style-name="ce10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8</text:p>
          </table:table-cell>
          <table:table-cell table:style-name="ce10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9</text:p>
          </table:table-cell>
          <table:table-cell table:style-name="ce10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0</text:p>
          </table:table-cell>
          <table:table-cell table:style-name="ce10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1</text:p>
          </table:table-cell>
          <table:table-cell table:style-name="ce10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2</text:p>
          </table:table-cell>
          <table:table-cell table:style-name="ce10" office:value-type="string">
            <text:p>Document level charge reason code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3</text:p>
          </table:table-cell>
          <table:table-cell table:style-name="ce10" office:value-type="string">
            <text:p>Invoice total VAT amount shall occur maximum once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4</text:p>
          </table:table-cell>
          <table:table-cell table:style-name="ce10" office:value-type="string">
            <text:p>Invoice total VAT amount in accounting currency shall occur maximum once if present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5</text:p>
          </table:table-cell>
          <table:table-cell table:style-name="ce10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6</text:p>
          </table:table-cell>
          <table:table-cell table:style-name="ce10" office:value-type="string">
            <text:p>Supporting document identifier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7</text:p>
          </table:table-cell>
          <table:table-cell table:style-name="ce10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8</text:p>
          </table:table-cell>
          <table:table-cell table:style-name="ce10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9</text:p>
          </table:table-cell>
          <table:table-cell table:style-name="ce10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0</text:p>
          </table:table-cell>
          <table:table-cell table:style-name="ce10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41</text:p>
          </table:table-cell>
          <table:table-cell table:style-name="ce10" office:value-type="string">
            <text:p>Invoice line allowanc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2</text:p>
          </table:table-cell>
          <table:table-cell table:style-name="ce10" office:value-type="string">
            <text:p>Invoice line charg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43</text:p>
          </table:table-cell>
          <table:table-cell table:style-name="ce10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4</text:p>
          </table:table-cell>
          <table:table-cell table:style-name="ce10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 table:number-rows-repeated="104793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250" table:default-cell-style-name="Default"/>
        <table:table-row table:style-name="ro1">
          <table:table-cell table:style-name="ce12" office:value-type="string">
            <text:p>Source</text:p>
          </table:table-cell>
          <table:table-cell table:style-name="ce12" office:value-type="string">
            <text:p>Rule ID</text:p>
          </table:table-cell>
          <table:table-cell table:style-name="ce14" office:value-type="string">
            <text:p>Predicate</text:p>
          </table:table-cell>
          <table:table-cell table:style-name="ce21" office:value-type="string">
            <text:p>Prerequisite</text:p>
          </table:table-cell>
          <table:table-cell/>
          <table:table-cell table:style-name="ce22"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1</text:p>
          </table:table-cell>
          <table:table-cell table:style-name="ce10" office:value-type="string">
            <text:p>(count(cac:ContractDocumentReference/cbc:ID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2</text:p>
          </table:table-cell>
          <table:table-cell table:style-name="ce18" office:value-type="string">
            <text:p><text:span text:style-name="T1">(count(cac:</text:span><text:span text:style-name="T2">ReceiptDocumentReference</text:span><text:span text:style-name="T1">/cbc:ID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3</text:p>
          </table:table-cell>
          <table:table-cell table:style-name="ce18" office:value-type="string">
            <text:p><text:span text:style-name="T1">(count(cac:</text:span><text:span text:style-name="T2">Despatch</text:span><text:span text:style-name="T1">DocumentReference/cbc:ID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4</text:p>
          </table:table-cell>
          <table:table-cell table:style-name="ce10" office:value-type="string">
            <text:p>(count(cbc:Note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5</text:p>
          </table:table-cell>
          <table:table-cell table:style-name="ce10" office:value-type="string">
            <text:p>(count(cac:PaymentTerms/cbc:Note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6</text:p>
          </table:table-cell>
          <table:table-cell table:style-name="ce10" office:value-type="string">
            <text:p>(count(cac:InvoiceDocumentReference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7</text:p>
          </table:table-cell>
          <table:table-cell table:style-name="ce10" office:value-type="string">
            <text:p>(cac:InvoiceDocumentReference/cbc:ID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8</text:p>
          </table:table-cell>
          <table:table-cell table:style-name="ce10" office:value-type="string">
            <text:p>(count(cac:InvoicePeriod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9</text:p>
          </table:table-cell>
          <table:table-cell table:style-name="ce18" office:value-type="string">
            <text:p><text:span text:style-name="T1">(count(</text:span><text:span text:style-name="T3">cac:AccountingSupplierParty/cac:Party/cac:PartyLegalEntity/cbc:RegistrationName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0</text:p>
          </table:table-cell>
          <table:table-cell table:style-name="ce18" office:value-type="string">
            <text:p><text:span text:style-name="T1">(count(</text:span><text:span text:style-name="T3">cac:AccountingSupplierParty/cac:Party/cac:PartyName/cbc:Name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1</text:p>
          </table:table-cell>
          <table:table-cell table:style-name="ce18" office:value-type="string">
            <text:p><text:span text:style-name="T1">(count(</text:span><text:span text:style-name="T2">cac:AccountingSupplierParty/cac:Party/cac:PartyLegalEntity/cbc:Company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2</text:p>
          </table:table-cell>
          <table:table-cell table:style-name="ce18" office:value-type="string">
            <text:p><text:span text:style-name="T1">(count(</text:span><text:span text:style-name="T2">cac:AccountingSupplierParty/cac:Party/cac:PartyTaxScheme/cbc:Company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3</text:p>
          </table:table-cell>
          <table:table-cell table:style-name="ce18" office:value-type="string">
            <text:p><text:span text:style-name="T1">(count(</text:span><text:span text:style-name="T2">cac:AccountingSupplierParty/cac:Party/cac:PartyTaxScheme/cbc: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4</text:p>
          </table:table-cell>
          <table:table-cell table:style-name="ce18" office:value-type="string">
            <text:p><text:span text:style-name="T1">(count(</text:span><text:span text:style-name="T2">cac:AccountingSupplierParty/cac:Party/cac:PartyLegalEntity/cbc:CompanyLegalForm</text:span><text:span text:style-name="T1">) &amp;lt;= </text:span><text:span text:style-name="T1">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5</text:p>
          </table:table-cell>
          <table:table-cell table:style-name="ce18" office:value-type="string">
            <text:p><text:span text:style-name="T1">(count(</text:span><text:span text:style-name="T3">cac:AccountingCustomerParty/cac:Party/cac:PartyName/cbc:Name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6</text:p>
          </table:table-cell>
          <table:table-cell table:style-name="ce18" office:value-type="string">
            <text:p><text:span text:style-name="T1">(count(</text:span><text:span text:style-name="T3">cac:AccountingCustomerParty/cac:Party/cac:PartyIdentification/cbc: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7</text:p>
          </table:table-cell>
          <table:table-cell table:style-name="ce18" office:value-type="string">
            <text:p><text:span text:style-name="T1">(count(</text:span><text:span text:style-name="T2">cac:AccountingCustomerParty/cac:Party/cac:PartyLegalEntity/cbc:Company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8</text:p>
          </table:table-cell>
          <table:table-cell table:style-name="ce18" office:value-type="string">
            <text:p><text:span text:style-name="T1">(count(</text:span><text:span text:style-name="T2">cac:AccountingCustomerParty/cac:Party/cac:PartyTaxScheme/cbc:Company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9</text:p>
          </table:table-cell>
          <table:table-cell table:style-name="ce18" office:value-type="string">
            <text:p><text:span text:style-name="T1">(count(</text:span><text:span text:style-name="T3">cac:PartyName/cbc:Name</text:span><text:span text:style-name="T1">) &amp;lt;= 1) and ((</text:span><text:span text:style-name="T3">cac:PartyName/cbc:Name) != </text:span><text:span text:style-name="T3">(/cac:AccountingSupplierParty/cac:Party/cac:PartyName/cbc:Name)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0</text:p>
          </table:table-cell>
          <table:table-cell table:style-name="ce18" office:value-type="string">
            <text:p><text:span text:style-name="T1">(count(</text:span><text:span text:style-name="T3">cac:PartyIdentification/cbc:ID</text:span><text:span text:style-name="T1">) &amp;lt;= 1) and ((</text:span><text:span text:style-name="T3">cac:PartyName/cbc:Name) != </text:span><text:span text:style-name="T3">(/cac:AccountingSupplierParty/cac:Party/cac:PartyName/cbc:Name)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1</text:p>
          </table:table-cell>
          <table:table-cell table:style-name="ce18" office:value-type="string">
            <text:p><text:span text:style-name="T1">(count(</text:span><text:span text:style-name="T3">cac:PartyLegalEntity/cbc:CompanyID</text:span><text:span text:style-name="T1">) &amp;lt;= 1) and ((</text:span><text:span text:style-name="T3">cac:PartyName/cbc:Name) != </text:span><text:span text:style-name="T3">(/cac:AccountingSupplierParty/cac:Party/cac:PartyName/cbc:Name)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2</text:p>
          </table:table-cell>
          <table:table-cell table:style-name="ce18" office:value-type="string">
            <text:p><text:span text:style-name="T1">(count(</text:span><text:span text:style-name="T3">cac:Party/cac:PartyName/cbc:Name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3</text:p>
          </table:table-cell>
          <table:table-cell table:style-name="ce18" office:value-type="string">
            <text:p><text:span text:style-name="T1">(count(</text:span><text:span text:style-name="T2">cac:Party/cac:PartyTaxScheme/cbc:Company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4</text:p>
          </table:table-cell>
          <table:table-cell table:style-name="ce10" office:value-type="string">
            <text:p>(count(cac:Delivery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5</text:p>
          </table:table-cell>
          <table:table-cell table:style-name="ce18" office:value-type="string">
            <text:p><text:span text:style-name="T1">(count(</text:span><text:span text:style-name="T3">cac:DeliveryParty/cac:PartyName/cbc:Name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6</text:p>
          </table:table-cell>
          <table:table-cell table:style-name="ce10" office:value-type="string">
            <text:p>(count(cbc:PaymentID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7</text:p>
          </table:table-cell>
          <table:table-cell table:style-name="ce10" office:value-type="string">
            <text:p>(count(cbc:InstructionNote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8</text:p>
          </table:table-cell>
          <table:table-cell table:style-name="ce10" office:value-type="string">
            <text:p>(count(cac:PaymentMandate/cbc:ID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9</text:p>
          </table:table-cell>
          <table:table-cell table:style-name="ce18" office:value-type="string">
            <text:p><text:span text:style-name="T1">(count(</text:span><text:span text:style-name="T3">cac:PayeeParty/cac:PartyIdentification/cbc: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0</text:p>
          </table:table-cell>
          <table:table-cell table:style-name="ce18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1</text:p>
          </table:table-cell>
          <table:table-cell table:style-name="ce18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2</text:p>
          </table:table-cell>
          <table:table-cell table:style-name="ce18" office:value-type="string">
            <text:p><text:span text:style-name="T1">(count(</text:span><text:span text:style-name="T3">cbc:AllowanceChargeReasonCode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3</text:p>
          </table:table-cell>
          <table:table-cell table:style-name="ce10" office:value-type="string">
            <text:p>(count(cbc:TaxAmount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4</text:p>
          </table:table-cell>
          <table:table-cell table:style-name="ce10" office:value-type="string">
            <text:p>(count(cac:TaxSubtotal/cbc:TransactionCurrencyTaxAmount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5</text:p>
          </table:table-cell>
          <table:table-cell table:style-name="ce18" office:value-type="string">
            <text:p><text:span text:style-name="T1">(count(</text:span><text:span text:style-name="T2">cac:TaxCategory/cbc:TaxExemptionReason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6</text:p>
          </table:table-cell>
          <table:table-cell table:style-name="ce10" office:value-type="string">
            <text:p>(count(cbc:ID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7</text:p>
          </table:table-cell>
          <table:table-cell table:style-name="ce10" office:value-type="string">
            <text:p>(count(cbc:DocumentType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8</text:p>
          </table:table-cell>
          <table:table-cell table:style-name="ce10" office:value-type="string">
            <text:p>(count(cbc:Note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9</text:p>
          </table:table-cell>
          <table:table-cell table:style-name="ce18" office:value-type="string">
            <text:p><text:span text:style-name="T1">(count(cac:</text:span><text:span text:style-name="T3">OrderLineReference/cbc:LineID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40</text:p>
          </table:table-cell>
          <table:table-cell table:style-name="ce10" office:value-type="string">
            <text:p>(count(cac:InvoicePeriod) &amp;lt;= 1)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41</text:p>
          </table:table-cell>
          <table:table-cell table:style-name="ce18" office:value-type="string">
            <text:p><text:span text:style-name="T1">(count(cac:AllowanceCharge[cbc:ChargeIndicator='false']/</text:span><text:span text:style-name="T3">cbc:AllowanceChargeReason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42</text:p>
          </table:table-cell>
          <table:table-cell table:style-name="ce18" office:value-type="string">
            <text:p><text:span text:style-name="T1">(count(cac:AllowanceCharge[cbc:ChargeIndicator='true']/</text:span><text:span text:style-name="T3">cbc:AllowanceChargeReason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43</text:p>
          </table:table-cell>
          <table:table-cell table:style-name="ce18" office:value-type="string">
            <text:p><text:span text:style-name="T1">(count(cac:</text:span><text:span text:style-name="T2">Price/cac:AllowanceCharge/cbc:Amount</text:span><text:span text:style-name="T1">) &amp;lt;= 1)</text:span></text:p>
          </table:table-cell>
          <table:table-cell/>
          <table:table-cell table:style-name="ce10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44</text:p>
          </table:table-cell>
          <table:table-cell table:style-name="ce19" office:value-type="string">
            <text:p><text:span text:style-name="T1">(count(cac:</text:span><text:span text:style-name="T2">Item/cac:ClassifiedTaxCategory/cbc:TaxExemptionReason</text:span><text:span text:style-name="T1">) &amp;lt;= 1)</text:span></text:p>
          </table:table-cell>
          <table:table-cell/>
          <table:table-cell table:style-name="ce10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1</text:p>
          </table:table-cell>
          <table:table-cell table:style-name="ce20" office:value-type="string">
            <text:p>string-length(substring-after(.,'.'))&lt;=2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2</text:p>
          </table:table-cell>
          <table:table-cell table:style-name="ce20" office:value-type="string">
            <text:p>string-length(substring-after(.,'.'))&lt;=4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3</text:p>
          </table:table-cell>
          <table:table-cell table:style-name="ce20" office:value-type="string">
            <text:p>string-length(substring-after(.,'.'))&lt;=4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4</text:p>
          </table:table-cell>
          <table:table-cell table:style-name="ce20" office:value-type="string">
            <text:p>string-length(substring-after(.,'.'))&lt;=4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5</text:p>
          </table:table-cell>
          <table:table-cell table:style-name="ce8" office:value-type="string">
            <text:p>(@lis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6</text:p>
          </table:table-cell>
          <table:table-cell table:style-name="ce8" office:value-type="string">
            <text:p>(@mi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7</text:p>
          </table:table-cell>
          <table:table-cell table:style-name="ce8" office:value-type="string">
            <text:p>(@fil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8</text:p>
          </table:table-cell>
          <table:table-cell table:style-name="ce8" office:value-type="string">
            <text:p>not(//@schem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9</text:p>
          </table:table-cell>
          <table:table-cell table:style-name="ce8" office:value-type="string">
            <text:p>not(//@scheme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0</text:p>
          </table:table-cell>
          <table:table-cell table:style-name="ce8" office:value-type="string">
            <text:p>not(//@schemeData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1</text:p>
          </table:table-cell>
          <table:table-cell table:style-name="ce8" office:value-type="string">
            <text:p>not(//@schem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2</text:p>
          </table:table-cell>
          <table:table-cell table:style-name="ce8" office:value-type="string">
            <text:p>not(//@forma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3</text:p>
          </table:table-cell>
          <table:table-cell table:style-name="ce8" office:value-type="string">
            <text:p>not(//@unitCodeListIdent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4</text:p>
          </table:table-cell>
          <table:table-cell table:style-name="ce8" office:value-type="string">
            <text:p>not(//@unitCodeListAgencyIdent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5</text:p>
          </table:table-cell>
          <table:table-cell table:style-name="ce8" office:value-type="string">
            <text:p>not(//@unitCodeList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6</text:p>
          </table:table-cell>
          <table:table-cell table:style-name="ce8" office:value-type="string">
            <text:p>not(//@list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7</text:p>
          </table:table-cell>
          <table:table-cell table:style-name="ce8" office:value-type="string">
            <text:p>not(//@list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8</text:p>
          </table:table-cell>
          <table:table-cell table:style-name="ce8" office:value-type="string">
            <text:p>not(//@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9</text:p>
          </table:table-cell>
          <table:table-cell table:style-name="ce8" office:value-type="string">
            <text:p>not(//@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0</text:p>
          </table:table-cell>
          <table:table-cell table:style-name="ce8" office:value-type="string">
            <text:p>not(//@list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1</text:p>
          </table:table-cell>
          <table:table-cell table:style-name="ce8" office:value-type="string">
            <text:p>not(//@listSchem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2</text:p>
          </table:table-cell>
          <table:table-cell table:style-name="ce8" office:value-type="string">
            <text:p>not(//@languageLocal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3</text:p>
          </table:table-cell>
          <table:table-cell table:style-name="ce8" office:value-type="string">
            <text:p>not(//@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1</text:p>
          </table:table-cell>
          <table:table-cell table:style-name="ce8" office:value-type="string">
            <text:p>not(ext:UBLExtens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2</text:p>
          </table:table-cell>
          <table:table-cell table:style-name="ce8" office:value-type="string">
            <text:p>not(cbc:UBL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3</text:p>
          </table:table-cell>
          <table:table-cell table:style-name="ce8" office:value-type="string">
            <text:p>not(cbc:ProfileExecu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4</text:p>
          </table:table-cell>
          <table:table-cell table:style-name="ce8" office:value-type="string">
            <text:p>not(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5</text:p>
          </table:table-cell>
          <table:table-cell table:style-name="ce8" office:value-type="string">
            <text:p>not(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6</text:p>
          </table:table-cell>
          <table:table-cell table:style-name="ce8" office:value-type="string">
            <text:p>not(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7</text:p>
          </table:table-cell>
          <table:table-cell table:style-name="ce8" office:value-type="string">
            <text:p>not(cbc:Pricing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8</text:p>
          </table:table-cell>
          <table:table-cell table:style-name="ce8" office:value-type="string">
            <text:p>not(cbc:Payment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9</text:p>
          </table:table-cell>
          <table:table-cell table:style-name="ce8" office:value-type="string">
            <text:p>not(cbc:PaymentAlternative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0</text:p>
          </table:table-cell>
          <table:table-cell table:style-name="ce8" office:value-type="string">
            <text:p>not(cbc:AccountingCost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11</text:p>
          </table:table-cell>
          <table:table-cell table:style-name="ce8" office:value-type="string">
            <text:p>not(cbc:LineCountNumeric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12</text:p>
          </table:table-cell>
          <table:table-cell table:style-name="ce8" office:value-type="string">
            <text:p>not(cac:InvoicePeriod/cbc:StartTi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13</text:p>
          </table:table-cell>
          <table:table-cell table:style-name="ce8" office:value-type="string">
            <text:p>not(cac:InvoicePeriod/cbc:End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4</text:p>
          </table:table-cell>
          <table:table-cell table:style-name="ce8" office:value-type="string">
            <text:p>not(cac:InvoicePeriod/cbc:Duration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6</text:p>
          </table:table-cell>
          <table:table-cell table:style-name="ce8" office:value-type="string">
            <text:p>not(cac:InvoicePeriod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7</text:p>
          </table:table-cell>
          <table:table-cell table:style-name="ce8" office:value-type="string">
            <text:p>not(cac:Order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8</text:p>
          </table:table-cell>
          <table:table-cell table:style-name="ce8" office:value-type="string">
            <text:p>not(cac:Order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9</text:p>
          </table:table-cell>
          <table:table-cell table:style-name="ce8" office:value-type="string">
            <text:p>not(cac:Order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0</text:p>
          </table:table-cell>
          <table:table-cell table:style-name="ce8" office:value-type="string">
            <text:p>not(cac:Order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1</text:p>
          </table:table-cell>
          <table:table-cell table:style-name="ce8" office:value-type="string">
            <text:p>not(cac:OrderReference/cbc:Customer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2</text:p>
          </table:table-cell>
          <table:table-cell table:style-name="ce8" office:value-type="string">
            <text:p>not(cac:OrderReference/cbc:Order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3</text:p>
          </table:table-cell>
          <table:table-cell table:style-name="ce8" office:value-type="string">
            <text:p>not(cac:OrderReference/cbc:DocumentReferenc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24</text:p>
          </table:table-cell>
          <table:table-cell table:style-name="ce8" office:value-type="string">
            <text:p>not(cac:BillingReference/cac:InvoiceDocumentReference/cbc:CopyIndicator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25</text:p>
          </table:table-cell>
          <table:table-cell table:style-name="ce8" office:value-type="string">
            <text:p>not(cac:BillingReference/cac:InvoiceDocumentReference/cbc:UUID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26</text:p>
          </table:table-cell>
          <table:table-cell table:style-name="ce8" office:value-type="string">
            <text:p>not(cac:BillingReference/cac:InvoiceDocumentReference/cbc:IssueTi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27</text:p>
          </table:table-cell>
          <table:table-cell table:style-name="ce8" office:value-type="string">
            <text:p>not(cac:BillingReference/cac:InvoiceDocumentReference/cbc:DocumentType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28</text:p>
          </table:table-cell>
          <table:table-cell table:style-name="ce8" office:value-type="string">
            <text:p>not(cac:BillingReference/cac:InvoiceDocumentReference/cbc:DocumentTyp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29</text:p>
          </table:table-cell>
          <table:table-cell table:style-name="ce8" office:value-type="string">
            <text:p>not(cac:BillingReference/cac:InvoiceDocumentReference/cbc:Xpath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0</text:p>
          </table:table-cell>
          <table:table-cell table:style-name="ce8" office:value-type="string">
            <text:p>not(cac:BillingReference/cac:InvoiceDocumentReference/cbc:LanguageID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1</text:p>
          </table:table-cell>
          <table:table-cell table:style-name="ce8" office:value-type="string">
            <text:p>not(cac:BillingReference/cac:InvoiceDocumentReference/cbc:Locale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2</text:p>
          </table:table-cell>
          <table:table-cell table:style-name="ce8" office:value-type="string">
            <text:p>not(cac:BillingReference/cac:InvoiceDocumentReference/cbc:VersionID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3</text:p>
          </table:table-cell>
          <table:table-cell table:style-name="ce8" office:value-type="string">
            <text:p>not(cac:BillingReference/cac:InvoiceDocumentReference/cbc:DocumentStatus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4</text:p>
          </table:table-cell>
          <table:table-cell table:style-name="ce8" office:value-type="string">
            <text:p>not(cac:BillingReference/cac:InvoiceDocumentReference/cbc:DocumentDescription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5</text:p>
          </table:table-cell>
          <table:table-cell table:style-name="ce8" office:value-type="string">
            <text:p>not(cac:BillingReference/cac:InvoiceDocumentReference/cac:Attachment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6</text:p>
          </table:table-cell>
          <table:table-cell table:style-name="ce8" office:value-type="string">
            <text:p>not(cac:BillingReference/cac:InvoiceDocumentReference/cac:ValidityPeriod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7</text:p>
          </table:table-cell>
          <table:table-cell table:style-name="ce8" office:value-type="string">
            <text:p>not(cac:BillingReference/cac:InvoiceDocumentReference/cac:IssuerParty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038</text:p>
          </table:table-cell>
          <table:table-cell table:style-name="ce8" office:value-type="string">
            <text:p>not(cac:BillingReference/cac:Invoice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9</text:p>
          </table:table-cell>
          <table:table-cell table:style-name="ce8" office:value-type="string">
            <text:p>not(cac:BillingReference/cac:SelfBilledInvoic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0</text:p>
          </table:table-cell>
          <table:table-cell table:style-name="ce8" office:value-type="string">
            <text:p>not(cac:BillingReference/cac:Cred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1</text:p>
          </table:table-cell>
          <table:table-cell table:style-name="ce8" office:value-type="string">
            <text:p>not(cac:BillingReference/cac:SelfBilledCred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2</text:p>
          </table:table-cell>
          <table:table-cell table:style-name="ce8" office:value-type="string">
            <text:p>not(cac:BillingReference/cac:Deb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3</text:p>
          </table:table-cell>
          <table:table-cell table:style-name="ce8" office:value-type="string">
            <text:p>not(cac:BillingReference/cac:Reminder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4</text:p>
          </table:table-cell>
          <table:table-cell table:style-name="ce8" office:value-type="string">
            <text:p>not(cac:BillingReference/cac:Additional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5</text:p>
          </table:table-cell>
          <table:table-cell table:style-name="ce8" office:value-type="string">
            <text:p>not(cac:BillingReference/cac:BillingReference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6</text:p>
          </table:table-cell>
          <table:table-cell table:style-name="ce8" office:value-type="string">
            <text:p>not(cac:Despatch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7</text:p>
          </table:table-cell>
          <table:table-cell table:style-name="ce8" office:value-type="string">
            <text:p>not(cac:Despatch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8</text:p>
          </table:table-cell>
          <table:table-cell table:style-name="ce8" office:value-type="string">
            <text:p>not(cac:Despatch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9</text:p>
          </table:table-cell>
          <table:table-cell table:style-name="ce8" office:value-type="string">
            <text:p>not(cac:Despatch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0</text:p>
          </table:table-cell>
          <table:table-cell table:style-name="ce8" office:value-type="string">
            <text:p>not(cac:Despatch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1</text:p>
          </table:table-cell>
          <table:table-cell table:style-name="ce8" office:value-type="string">
            <text:p>not(cac:Despatch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2</text:p>
          </table:table-cell>
          <table:table-cell table:style-name="ce8" office:value-type="string">
            <text:p>not(cac:Despatch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3</text:p>
          </table:table-cell>
          <table:table-cell table:style-name="ce8" office:value-type="string">
            <text:p>not(cac:Despatch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4</text:p>
          </table:table-cell>
          <table:table-cell table:style-name="ce8" office:value-type="string">
            <text:p>not(cac:Despatch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5</text:p>
          </table:table-cell>
          <table:table-cell table:style-name="ce8" office:value-type="string">
            <text:p>not(cac:Despatch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6</text:p>
          </table:table-cell>
          <table:table-cell table:style-name="ce8" office:value-type="string">
            <text:p>not(cac:Despatch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7</text:p>
          </table:table-cell>
          <table:table-cell table:style-name="ce8" office:value-type="string">
            <text:p>not(cac:Despatch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8</text:p>
          </table:table-cell>
          <table:table-cell table:style-name="ce8" office:value-type="string">
            <text:p>not(cac:Despatch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9</text:p>
          </table:table-cell>
          <table:table-cell table:style-name="ce8" office:value-type="string">
            <text:p>not(cac:Despatch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0</text:p>
          </table:table-cell>
          <table:table-cell table:style-name="ce8" office:value-type="string">
            <text:p>not(cac:Despatch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1</text:p>
          </table:table-cell>
          <table:table-cell table:style-name="ce8" office:value-type="string">
            <text:p>not(cac:Despatch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2</text:p>
          </table:table-cell>
          <table:table-cell table:style-name="ce8" office:value-type="string">
            <text:p>not(cac:Receipt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3</text:p>
          </table:table-cell>
          <table:table-cell table:style-name="ce8" office:value-type="string">
            <text:p>not(cac:Receipt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4</text:p>
          </table:table-cell>
          <table:table-cell table:style-name="ce8" office:value-type="string">
            <text:p>not(cac:Receipt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5</text:p>
          </table:table-cell>
          <table:table-cell table:style-name="ce8" office:value-type="string">
            <text:p>not(cac:Receipt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6</text:p>
          </table:table-cell>
          <table:table-cell table:style-name="ce8" office:value-type="string">
            <text:p>not(cac:Receipt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7</text:p>
          </table:table-cell>
          <table:table-cell table:style-name="ce8" office:value-type="string">
            <text:p>not(cac:Receipt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8</text:p>
          </table:table-cell>
          <table:table-cell table:style-name="ce8" office:value-type="string">
            <text:p>not(cac:Receipt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9</text:p>
          </table:table-cell>
          <table:table-cell table:style-name="ce8" office:value-type="string">
            <text:p>not(cac:Receipt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0</text:p>
          </table:table-cell>
          <table:table-cell table:style-name="ce8" office:value-type="string">
            <text:p>not(cac:Receipt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1</text:p>
          </table:table-cell>
          <table:table-cell table:style-name="ce8" office:value-type="string">
            <text:p>not(cac:Receipt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2</text:p>
          </table:table-cell>
          <table:table-cell table:style-name="ce8" office:value-type="string">
            <text:p>not(cac:Receipt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3</text:p>
          </table:table-cell>
          <table:table-cell table:style-name="ce8" office:value-type="string">
            <text:p>not(cac:Receipt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4</text:p>
          </table:table-cell>
          <table:table-cell table:style-name="ce8" office:value-type="string">
            <text:p>not(cac:Receipt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5</text:p>
          </table:table-cell>
          <table:table-cell table:style-name="ce8" office:value-type="string">
            <text:p>not(cac:Receipt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6</text:p>
          </table:table-cell>
          <table:table-cell table:style-name="ce8" office:value-type="string">
            <text:p>not(cac:Receipt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7</text:p>
          </table:table-cell>
          <table:table-cell table:style-name="ce8" office:value-type="string">
            <text:p>not(cac:Receipt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8</text:p>
          </table:table-cell>
          <table:table-cell table:style-name="ce8" office:value-type="string">
            <text:p>not(cac:Statement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9</text:p>
          </table:table-cell>
          <table:table-cell table:style-name="ce8" office:value-type="string">
            <text:p>not(cac:Originator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0</text:p>
          </table:table-cell>
          <table:table-cell table:style-name="ce8" office:value-type="string">
            <text:p>not(cac:Contract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1</text:p>
          </table:table-cell>
          <table:table-cell table:style-name="ce8" office:value-type="string">
            <text:p>not(cac:Contract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2</text:p>
          </table:table-cell>
          <table:table-cell table:style-name="ce8" office:value-type="string">
            <text:p>not(cac:Contract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3</text:p>
          </table:table-cell>
          <table:table-cell table:style-name="ce8" office:value-type="string">
            <text:p>not(cac:Contract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4</text:p>
          </table:table-cell>
          <table:table-cell table:style-name="ce8" office:value-type="string">
            <text:p>not(cac:Contract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5</text:p>
          </table:table-cell>
          <table:table-cell table:style-name="ce8" office:value-type="string">
            <text:p>not(cac:Contract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6</text:p>
          </table:table-cell>
          <table:table-cell table:style-name="ce8" office:value-type="string">
            <text:p>not(cac:Contract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7</text:p>
          </table:table-cell>
          <table:table-cell table:style-name="ce8" office:value-type="string">
            <text:p>not(cac:Contract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8</text:p>
          </table:table-cell>
          <table:table-cell table:style-name="ce8" office:value-type="string">
            <text:p>not(cac:Contract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9</text:p>
          </table:table-cell>
          <table:table-cell table:style-name="ce8" office:value-type="string">
            <text:p>not(cac:Contract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0</text:p>
          </table:table-cell>
          <table:table-cell table:style-name="ce8" office:value-type="string">
            <text:p>not(cac:Contract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1</text:p>
          </table:table-cell>
          <table:table-cell table:style-name="ce8" office:value-type="string">
            <text:p>not(cac:Contract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2</text:p>
          </table:table-cell>
          <table:table-cell table:style-name="ce8" office:value-type="string">
            <text:p>not(cac:Contract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3</text:p>
          </table:table-cell>
          <table:table-cell table:style-name="ce8" office:value-type="string">
            <text:p>not(cac:Contract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4</text:p>
          </table:table-cell>
          <table:table-cell table:style-name="ce8" office:value-type="string">
            <text:p>not(cac:Contract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5</text:p>
          </table:table-cell>
          <table:table-cell table:style-name="ce8" office:value-type="string">
            <text:p>not(cac:Contract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6</text:p>
          </table:table-cell>
          <table:table-cell table:style-name="ce8" office:value-type="string">
            <text:p>not(cac:Additional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7</text:p>
          </table:table-cell>
          <table:table-cell table:style-name="ce8" office:value-type="string">
            <text:p>not(cac:Additional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8</text:p>
          </table:table-cell>
          <table:table-cell table:style-name="ce8" office:value-type="string">
            <text:p>not(cac:Additional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9</text:p>
          </table:table-cell>
          <table:table-cell table:style-name="ce8" office:value-type="string">
            <text:p>not(cac:Additional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0</text:p>
          </table:table-cell>
          <table:table-cell table:style-name="ce8" office:value-type="string">
            <text:p>not(cac:Additional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1</text:p>
          </table:table-cell>
          <table:table-cell table:style-name="ce8" office:value-type="string">
            <text:p>not(cac:Additional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2</text:p>
          </table:table-cell>
          <table:table-cell table:style-name="ce8" office:value-type="string">
            <text:p>not(cac:Additional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3</text:p>
          </table:table-cell>
          <table:table-cell table:style-name="ce8" office:value-type="string">
            <text:p>not(cac:Additional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4</text:p>
          </table:table-cell>
          <table:table-cell table:style-name="ce8" office:value-type="string">
            <text:p>not(cac:Additional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5</text:p>
          </table:table-cell>
          <table:table-cell table:style-name="ce8" office:value-type="string">
            <text:p>not(cac:Additional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6</text:p>
          </table:table-cell>
          <table:table-cell table:style-name="ce8" office:value-type="string">
            <text:p>not(cac:Additional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7</text:p>
          </table:table-cell>
          <table:table-cell table:style-name="ce8" office:value-type="string">
            <text:p>not(cac:AdditionalDocumentReference/cac:Attachment/cac:ExternalReference/cbc:DocumentHas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8</text:p>
          </table:table-cell>
          <table:table-cell table:style-name="ce8" office:value-type="string">
            <text:p>not(cac:AdditionalDocumentReference/cac:Attachment/cac:ExternalReference/cbc:HashAlgorithmMeth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9</text:p>
          </table:table-cell>
          <table:table-cell table:style-name="ce8" office:value-type="string">
            <text:p>not(cac:AdditionalDocumentReference/cac:Attachment/cac:ExternalReference/cbc:Expi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0</text:p>
          </table:table-cell>
          <table:table-cell table:style-name="ce8" office:value-type="string">
            <text:p>not(cac:AdditionalDocumentReference/cac:Attachment/cac:ExternalReference/cbc:Expi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1</text:p>
          </table:table-cell>
          <table:table-cell table:style-name="ce8" office:value-type="string">
            <text:p>not(cac:AdditionalDocumentReference/cac:Attachment/cac:ExternalReference/cbc:Mi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2</text:p>
          </table:table-cell>
          <table:table-cell table:style-name="ce8" office:value-type="string">
            <text:p>not(cac:AdditionalDocumentReference/cac:Attachment/cac:ExternalReference/cbc: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3</text:p>
          </table:table-cell>
          <table:table-cell table:style-name="ce8" office:value-type="string">
            <text:p>not(cac:AdditionalDocumentReference/cac:Attachment/cac:ExternalReference/cbc:Encoding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4</text:p>
          </table:table-cell>
          <table:table-cell table:style-name="ce8" office:value-type="string">
            <text:p>not(cac:AdditionalDocumentReference/cac:Attachment/cac:ExternalReference/cbc:CharacterSe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5</text:p>
          </table:table-cell>
          <table:table-cell table:style-name="ce8" office:value-type="string">
            <text:p>not(cac:AdditionalDocumentReference/cac:Attachment/cac:ExternalReference/cbc:Fil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6</text:p>
          </table:table-cell>
          <table:table-cell table:style-name="ce8" office:value-type="string">
            <text:p>not(cac:AdditionalDocumentReference/cac:Attachment/cac:ExternalReference/cbc:Descripr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7</text:p>
          </table:table-cell>
          <table:table-cell table:style-name="ce8" office:value-type="string">
            <text:p>not(cac:Additional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8</text:p>
          </table:table-cell>
          <table:table-cell table:style-name="ce8" office:value-type="string">
            <text:p>not(cac:Additional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9</text:p>
          </table:table-cell>
          <table:table-cell table:style-name="ce8" office:value-type="string">
            <text:p>not(cac:Additional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0</text:p>
          </table:table-cell>
          <table:table-cell table:style-name="ce8" office:value-type="string">
            <text:p>not(cac:Signat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1</text:p>
          </table:table-cell>
          <table:table-cell table:style-name="ce8" office:value-type="string">
            <text:p>not(cac:AccountingSupplierParty/cbc:Custom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2</text:p>
          </table:table-cell>
          <table:table-cell table:style-name="ce8" office:value-type="string">
            <text:p>not(cac:AccountingSupplierParty/cbc:Additional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3</text:p>
          </table:table-cell>
          <table:table-cell table:style-name="ce8" office:value-type="string">
            <text:p>not(cac:AccountingSupplierParty/cbc:DataSendingCapabil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4</text:p>
          </table:table-cell>
          <table:table-cell table:style-name="ce8" office:value-type="string">
            <text:p>not(cac:AccountingSupplierParty/cac: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5</text:p>
          </table:table-cell>
          <table:table-cell table:style-name="ce8" office:value-type="string">
            <text:p>not(cac:AccountingSupplierParty/cac: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6</text:p>
          </table:table-cell>
          <table:table-cell table:style-name="ce8" office:value-type="string">
            <text:p>not(cac:AccountingSupplierParty/cac: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7</text:p>
          </table:table-cell>
          <table:table-cell table:style-name="ce8" office:value-type="string">
            <text:p>not(cac:AccountingSupplierParty/cac: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8</text:p>
          </table:table-cell>
          <table:table-cell table:style-name="ce8" office:value-type="string">
            <text:p>not(cac:AccountingSupplierParty/cac: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9</text:p>
          </table:table-cell>
          <table:table-cell table:style-name="ce8" office:value-type="string">
            <text:p>not(cac:AccountingSupplierParty/cac:Party/cac:Languag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0</text:p>
          </table:table-cell>
          <table:table-cell table:style-name="ce8" office:value-type="string">
            <text:p>not(cac:AccountingSupplierParty/cac:Party/cac:Languag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1</text:p>
          </table:table-cell>
          <table:table-cell table:style-name="ce8" office:value-type="string">
            <text:p>not(cac:AccountingSupplierParty/cac:Party/cac:Postal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2</text:p>
          </table:table-cell>
          <table:table-cell table:style-name="ce8" office:value-type="string">
            <text:p>not(cac:AccountingSupplierParty/cac:Party/cac:Postal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3</text:p>
          </table:table-cell>
          <table:table-cell table:style-name="ce8" office:value-type="string">
            <text:p>not(cac:AccountingSupplierParty/cac:Party/cac:Postal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4</text:p>
          </table:table-cell>
          <table:table-cell table:style-name="ce8" office:value-type="string">
            <text:p>not(cac:AccountingSupplierParty/cac:Party/cac:Postal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5</text:p>
          </table:table-cell>
          <table:table-cell table:style-name="ce8" office:value-type="string">
            <text:p>not(cac:AccountingSupplierParty/cac:Party/cac:Postal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6</text:p>
          </table:table-cell>
          <table:table-cell table:style-name="ce8" office:value-type="string">
            <text:p>not(cac:AccountingSupplierParty/cac:Party/cac:Postal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7</text:p>
          </table:table-cell>
          <table:table-cell table:style-name="ce8" office:value-type="string">
            <text:p>not(cac:AccountingSupplierParty/cac:Party/cac:Postal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8</text:p>
          </table:table-cell>
          <table:table-cell table:style-name="ce8" office:value-type="string">
            <text:p>not(cac:AccountingSupplierParty/cac:Party/cac:Postal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9</text:p>
          </table:table-cell>
          <table:table-cell table:style-name="ce8" office:value-type="string">
            <text:p>not(cac:AccountingSupplierParty/cac:Party/cac:Postal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0</text:p>
          </table:table-cell>
          <table:table-cell table:style-name="ce8" office:value-type="string">
            <text:p>not(cac:AccountingSupplierParty/cac:Party/cac:Postal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1</text:p>
          </table:table-cell>
          <table:table-cell table:style-name="ce8" office:value-type="string">
            <text:p>not(cac:AccountingSupplierParty/cac:Party/cac:Postal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2</text:p>
          </table:table-cell>
          <table:table-cell table:style-name="ce8" office:value-type="string">
            <text:p>not(cac:AccountingSupplierParty/cac:Party/cac:Postal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3</text:p>
          </table:table-cell>
          <table:table-cell table:style-name="ce8" office:value-type="string">
            <text:p>not(cac:AccountingSupplierParty/cac:Party/cac:Postal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4</text:p>
          </table:table-cell>
          <table:table-cell table:style-name="ce8" office:value-type="string">
            <text:p>not(cac:AccountingSupplierParty/cac:Party/cac:Postal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5</text:p>
          </table:table-cell>
          <table:table-cell table:style-name="ce8" office:value-type="string">
            <text:p>not(cac:AccountingSupplierParty/cac:Party/cac:Postal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6</text:p>
          </table:table-cell>
          <table:table-cell table:style-name="ce8" office:value-type="string">
            <text:p>not(cac:AccountingSupplierParty/cac:Party/cac:Postal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7</text:p>
          </table:table-cell>
          <table:table-cell table:style-name="ce8" office:value-type="string">
            <text:p>not(cac:AccountingSupplierParty/cac:Party/cac:Postal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8</text:p>
          </table:table-cell>
          <table:table-cell table:style-name="ce8" office:value-type="string">
            <text:p>not(cac:AccountingSupplierParty/cac:Party/cac:Postal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9</text:p>
          </table:table-cell>
          <table:table-cell table:style-name="ce8" office:value-type="string">
            <text:p>not(cac:AccountingSupplierParty/cac:Party/cac:Postal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0</text:p>
          </table:table-cell>
          <table:table-cell table:style-name="ce8" office:value-type="string">
            <text:p>not(cac:AccountingSupplierParty/cac:Party/cac:PostalAddress/cac:Address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1</text:p>
          </table:table-cell>
          <table:table-cell table:style-name="ce8" office:value-type="string">
            <text:p>not(cac:AccountingSupplierParty/cac:Party/cac:Postal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2</text:p>
          </table:table-cell>
          <table:table-cell table:style-name="ce8" office:value-type="string">
            <text:p>not(cac:AccountingSupplierParty/cac:Party/cac:Postal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3</text:p>
          </table:table-cell>
          <table:table-cell table:style-name="ce8" office:value-type="string">
            <text:p>not(cac:AccountingSupplierParty/cac: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4</text:p>
          </table:table-cell>
          <table:table-cell table:style-name="ce8" office:value-type="string">
            <text:p>not(cac:AccountingSupplierParty/cac: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5</text:p>
          </table:table-cell>
          <table:table-cell table:style-name="ce8" office:value-type="string">
            <text:p>not(cac:AccountingSupplierParty/cac: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6</text:p>
          </table:table-cell>
          <table:table-cell table:style-name="ce8" office:value-type="string">
            <text:p>not(cac:AccountingSupplierParty/cac: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7</text:p>
          </table:table-cell>
          <table:table-cell table:style-name="ce8" office:value-type="string">
            <text:p>not(cac:AccountingSupplierParty/cac: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8</text:p>
          </table:table-cell>
          <table:table-cell table:style-name="ce8" office:value-type="string">
            <text:p>not(cac:AccountingSupplierParty/cac: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9</text:p>
          </table:table-cell>
          <table:table-cell table:style-name="ce8" office:value-type="string">
            <text:p>not(cac:AccountingSupplierParty/cac: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0</text:p>
          </table:table-cell>
          <table:table-cell table:style-name="ce8" office:value-type="string">
            <text:p>not(cac:AccountingSupplierParty/cac:Party/cac:PartyTaxScheme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1</text:p>
          </table:table-cell>
          <table:table-cell table:style-name="ce8" office:value-type="string">
            <text:p>not(cac:AccountingSupplierParty/cac:Party/cac:PartyTaxScheme/cac:TaxScheme/cbc: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2</text:p>
          </table:table-cell>
          <table:table-cell table:style-name="ce8" office:value-type="string">
            <text:p>not(cac:AccountingSupplierParty/cac: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3</text:p>
          </table:table-cell>
          <table:table-cell table:style-name="ce8" office:value-type="string">
            <text:p>not(cac:AccountingSupplierParty/cac: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4</text:p>
          </table:table-cell>
          <table:table-cell table:style-name="ce8" office:value-type="string">
            <text:p>not(cac:AccountingSupplierParty/cac: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5</text:p>
          </table:table-cell>
          <table:table-cell table:style-name="ce8" office:value-type="string">
            <text:p>not(cac:AccountingSupplierParty/cac: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6</text:p>
          </table:table-cell>
          <table:table-cell table:style-name="ce8" office:value-type="string">
            <text:p>not(cac:AccountingSupplierParty/cac:Party/cac:PartyLegalEntity/cbc:SoleProprietorship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7</text:p>
          </table:table-cell>
          <table:table-cell table:style-name="ce8" office:value-type="string">
            <text:p>not(cac:AccountingSupplierParty/cac: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8</text:p>
          </table:table-cell>
          <table:table-cell table:style-name="ce8" office:value-type="string">
            <text:p>not(cac:AccountingSupplierParty/cac: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9</text:p>
          </table:table-cell>
          <table:table-cell table:style-name="ce8" office:value-type="string">
            <text:p>not(cac:AccountingSupplierParty/cac: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0</text:p>
          </table:table-cell>
          <table:table-cell table:style-name="ce8" office:value-type="string">
            <text:p>not(cac:AccountingSupplierParty/cac: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1</text:p>
          </table:table-cell>
          <table:table-cell table:style-name="ce8" office:value-type="string">
            <text:p>not(cac:AccountingSupplierParty/cac: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2</text:p>
          </table:table-cell>
          <table:table-cell table:style-name="ce8" office:value-type="string">
            <text:p>not(cac:AccountingSupplierParty/cac: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3</text:p>
          </table:table-cell>
          <table:table-cell table:style-name="ce8" office:value-type="string">
            <text:p>not(cac:AccountingSupplierParty/cac: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4</text:p>
          </table:table-cell>
          <table:table-cell table:style-name="ce8" office:value-type="string">
            <text:p>not(cac:AccountingSupplierParty/cac:Party/cac:Contact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5</text:p>
          </table:table-cell>
          <table:table-cell table:style-name="ce8" office:value-type="string">
            <text:p>not(cac:AccountingSupplierParty/cac:Party/cac:Contact/cbc:Telefa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6</text:p>
          </table:table-cell>
          <table:table-cell table:style-name="ce8" office:value-type="string">
            <text:p>not(cac:AccountingSupplierParty/cac:Party/cac:Contact/cbc: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7</text:p>
          </table:table-cell>
          <table:table-cell table:style-name="ce8" office:value-type="string">
            <text:p>not(cac:AccountingSupplierParty/cac:Party/cac:Contact/cac:OtherCommun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8</text:p>
          </table:table-cell>
          <table:table-cell table:style-name="ce8" office:value-type="string">
            <text:p>not(cac:AccountingSupplierParty/cac: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9</text:p>
          </table:table-cell>
          <table:table-cell table:style-name="ce8" office:value-type="string">
            <text:p>not(cac:AccountingSupplierParty/cac: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0</text:p>
          </table:table-cell>
          <table:table-cell table:style-name="ce8" office:value-type="string">
            <text:p>not(cac:AccountingSupplierParty/cac: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1</text:p>
          </table:table-cell>
          <table:table-cell table:style-name="ce8" office:value-type="string">
            <text:p>not(cac:AccountingSupplierParty/cac: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2</text:p>
          </table:table-cell>
          <table:table-cell table:style-name="ce8" office:value-type="string">
            <text:p>not(cac:AccountingSupplierParty/cac: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3</text:p>
          </table:table-cell>
          <table:table-cell table:style-name="ce8" office:value-type="string">
            <text:p>not(cac:AccountingSupplierParty/cac:Despatch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4</text:p>
          </table:table-cell>
          <table:table-cell table:style-name="ce8" office:value-type="string">
            <text:p>not(cac:AccountingSupplierParty/cac:Accounting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5</text:p>
          </table:table-cell>
          <table:table-cell table:style-name="ce8" office:value-type="string">
            <text:p>not(cac:AccountingSupplierParty/cac:Seller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6</text:p>
          </table:table-cell>
          <table:table-cell table:style-name="ce8" office:value-type="string">
            <text:p>not(cac:AccountingCustomerParty/cbc:Custom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7</text:p>
          </table:table-cell>
          <table:table-cell table:style-name="ce8" office:value-type="string">
            <text:p>not(cac:AccountingCustomerParty/cbc:Suppli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8</text:p>
          </table:table-cell>
          <table:table-cell table:style-name="ce8" office:value-type="string">
            <text:p>not(cac:AccountingCustomerParty/cbc:Additional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9</text:p>
          </table:table-cell>
          <table:table-cell table:style-name="ce8" office:value-type="string">
            <text:p>not(cac:AccountingCustomerParty/cac: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0</text:p>
          </table:table-cell>
          <table:table-cell table:style-name="ce8" office:value-type="string">
            <text:p>not(cac:AccountingCustomerParty/cac: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1</text:p>
          </table:table-cell>
          <table:table-cell table:style-name="ce8" office:value-type="string">
            <text:p>not(cac:AccountingCustomerParty/cac: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2</text:p>
          </table:table-cell>
          <table:table-cell table:style-name="ce8" office:value-type="string">
            <text:p>not(cac:AccountingCustomerParty/cac: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3</text:p>
          </table:table-cell>
          <table:table-cell table:style-name="ce8" office:value-type="string">
            <text:p>not(cac:AccountingCustomerParty/cac: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4</text:p>
          </table:table-cell>
          <table:table-cell table:style-name="ce8" office:value-type="string">
            <text:p>not(cac:AccountingCustomerParty/cac:Party/cac:Languag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5</text:p>
          </table:table-cell>
          <table:table-cell table:style-name="ce8" office:value-type="string">
            <text:p>not(cac:AccountingCustomerParty/cac:Party/cac:Languag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6</text:p>
          </table:table-cell>
          <table:table-cell table:style-name="ce8" office:value-type="string">
            <text:p>not(cac:AccountingCustomerParty/cac:Party/cac:Postal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7</text:p>
          </table:table-cell>
          <table:table-cell table:style-name="ce8" office:value-type="string">
            <text:p>not(cac:AccountingCustomerParty/cac:Party/cac:Postal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8</text:p>
          </table:table-cell>
          <table:table-cell table:style-name="ce8" office:value-type="string">
            <text:p>not(cac:AccountingCustomerParty/cac:Party/cac:Postal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9</text:p>
          </table:table-cell>
          <table:table-cell table:style-name="ce8" office:value-type="string">
            <text:p>not(cac:AccountingCustomerParty/cac:Party/cac:Postal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0</text:p>
          </table:table-cell>
          <table:table-cell table:style-name="ce8" office:value-type="string">
            <text:p>not(cac:AccountingCustomerParty/cac:Party/cac:Postal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1</text:p>
          </table:table-cell>
          <table:table-cell table:style-name="ce8" office:value-type="string">
            <text:p>not(cac:AccountingCustomerParty/cac:Party/cac:Postal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2</text:p>
          </table:table-cell>
          <table:table-cell table:style-name="ce8" office:value-type="string">
            <text:p>not(cac:AccountingCustomerParty/cac:Party/cac:Postal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3</text:p>
          </table:table-cell>
          <table:table-cell table:style-name="ce8" office:value-type="string">
            <text:p>not(cac:AccountingCustomerParty/cac:Party/cac:Postal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4</text:p>
          </table:table-cell>
          <table:table-cell table:style-name="ce8" office:value-type="string">
            <text:p>not(cac:AccountingCustomerParty/cac:Party/cac:Postal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5</text:p>
          </table:table-cell>
          <table:table-cell table:style-name="ce8" office:value-type="string">
            <text:p>not(cac:AccountingCustomerParty/cac:Party/cac:Postal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6</text:p>
          </table:table-cell>
          <table:table-cell table:style-name="ce8" office:value-type="string">
            <text:p>not(cac:AccountingCustomerParty/cac:Party/cac:Postal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7</text:p>
          </table:table-cell>
          <table:table-cell table:style-name="ce8" office:value-type="string">
            <text:p>not(cac:AccountingCustomerParty/cac:Party/cac:Postal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8</text:p>
          </table:table-cell>
          <table:table-cell table:style-name="ce8" office:value-type="string">
            <text:p>not(cac:AccountingCustomerParty/cac:Party/cac:Postal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9</text:p>
          </table:table-cell>
          <table:table-cell table:style-name="ce8" office:value-type="string">
            <text:p>not(cac:AccountingCustomerParty/cac:Party/cac:Postal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0</text:p>
          </table:table-cell>
          <table:table-cell table:style-name="ce8" office:value-type="string">
            <text:p>not(cac:AccountingCustomerParty/cac:Party/cac:Postal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1</text:p>
          </table:table-cell>
          <table:table-cell table:style-name="ce8" office:value-type="string">
            <text:p>not(cac:AccountingCustomerParty/cac:Party/cac:Postal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2</text:p>
          </table:table-cell>
          <table:table-cell table:style-name="ce8" office:value-type="string">
            <text:p>not(cac:AccountingCustomerParty/cac:Party/cac:Postal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3</text:p>
          </table:table-cell>
          <table:table-cell table:style-name="ce8" office:value-type="string">
            <text:p>not(cac:AccountingCustomerParty/cac:Party/cac:Postal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4</text:p>
          </table:table-cell>
          <table:table-cell table:style-name="ce8" office:value-type="string">
            <text:p>not(cac:AccountingCustomerParty/cac:Party/cac:Postal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5</text:p>
          </table:table-cell>
          <table:table-cell table:style-name="ce8" office:value-type="string">
            <text:p>not(cac:AccountingCustomerParty/cac:Party/cac:PostalAddress/cac:Address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6</text:p>
          </table:table-cell>
          <table:table-cell table:style-name="ce8" office:value-type="string">
            <text:p>not(cac:AccountingCustomerParty/cac:Party/cac:Postal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7</text:p>
          </table:table-cell>
          <table:table-cell table:style-name="ce8" office:value-type="string">
            <text:p>not(cac:AccountingCustomerParty/cac:Party/cac:Postal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8</text:p>
          </table:table-cell>
          <table:table-cell table:style-name="ce8" office:value-type="string">
            <text:p>not(cac:AccountingCustomerParty/cac: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9</text:p>
          </table:table-cell>
          <table:table-cell table:style-name="ce8" office:value-type="string">
            <text:p>not(cac:AccountingCustomerParty/cac: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0</text:p>
          </table:table-cell>
          <table:table-cell table:style-name="ce8" office:value-type="string">
            <text:p>not(cac:AccountingCustomerParty/cac: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1</text:p>
          </table:table-cell>
          <table:table-cell table:style-name="ce8" office:value-type="string">
            <text:p>not(cac:AccountingCustomerParty/cac: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2</text:p>
          </table:table-cell>
          <table:table-cell table:style-name="ce8" office:value-type="string">
            <text:p>not(cac:AccountingCustomerParty/cac: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3</text:p>
          </table:table-cell>
          <table:table-cell table:style-name="ce8" office:value-type="string">
            <text:p>not(cac:AccountingCustomerParty/cac: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4</text:p>
          </table:table-cell>
          <table:table-cell table:style-name="ce8" office:value-type="string">
            <text:p>not(cac:AccountingCustomerParty/cac: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5</text:p>
          </table:table-cell>
          <table:table-cell table:style-name="ce8" office:value-type="string">
            <text:p>not(cac:AccountingCustomerParty/cac:Party/cac:PartyTaxScheme/cac:TaxScheme/cbc:Tax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6</text:p>
          </table:table-cell>
          <table:table-cell table:style-name="ce8" office:value-type="string">
            <text:p>not(cac:AccountingCustomerParty/cac:Party/cac:PartyTaxScheme/cac:TaxScheme/cbc: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7</text:p>
          </table:table-cell>
          <table:table-cell table:style-name="ce8" office:value-type="string">
            <text:p>not(cac:AccountingCustomerParty/cac: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8</text:p>
          </table:table-cell>
          <table:table-cell table:style-name="ce8" office:value-type="string">
            <text:p>not(cac:AccountingCustomerParty/cac: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9</text:p>
          </table:table-cell>
          <table:table-cell table:style-name="ce8" office:value-type="string">
            <text:p>not(cac:AccountingCustomerParty/cac: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0</text:p>
          </table:table-cell>
          <table:table-cell table:style-name="ce8" office:value-type="string">
            <text:p>not(cac:AccountingCustomerParty/cac: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1</text:p>
          </table:table-cell>
          <table:table-cell table:style-name="ce8" office:value-type="string">
            <text:p>not(cac:AccountingCustomerParty/cac:Party/cac:PartyLegalEntity/cbc:SoleProprietorship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2</text:p>
          </table:table-cell>
          <table:table-cell table:style-name="ce8" office:value-type="string">
            <text:p>not(cac:AccountingCustomerParty/cac: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3</text:p>
          </table:table-cell>
          <table:table-cell table:style-name="ce8" office:value-type="string">
            <text:p>not(cac:AccountingCustomerParty/cac: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4</text:p>
          </table:table-cell>
          <table:table-cell table:style-name="ce8" office:value-type="string">
            <text:p>not(cac:AccountingCustomerParty/cac: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5</text:p>
          </table:table-cell>
          <table:table-cell table:style-name="ce8" office:value-type="string">
            <text:p>not(cac:AccountingCustomerParty/cac: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6</text:p>
          </table:table-cell>
          <table:table-cell table:style-name="ce8" office:value-type="string">
            <text:p>not(cac:AccountingCustomerParty/cac: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7</text:p>
          </table:table-cell>
          <table:table-cell table:style-name="ce8" office:value-type="string">
            <text:p>not(cac:AccountingCustomerParty/cac: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8</text:p>
          </table:table-cell>
          <table:table-cell table:style-name="ce8" office:value-type="string">
            <text:p>not(cac:AccountingCustomerParty/cac: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9</text:p>
          </table:table-cell>
          <table:table-cell table:style-name="ce8" office:value-type="string">
            <text:p>not(cac:AccountingCustomerParty/cac:Party/cac:Contact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0</text:p>
          </table:table-cell>
          <table:table-cell table:style-name="ce8" office:value-type="string">
            <text:p>not(cac:AccountingCustomerParty/cac:Party/cac:Contact/cbc:Telefa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1</text:p>
          </table:table-cell>
          <table:table-cell table:style-name="ce8" office:value-type="string">
            <text:p>not(cac:AccountingCustomerParty/cac:Party/cac:Contact/cbc: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2</text:p>
          </table:table-cell>
          <table:table-cell table:style-name="ce8" office:value-type="string">
            <text:p>not(cac:AccountingCustomerParty/cac:Party/cac:Contact/cac:OtherCommun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3</text:p>
          </table:table-cell>
          <table:table-cell table:style-name="ce8" office:value-type="string">
            <text:p>not(cac:AccountingCustomerParty/cac: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4</text:p>
          </table:table-cell>
          <table:table-cell table:style-name="ce8" office:value-type="string">
            <text:p>not(cac:AccountingCustomerParty/cac: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5</text:p>
          </table:table-cell>
          <table:table-cell table:style-name="ce8" office:value-type="string">
            <text:p>not(cac:AccountingCustomerParty/cac: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6</text:p>
          </table:table-cell>
          <table:table-cell table:style-name="ce8" office:value-type="string">
            <text:p>not(cac:AccountingCustomerParty/cac: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7</text:p>
          </table:table-cell>
          <table:table-cell table:style-name="ce8" office:value-type="string">
            <text:p>not(cac:AccountingCustomerParty/cac: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8</text:p>
          </table:table-cell>
          <table:table-cell table:style-name="ce8" office:value-type="string">
            <text:p>not(cac:AccountingCustomerParty/cac:Delivery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9</text:p>
          </table:table-cell>
          <table:table-cell table:style-name="ce8" office:value-type="string">
            <text:p>not(cac:AccountingCustomerParty/cac:Accounting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0</text:p>
          </table:table-cell>
          <table:table-cell table:style-name="ce8" office:value-type="string">
            <text:p>not(cac:AccountingCustomerParty/cac:Buyer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1</text:p>
          </table:table-cell>
          <table:table-cell table:style-name="ce8" office:value-type="string">
            <text:p>not(cac:Payee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2</text:p>
          </table:table-cell>
          <table:table-cell table:style-name="ce8" office:value-type="string">
            <text:p>not(cac:Payee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3</text:p>
          </table:table-cell>
          <table:table-cell table:style-name="ce8" office:value-type="string">
            <text:p>not(cac:Payee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4</text:p>
          </table:table-cell>
          <table:table-cell table:style-name="ce8" office:value-type="string">
            <text:p>not(cac:Payee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5</text:p>
          </table:table-cell>
          <table:table-cell table:style-name="ce8" office:value-type="string">
            <text:p>not(cac:PayeeParty/cbc:Endpoi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6</text:p>
          </table:table-cell>
          <table:table-cell table:style-name="ce8" office:value-type="string">
            <text:p>not(cac:Payee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7</text:p>
          </table:table-cell>
          <table:table-cell table:style-name="ce8" office:value-type="string">
            <text:p>not(cac:Payee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8</text:p>
          </table:table-cell>
          <table:table-cell table:style-name="ce8" office:value-type="string">
            <text:p>not(cac:PayeeParty/cac:Postal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9</text:p>
          </table:table-cell>
          <table:table-cell table:style-name="ce8" office:value-type="string">
            <text:p>not(cac:Payee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0</text:p>
          </table:table-cell>
          <table:table-cell table:style-name="ce8" office:value-type="string">
            <text:p>not(cac:PayeeParty/cac:PartyTax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1</text:p>
          </table:table-cell>
          <table:table-cell table:style-name="ce8" office:value-type="string">
            <text:p>not(cac:PayeeParty/cac:PartyLegalEntity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2</text:p>
          </table:table-cell>
          <table:table-cell table:style-name="ce8" office:value-type="string">
            <text:p>not(cac:Payee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3</text:p>
          </table:table-cell>
          <table:table-cell table:style-name="ce8" office:value-type="string">
            <text:p>not(cac:Payee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4</text:p>
          </table:table-cell>
          <table:table-cell table:style-name="ce8" office:value-type="string">
            <text:p>not(cac:Payee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5</text:p>
          </table:table-cell>
          <table:table-cell table:style-name="ce8" office:value-type="string">
            <text:p>not(cac:PayeeParty/cac:PartyLegalEntity/cbc:CompanyLegalFor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6</text:p>
          </table:table-cell>
          <table:table-cell table:style-name="ce8" office:value-type="string">
            <text:p>not(cac:PayeeParty/cac:PartyLegalEntity/cbc:SoleProprietorship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7</text:p>
          </table:table-cell>
          <table:table-cell table:style-name="ce8" office:value-type="string">
            <text:p>not(cac:Payee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8</text:p>
          </table:table-cell>
          <table:table-cell table:style-name="ce8" office:value-type="string">
            <text:p>not(cac:Payee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9</text:p>
          </table:table-cell>
          <table:table-cell table:style-name="ce8" office:value-type="string">
            <text:p>not(cac:Payee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0</text:p>
          </table:table-cell>
          <table:table-cell table:style-name="ce8" office:value-type="string">
            <text:p>not(cac:Payee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1</text:p>
          </table:table-cell>
          <table:table-cell table:style-name="ce8" office:value-type="string">
            <text:p>not(cac:Payee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2</text:p>
          </table:table-cell>
          <table:table-cell table:style-name="ce8" office:value-type="string">
            <text:p>not(cac:Payee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3</text:p>
          </table:table-cell>
          <table:table-cell table:style-name="ce8" office:value-type="string">
            <text:p>not(cac:Payee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4</text:p>
          </table:table-cell>
          <table:table-cell table:style-name="ce8" office:value-type="string">
            <text:p>not(cac:PayeeParty/cac: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5</text:p>
          </table:table-cell>
          <table:table-cell table:style-name="ce8" office:value-type="string">
            <text:p>not(cac:Payee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6</text:p>
          </table:table-cell>
          <table:table-cell table:style-name="ce8" office:value-type="string">
            <text:p>not(cac:Payee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7</text:p>
          </table:table-cell>
          <table:table-cell table:style-name="ce8" office:value-type="string">
            <text:p>not(cac:Payee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8</text:p>
          </table:table-cell>
          <table:table-cell table:style-name="ce8" office:value-type="string">
            <text:p>not(cac:Payee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9</text:p>
          </table:table-cell>
          <table:table-cell table:style-name="ce8" office:value-type="string">
            <text:p>not(cac:Payee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0</text:p>
          </table:table-cell>
          <table:table-cell table:style-name="ce8" office:value-type="string">
            <text:p>not(cac:BuyerCustom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1</text:p>
          </table:table-cell>
          <table:table-cell table:style-name="ce8" office:value-type="string">
            <text:p>not(cac:SellerCustom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2</text:p>
          </table:table-cell>
          <table:table-cell table:style-name="ce8" office:value-type="string">
            <text:p>not(cac:TaxRepresentative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3</text:p>
          </table:table-cell>
          <table:table-cell table:style-name="ce8" office:value-type="string">
            <text:p>not(cac:TaxRepresentative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4</text:p>
          </table:table-cell>
          <table:table-cell table:style-name="ce8" office:value-type="string">
            <text:p>not(cac:TaxRepresentative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5</text:p>
          </table:table-cell>
          <table:table-cell table:style-name="ce8" office:value-type="string">
            <text:p>not(cac:TaxRepresentative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6</text:p>
          </table:table-cell>
          <table:table-cell table:style-name="ce8" office:value-type="string">
            <text:p>not(cac:TaxRepresentativeParty/cbc:Endpoi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7</text:p>
          </table:table-cell>
          <table:table-cell table:style-name="ce8" office:value-type="string">
            <text:p>not(cac:TaxRepresentative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8</text:p>
          </table:table-cell>
          <table:table-cell table:style-name="ce8" office:value-type="string">
            <text:p>not(cac:TaxRepresentativeParty/cac:Party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9</text:p>
          </table:table-cell>
          <table:table-cell table:style-name="ce8" office:value-type="string">
            <text:p>not(cac:TaxRepresentative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0</text:p>
          </table:table-cell>
          <table:table-cell table:style-name="ce8" office:value-type="string">
            <text:p>not(cac:TaxRepresentativeParty/cac:Postal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1</text:p>
          </table:table-cell>
          <table:table-cell table:style-name="ce8" office:value-type="string">
            <text:p>not(cac:TaxRepresentative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2</text:p>
          </table:table-cell>
          <table:table-cell table:style-name="ce8" office:value-type="string">
            <text:p>not(cac:TaxRepresentative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3</text:p>
          </table:table-cell>
          <table:table-cell table:style-name="ce8" office:value-type="string">
            <text:p>not(cac:TaxRepresentative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4</text:p>
          </table:table-cell>
          <table:table-cell table:style-name="ce8" office:value-type="string">
            <text:p>not(cac:TaxRepresentative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5</text:p>
          </table:table-cell>
          <table:table-cell table:style-name="ce8" office:value-type="string">
            <text:p>not(cac:TaxRepresentative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6</text:p>
          </table:table-cell>
          <table:table-cell table:style-name="ce8" office:value-type="string">
            <text:p>not(cac:TaxRepresentative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7</text:p>
          </table:table-cell>
          <table:table-cell table:style-name="ce8" office:value-type="string">
            <text:p>not(cac:TaxRepresentative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8</text:p>
          </table:table-cell>
          <table:table-cell table:style-name="ce8" office:value-type="string">
            <text:p>not(cac:TaxRepresentativeParty/cac:PartyTaxScheme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9</text:p>
          </table:table-cell>
          <table:table-cell table:style-name="ce8" office:value-type="string">
            <text:p>not(cac:TaxRepresentativeParty/cac:PartyTaxScheme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0</text:p>
          </table:table-cell>
          <table:table-cell table:style-name="ce8" office:value-type="string">
            <text:p>not(cac:TaxRepresentative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1</text:p>
          </table:table-cell>
          <table:table-cell table:style-name="ce8" office:value-type="string">
            <text:p>not(cac:TaxRepresentativeParty/cac:PartyLegalE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2</text:p>
          </table:table-cell>
          <table:table-cell table:style-name="ce8" office:value-type="string">
            <text:p>not(cac:TaxRepresentativeParty/cac: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3</text:p>
          </table:table-cell>
          <table:table-cell table:style-name="ce8" office:value-type="string">
            <text:p>not(cac:TaxRepresentative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4</text:p>
          </table:table-cell>
          <table:table-cell table:style-name="ce8" office:value-type="string">
            <text:p>not(cac:TaxRepresentative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5</text:p>
          </table:table-cell>
          <table:table-cell table:style-name="ce8" office:value-type="string">
            <text:p>not(cac:TaxRepresentative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6</text:p>
          </table:table-cell>
          <table:table-cell table:style-name="ce8" office:value-type="string">
            <text:p>not(cac:TaxRepresentative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7</text:p>
          </table:table-cell>
          <table:table-cell table:style-name="ce8" office:value-type="string">
            <text:p>not(cac:TaxRepresentative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8</text:p>
          </table:table-cell>
          <table:table-cell table:style-name="ce8" office:value-type="string">
            <text:p>not(cac:Delivery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9</text:p>
          </table:table-cell>
          <table:table-cell table:style-name="ce8" office:value-type="string">
            <text:p>not(cac:Delivery/cbc: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0</text:p>
          </table:table-cell>
          <table:table-cell table:style-name="ce8" office:value-type="string">
            <text:p>not(cac:Delivery/cbc:Minimum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1</text:p>
          </table:table-cell>
          <table:table-cell table:style-name="ce8" office:value-type="string">
            <text:p>not(cac:Delivery/cbc:Maximum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2</text:p>
          </table:table-cell>
          <table:table-cell table:style-name="ce8" office:value-type="string">
            <text:p>not(cac:Delivery/cbc:ActualDelive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3</text:p>
          </table:table-cell>
          <table:table-cell table:style-name="ce8" office:value-type="string">
            <text:p>not(cac:Delivery/cbc:LatestDelive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4</text:p>
          </table:table-cell>
          <table:table-cell table:style-name="ce8" office:value-type="string">
            <text:p>not(cac:Delivery/cbc:LatestDelive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5</text:p>
          </table:table-cell>
          <table:table-cell table:style-name="ce8" office:value-type="string">
            <text:p>not(cac:Delivery/cbc:Releas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6</text:p>
          </table:table-cell>
          <table:table-cell table:style-name="ce8" office:value-type="string">
            <text:p>not(cac:Delivery/cbc:Tracking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7</text:p>
          </table:table-cell>
          <table:table-cell table:style-name="ce8" office:value-type="string">
            <text:p>not(cac:Delivery/cac:DeliveryLocation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8</text:p>
          </table:table-cell>
          <table:table-cell table:style-name="ce8" office:value-type="string">
            <text:p>not(cac:Delivery/cac:DeliveryLocation/cbc:Condit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9</text:p>
          </table:table-cell>
          <table:table-cell table:style-name="ce8" office:value-type="string">
            <text:p>not(cac:Delivery/cac:DeliveryLocation/cbc:CountrySube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0</text:p>
          </table:table-cell>
          <table:table-cell table:style-name="ce8" office:value-type="string">
            <text:p>not(cac:Delivery/cac:DeliveryLocation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1</text:p>
          </table:table-cell>
          <table:table-cell table:style-name="ce8" office:value-type="string">
            <text:p>not(cac:Delivery/cac:DeliveryLocation/cbc:Location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2</text:p>
          </table:table-cell>
          <table:table-cell table:style-name="ce8" office:value-type="string">
            <text:p>not(cac:Delivery/cac:DeliveryLocation/cbc:Information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3</text:p>
          </table:table-cell>
          <table:table-cell table:style-name="ce8" office:value-type="string">
            <text:p>not(cac:Delivery/cac:DeliveryLocation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4</text:p>
          </table:table-cell>
          <table:table-cell table:style-name="ce8" office:value-type="string">
            <text:p>not(cac:Delivery/cac:DeliveryLocation/cac:Validation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5</text:p>
          </table:table-cell>
          <table:table-cell table:style-name="ce8" office:value-type="string">
            <text:p>not(cac:Delivery/cac:DeliveryLocation/cac: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6</text:p>
          </table:table-cell>
          <table:table-cell table:style-name="ce8" office:value-type="string">
            <text:p>not(cac:Delivery/cac:DeliveryLocation/cac: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7</text:p>
          </table:table-cell>
          <table:table-cell table:style-name="ce8" office:value-type="string">
            <text:p>not(cac:Delivery/cac:DeliveryLocation/cac: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8</text:p>
          </table:table-cell>
          <table:table-cell table:style-name="ce8" office:value-type="string">
            <text:p>not(cac:Delivery/cac:DeliveryLocation/cac: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9</text:p>
          </table:table-cell>
          <table:table-cell table:style-name="ce8" office:value-type="string">
            <text:p>not(cac:Delivery/cac:DeliveryLocation/cac: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0</text:p>
          </table:table-cell>
          <table:table-cell table:style-name="ce8" office:value-type="string">
            <text:p>not(cac:Delivery/cac:DeliveryLocation/cac: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1</text:p>
          </table:table-cell>
          <table:table-cell table:style-name="ce8" office:value-type="string">
            <text:p>not(cac:Delivery/cac:DeliveryLocation/cac: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2</text:p>
          </table:table-cell>
          <table:table-cell table:style-name="ce8" office:value-type="string">
            <text:p>not(cac:Delivery/cac:DeliveryLocation/cac: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3</text:p>
          </table:table-cell>
          <table:table-cell table:style-name="ce9" office:value-type="string">
            <text:p>not(cac:Delivery/cac:DeliveryLocation/cac: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4</text:p>
          </table:table-cell>
          <table:table-cell table:style-name="ce8" office:value-type="string">
            <text:p>not(cac:Delivery/cac:DeliveryLocation/cac: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5</text:p>
          </table:table-cell>
          <table:table-cell table:style-name="ce8" office:value-type="string">
            <text:p>not(cac:Delivery/cac:DeliveryLocation/cac: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6</text:p>
          </table:table-cell>
          <table:table-cell table:style-name="ce8" office:value-type="string">
            <text:p>not(cac:Delivery/cac:DeliveryLocation/cac: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7</text:p>
          </table:table-cell>
          <table:table-cell table:style-name="ce8" office:value-type="string">
            <text:p>not(cac:Delivery/cac:DeliveryLocation/cac: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8</text:p>
          </table:table-cell>
          <table:table-cell table:style-name="ce8" office:value-type="string">
            <text:p>not(cac:Delivery/cac:DeliveryLocation/cac: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9</text:p>
          </table:table-cell>
          <table:table-cell table:style-name="ce8" office:value-type="string">
            <text:p>not(cac:Delivery/cac:DeliveryLocation/cac: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0</text:p>
          </table:table-cell>
          <table:table-cell table:style-name="ce8" office:value-type="string">
            <text:p>not(cac:Delivery/cac:DeliveryLocation/cac: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1</text:p>
          </table:table-cell>
          <table:table-cell table:style-name="ce8" office:value-type="string">
            <text:p>not(cac:Delivery/cac:DeliveryLocation/cac: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2</text:p>
          </table:table-cell>
          <table:table-cell table:style-name="ce8" office:value-type="string">
            <text:p>not(cac:Delivery/cac:DeliveryLocation/cac: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3</text:p>
          </table:table-cell>
          <table:table-cell table:style-name="ce8" office:value-type="string">
            <text:p>not(cac:Delivery/cac:DeliveryLocation/cac: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4</text:p>
          </table:table-cell>
          <table:table-cell table:style-name="ce8" office:value-type="string">
            <text:p>not(cac:Delivery/cac:DeliveryLocation/cac:Address/cac:Address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5</text:p>
          </table:table-cell>
          <table:table-cell table:style-name="ce8" office:value-type="string">
            <text:p>not(cac:Delivery/cac:DeliveryLocation/cac: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6</text:p>
          </table:table-cell>
          <table:table-cell table:style-name="ce8" office:value-type="string">
            <text:p>not(cac:Delivery/cac:DeliveryLocation/cac: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7</text:p>
          </table:table-cell>
          <table:table-cell table:style-name="ce8" office:value-type="string">
            <text:p>not(cac:Delivery/cac:DeliveryLocation/cac:Subsidiary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8</text:p>
          </table:table-cell>
          <table:table-cell table:style-name="ce8" office:value-type="string">
            <text:p>not(cac:Delivery/cac:DeliveryLocation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9</text:p>
          </table:table-cell>
          <table:table-cell table:style-name="ce8" office:value-type="string">
            <text:p>not(cac:Delivery/cac:AlternativeDelivery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0</text:p>
          </table:table-cell>
          <table:table-cell table:style-name="ce8" office:value-type="string">
            <text:p>not(cac:Delivery/cac:RequestedDeliver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1</text:p>
          </table:table-cell>
          <table:table-cell table:style-name="ce8" office:value-type="string">
            <text:p>not(cac:Delivery/cac:PromisedDeliver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2</text:p>
          </table:table-cell>
          <table:table-cell table:style-name="ce8" office:value-type="string">
            <text:p>not(cac:Delivery/cac:Carri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3</text:p>
          </table:table-cell>
          <table:table-cell table:style-name="ce8" office:value-type="string">
            <text:p>not(cac:Delivery/cac:Delivery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4</text:p>
          </table:table-cell>
          <table:table-cell table:style-name="ce8" office:value-type="string">
            <text:p>not(cac:Delivery/cac:Notify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5</text:p>
          </table:table-cell>
          <table:table-cell table:style-name="ce8" office:value-type="string">
            <text:p>not(cac:Delivery/cac:Despatc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6</text:p>
          </table:table-cell>
          <table:table-cell table:style-name="ce8" office:value-type="string">
            <text:p>not(cac:Delivery/cac:Delivery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7</text:p>
          </table:table-cell>
          <table:table-cell table:style-name="ce8" office:value-type="string">
            <text:p>not(cac:Delivery/cac:MinimumDeliveryUni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8</text:p>
          </table:table-cell>
          <table:table-cell table:style-name="ce8" office:value-type="string">
            <text:p>not(cac:Delivery/cac:MaximumDeliveryUni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9</text:p>
          </table:table-cell>
          <table:table-cell table:style-name="ce8" office:value-type="string">
            <text:p>not(cac:Delivery/cac:Ship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0</text:p>
          </table:table-cell>
          <table:table-cell table:style-name="ce8" office:value-type="string">
            <text:p>not(cac:Delivery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1</text:p>
          </table:table-cell>
          <table:table-cell table:style-name="ce8" office:value-type="string">
            <text:p>not(cac:PaymentMean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2</text:p>
          </table:table-cell>
          <table:table-cell table:style-name="ce9" office:value-type="string">
            <text:p>not(cac:PaymentMeans/cbc:Pay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3</text:p>
          </table:table-cell>
          <table:table-cell table:style-name="ce8" office:value-type="string">
            <text:p>not(cac:PaymentMeans/cbc:PaymentChann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4</text:p>
          </table:table-cell>
          <table:table-cell table:style-name="ce8" office:value-type="string">
            <text:p>not(cac:PaymentMeans/cbc:Instruc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5</text:p>
          </table:table-cell>
          <table:table-cell table:style-name="ce8" office:value-type="string">
            <text:p>not(cac:PaymentMeans/cac:CardAccount/cbc:Card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6</text:p>
          </table:table-cell>
          <table:table-cell table:style-name="ce8" office:value-type="string">
            <text:p>not(cac:PaymentMeans/cac:CardAccount/cbc:ValidityStart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7</text:p>
          </table:table-cell>
          <table:table-cell table:style-name="ce8" office:value-type="string">
            <text:p>not(cac:PaymentMeans/cac:CardAccount/cbc:Expi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8</text:p>
          </table:table-cell>
          <table:table-cell table:style-name="ce8" office:value-type="string">
            <text:p>not(cac:PaymentMeans/cac:CardAccount/cbc:Issuer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9</text:p>
          </table:table-cell>
          <table:table-cell table:style-name="ce8" office:value-type="string">
            <text:p>not(cac:PaymentMeans/cac:CardAccount/cbc:IssuerNumber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0</text:p>
          </table:table-cell>
          <table:table-cell table:style-name="ce8" office:value-type="string">
            <text:p>not(cac:PaymentMeans/cac:CardAccount/cbc:CV2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1</text:p>
          </table:table-cell>
          <table:table-cell table:style-name="ce8" office:value-type="string">
            <text:p>not(cac:PaymentMeans/cac:CardAccount/cbc:CardChip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2</text:p>
          </table:table-cell>
          <table:table-cell table:style-name="ce8" office:value-type="string">
            <text:p>not(cac:PaymentMeans/cac:CardAccount/cbc:ChipApplica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3</text:p>
          </table:table-cell>
          <table:table-cell table:style-name="ce8" office:value-type="string">
            <text:p>not(cac:PaymentMeans/cac:CardAccount/cbc:Holder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4</text:p>
          </table:table-cell>
          <table:table-cell table:style-name="ce8" office:value-type="string">
            <text:p>not(cac:PaymentMeans/cac:Payer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5</text:p>
          </table:table-cell>
          <table:table-cell table:style-name="ce8" office:value-type="string">
            <text:p>not(cac:PaymentMeans/cac:PayeeFinancialAccount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6</text:p>
          </table:table-cell>
          <table:table-cell table:style-name="ce8" office:value-type="string">
            <text:p>not(cac:PaymentMeans/cac:PayeeFinancialAccount/cbc:Alias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7</text:p>
          </table:table-cell>
          <table:table-cell table:style-name="ce8" office:value-type="string">
            <text:p>not(cac:PaymentMeans/cac:PayeeFinancialAccount/cbc:Accou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8</text:p>
          </table:table-cell>
          <table:table-cell table:style-name="ce8" office:value-type="string">
            <text:p>not(cac:PaymentMeans/cac:PayeeFinancialAccount/cbc:Account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9</text:p>
          </table:table-cell>
          <table:table-cell table:style-name="ce8" office:value-type="string">
            <text:p>not(cac:PaymentMeans/cac:PayeeFinancialAccount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0</text:p>
          </table:table-cell>
          <table:table-cell table:style-name="ce8" office:value-type="string">
            <text:p>not(cac:PaymentMeans/cac:PayeeFinancialAccount/cbc:Payment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1</text:p>
          </table:table-cell>
          <table:table-cell table:style-name="ce8" office:value-type="string">
            <text:p>not(cac:PaymentMeans/cac:PayeeFinancialAccount/cac:FinancialInstitutionBranch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2</text:p>
          </table:table-cell>
          <table:table-cell table:style-name="ce8" office:value-type="string">
            <text:p>not(cac:PaymentMeans/cac:PayeeFinancialAccount/cac:FinancialInstitutionBranch/cac:FinancialInstitution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3</text:p>
          </table:table-cell>
          <table:table-cell table:style-name="ce8" office:value-type="string">
            <text:p>not(cac:PaymentMeans/cac:PayeeFinancialAccount/cac:FinancialInstitutionBranch/cac:FinancialInstitution/cac: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4</text:p>
          </table:table-cell>
          <table:table-cell table:style-name="ce8" office:value-type="string">
            <text:p>not(cac:PaymentMeans/cac:PayeeFinancialAccount/cac:FinancialInstitutionBranch/cac: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5</text:p>
          </table:table-cell>
          <table:table-cell table:style-name="ce8" office:value-type="string">
            <text:p>not(cac:PaymentMeans/cac:PayeeFinancialAccount/cac:Count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6</text:p>
          </table:table-cell>
          <table:table-cell table:style-name="ce8" office:value-type="string">
            <text:p>not(cac:PaymentMeans/cac:Credit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7</text:p>
          </table:table-cell>
          <table:table-cell table:style-name="ce8" office:value-type="string">
            <text:p>not(cac:PaymentMeans/cac:PaymentMandate/cbc:Mandate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8</text:p>
          </table:table-cell>
          <table:table-cell table:style-name="ce8" office:value-type="string">
            <text:p>not(cac:PaymentMeans/cac:PaymentMandate/cbc:MaximumPaymentInstructions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9</text:p>
          </table:table-cell>
          <table:table-cell table:style-name="ce8" office:value-type="string">
            <text:p>not(cac:PaymentMeans/cac:PaymentMandate/cbc:MaximumPaid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0</text:p>
          </table:table-cell>
          <table:table-cell table:style-name="ce8" office:value-type="string">
            <text:p>not(cac:PaymentMeans/cac:PaymentMandate/cbc:Signatur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1</text:p>
          </table:table-cell>
          <table:table-cell table:style-name="ce8" office:value-type="string">
            <text:p>not(cac:PaymentMeans/cac:PaymentMandate/cac:Pay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2</text:p>
          </table:table-cell>
          <table:table-cell table:style-name="ce8" office:value-type="string">
            <text:p>not(cac:PaymentMeans/cac:PaymentMandate/cac:Payer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3</text:p>
          </table:table-cell>
          <table:table-cell table:style-name="ce8" office:value-type="string">
            <text:p>not(cac:PaymentMeans/cac:PaymentMandat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4</text:p>
          </table:table-cell>
          <table:table-cell table:style-name="ce8" office:value-type="string">
            <text:p>not(cac:PaymentMeans/cac:PaymentMandate/cac:PaymentReversal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5</text:p>
          </table:table-cell>
          <table:table-cell table:style-name="ce8" office:value-type="string">
            <text:p>not(cac:PaymentMeans/cac:PaymentMandate/cac:Claus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6</text:p>
          </table:table-cell>
          <table:table-cell table:style-name="ce8" office:value-type="string">
            <text:p>not(cac:PaymentMeans/cac:TradeFinancing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7</text:p>
          </table:table-cell>
          <table:table-cell table:style-name="ce8" office:value-type="string">
            <text:p>not(cac:PaymentTerm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8</text:p>
          </table:table-cell>
          <table:table-cell table:style-name="ce8" office:value-type="string">
            <text:p>not(cac:PaymentTerms/cbc:PaymentMeans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9</text:p>
          </table:table-cell>
          <table:table-cell table:style-name="ce8" office:value-type="string">
            <text:p>not(cac:PaymentTerms/cbc:PrepaidPayment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0</text:p>
          </table:table-cell>
          <table:table-cell table:style-name="ce8" office:value-type="string">
            <text:p>not(cac:PaymentTerms/cbc:ReferenceEven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1</text:p>
          </table:table-cell>
          <table:table-cell table:style-name="ce8" office:value-type="string">
            <text:p>not(cac:PaymentTerms/cbc:SettlementDiscount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2</text:p>
          </table:table-cell>
          <table:table-cell table:style-name="ce8" office:value-type="string">
            <text:p>not(cac:PaymentTerms/cbc:PenaltySurcharg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3</text:p>
          </table:table-cell>
          <table:table-cell table:style-name="ce8" office:value-type="string">
            <text:p>not(cac:PaymentTerms/cbc:Payment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4</text:p>
          </table:table-cell>
          <table:table-cell table:style-name="ce8" office:value-type="string">
            <text:p>not(cac:PaymentTerms/cbc: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5</text:p>
          </table:table-cell>
          <table:table-cell table:style-name="ce8" office:value-type="string">
            <text:p>not(cac:PaymentTerms/cbc:SettlementDiscoun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6</text:p>
          </table:table-cell>
          <table:table-cell table:style-name="ce8" office:value-type="string">
            <text:p>not(cac:PaymentTerms/cbc:Penalty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7</text:p>
          </table:table-cell>
          <table:table-cell table:style-name="ce8" office:value-type="string">
            <text:p>not(cac:PaymentTerms/cbc:PaymentTermsDetails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8</text:p>
          </table:table-cell>
          <table:table-cell table:style-name="ce8" office:value-type="string">
            <text:p>not(cac:PaymentTerms/cbc:Pay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9</text:p>
          </table:table-cell>
          <table:table-cell table:style-name="ce8" office:value-type="string">
            <text:p>not(cac:PaymentTerms/cbc:Install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0</text:p>
          </table:table-cell>
          <table:table-cell table:style-name="ce8" office:value-type="string">
            <text:p>not(cac:PaymentTerms/cbc:InvoicingParty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1</text:p>
          </table:table-cell>
          <table:table-cell table:style-name="ce8" office:value-type="string">
            <text:p>not(cac:PaymentTerms/cac:Settlement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2</text:p>
          </table:table-cell>
          <table:table-cell table:style-name="ce8" office:value-type="string">
            <text:p>not(cac:PaymentTerms/cac:Penal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3</text:p>
          </table:table-cell>
          <table:table-cell table:style-name="ce8" office:value-type="string">
            <text:p>not(cac:PaymentTerms/cac: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4</text:p>
          </table:table-cell>
          <table:table-cell table:style-name="ce8" office:value-type="string">
            <text:p>not(cac:PaymentTerms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5</text:p>
          </table:table-cell>
          <table:table-cell table:style-name="ce8" office:value-type="string">
            <text:p>not(cac:PrepaidPay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6</text:p>
          </table:table-cell>
          <table:table-cell table:style-name="ce8" office:value-type="string">
            <text:p>not(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7</text:p>
          </table:table-cell>
          <table:table-cell table:style-name="ce8" office:value-type="string">
            <text:p>not(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8</text:p>
          </table:table-cell>
          <table:table-cell table:style-name="ce8" office:value-type="string">
            <text:p>not(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9</text:p>
          </table:table-cell>
          <table:table-cell table:style-name="ce8" office:value-type="string">
            <text:p>not(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0</text:p>
          </table:table-cell>
          <table:table-cell table:style-name="ce8" office:value-type="string">
            <text:p>not(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1</text:p>
          </table:table-cell>
          <table:table-cell table:style-name="ce8" office:value-type="string">
            <text:p>not(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2</text:p>
          </table:table-cell>
          <table:table-cell table:style-name="ce8" office:value-type="string">
            <text:p>not(cac:AllowanceCharge/cac: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3</text:p>
          </table:table-cell>
          <table:table-cell table:style-name="ce8" office:value-type="string">
            <text:p>not(cac:AllowanceCharge/cac: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4</text:p>
          </table:table-cell>
          <table:table-cell table:style-name="ce8" office:value-type="string">
            <text:p>not(cac:AllowanceCharge/cac: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5</text:p>
          </table:table-cell>
          <table:table-cell table:style-name="ce8" office:value-type="string">
            <text:p>not(cac:AllowanceCharge/cac:TaxCategory/cbc:Tax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6</text:p>
          </table:table-cell>
          <table:table-cell table:style-name="ce8" office:value-type="string">
            <text:p>not(cac:AllowanceCharge/cac:TaxCategory/cbc:Tax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7</text:p>
          </table:table-cell>
          <table:table-cell table:style-name="ce8" office:value-type="string">
            <text:p>not(cac:AllowanceCharge/cac: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8</text:p>
          </table:table-cell>
          <table:table-cell table:style-name="ce8" office:value-type="string">
            <text:p>not(cac:AllowanceCharge/cac: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9</text:p>
          </table:table-cell>
          <table:table-cell table:style-name="ce8" office:value-type="string">
            <text:p>not(cac:AllowanceCharge/cac: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0</text:p>
          </table:table-cell>
          <table:table-cell table:style-name="ce8" office:value-type="string">
            <text:p>not(cac:AllowanceCharge/cac: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1</text:p>
          </table:table-cell>
          <table:table-cell table:style-name="ce8" office:value-type="string">
            <text:p>not(cac:AllowanceCharge/cac:TaxCategory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2</text:p>
          </table:table-cell>
          <table:table-cell table:style-name="ce8" office:value-type="string">
            <text:p>not(cac:AllowanceCharge/cac: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3</text:p>
          </table:table-cell>
          <table:table-cell table:style-name="ce8" office:value-type="string">
            <text:p>not(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4</text:p>
          </table:table-cell>
          <table:table-cell table:style-name="ce8" office:value-type="string">
            <text:p>not(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5</text:p>
          </table:table-cell>
          <table:table-cell table:style-name="ce8" office:value-type="string">
            <text:p>not(cac:Tax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6</text:p>
          </table:table-cell>
          <table:table-cell table:style-name="ce8" office:value-type="string">
            <text:p>not(cac:Pricing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7</text:p>
          </table:table-cell>
          <table:table-cell table:style-name="ce8" office:value-type="string">
            <text:p>not(cac:Payment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8</text:p>
          </table:table-cell>
          <table:table-cell table:style-name="ce8" office:value-type="string">
            <text:p>not(cac:PaymentAlternative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9</text:p>
          </table:table-cell>
          <table:table-cell table:style-name="ce8" office:value-type="string">
            <text:p>not(cac:TaxTotal/cbc:TaxEvidenc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0</text:p>
          </table:table-cell>
          <table:table-cell table:style-name="ce8" office:value-type="string">
            <text:p>not(cac:TaxTotal/cbc:TaxInclude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1</text:p>
          </table:table-cell>
          <table:table-cell table:style-name="ce8" office:value-type="string">
            <text:p>not(cac:TaxTotal/cac:TaxSubtotal/cbc:Calulation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2</text:p>
          </table:table-cell>
          <table:table-cell table:style-name="ce8" office:value-type="string">
            <text:p>not(cac:TaxTotal/cac:TaxSubtotal/cbc: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3</text:p>
          </table:table-cell>
          <table:table-cell table:style-name="ce8" office:value-type="string">
            <text:p>not(cac:TaxTotal/cac:TaxSubtotal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4</text:p>
          </table:table-cell>
          <table:table-cell table:style-name="ce8" office:value-type="string">
            <text:p>not(cac:TaxTotal/cac:TaxSubtotal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5</text:p>
          </table:table-cell>
          <table:table-cell table:style-name="ce8" office:value-type="string">
            <text:p>not(cac:TaxTotal/cac:TaxSubtotal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6</text:p>
          </table:table-cell>
          <table:table-cell table:style-name="ce8" office:value-type="string">
            <text:p>not(cac:TaxTotal/cac:TaxSubtotal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7</text:p>
          </table:table-cell>
          <table:table-cell table:style-name="ce8" office:value-type="string">
            <text:p>not(cac:TaxTotal/cac:TaxSubtotal/cac: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8</text:p>
          </table:table-cell>
          <table:table-cell table:style-name="ce8" office:value-type="string">
            <text:p>not(cac:TaxTotal/cac:TaxSubtotal/cac: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9</text:p>
          </table:table-cell>
          <table:table-cell table:style-name="ce8" office:value-type="string">
            <text:p>not(cac:TaxTotal/cac:TaxSubtotal/cac: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0</text:p>
          </table:table-cell>
          <table:table-cell table:style-name="ce8" office:value-type="string">
            <text:p>not(cac:TaxTotal/cac:TaxSubtotal/cac:TaxCategory/cbc:Tax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1</text:p>
          </table:table-cell>
          <table:table-cell table:style-name="ce8" office:value-type="string">
            <text:p>not(cac:TaxTotal/cac:TaxSubtotal/cac: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2</text:p>
          </table:table-cell>
          <table:table-cell table:style-name="ce8" office:value-type="string">
            <text:p>not(cac:TaxTotal/cac:TaxSubtotal/cac: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3</text:p>
          </table:table-cell>
          <table:table-cell table:style-name="ce8" office:value-type="string">
            <text:p>not(cac:TaxTotal/cac:TaxSubtotal/cac: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4</text:p>
          </table:table-cell>
          <table:table-cell table:style-name="ce8" office:value-type="string">
            <text:p>not(cac:TaxTotal/cac:TaxSubtotal/cac: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5</text:p>
          </table:table-cell>
          <table:table-cell table:style-name="ce8" office:value-type="string">
            <text:p>not(cac:TaxTotal/cac:TaxSubtotal/cac: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6</text:p>
          </table:table-cell>
          <table:table-cell table:style-name="ce8" office:value-type="string">
            <text:p>not(cac:TaxTotal/cac:TaxSubtotal/cac:TaxCategory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7</text:p>
          </table:table-cell>
          <table:table-cell table:style-name="ce8" office:value-type="string">
            <text:p>not(cac:TaxTotal/cac:TaxSubtotal/cac: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8</text:p>
          </table:table-cell>
          <table:table-cell table:style-name="ce8" office:value-type="string">
            <text:p>not(cac:Withholding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9</text:p>
          </table:table-cell>
          <table:table-cell table:style-name="ce8" office:value-type="string">
            <text:p>not(cac:LegalMonetaryTotal/cbc:PayableRounding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0</text:p>
          </table:table-cell>
          <table:table-cell table:style-name="ce8" office:value-type="string">
            <text:p>not(cac:LegalMonetaryTotal/cbc:PayableAlternative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1</text:p>
          </table:table-cell>
          <table:table-cell table:style-name="ce8" office:value-type="string">
            <text:p>not(cac:InvoiceLin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2</text:p>
          </table:table-cell>
          <table:table-cell table:style-name="ce8" office:value-type="string">
            <text:p>not(cac:InvoiceLine/cbc:TaxPoint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3</text:p>
          </table:table-cell>
          <table:table-cell table:style-name="ce8" office:value-type="string">
            <text:p>not(cac:InvoiceLin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4</text:p>
          </table:table-cell>
          <table:table-cell table:style-name="ce8" office:value-type="string">
            <text:p>not(cac:InvoiceLine/cbc:PaymentPurpos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5</text:p>
          </table:table-cell>
          <table:table-cell table:style-name="ce8" office:value-type="string">
            <text:p>not(cac:InvoiceLine/cbc:FreeOfCharg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6</text:p>
          </table:table-cell>
          <table:table-cell table:style-name="ce8" office:value-type="string">
            <text:p>not(cac:InvoiceLine/cac:InvoicePeriod/cbc:Start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7</text:p>
          </table:table-cell>
          <table:table-cell table:style-name="ce8" office:value-type="string">
            <text:p>not(cac:InvoiceLine/cac:InvoicePeriod/cbc:End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8</text:p>
          </table:table-cell>
          <table:table-cell table:style-name="ce8" office:value-type="string">
            <text:p>not(cac:InvoiceLine/cac:InvoicePeriod/cbc:Duration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9</text:p>
          </table:table-cell>
          <table:table-cell table:style-name="ce8" office:value-type="string">
            <text:p>not(cac:InvoiceLine/cac:InvoicePeriod/cbc:Descrip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0</text:p>
          </table:table-cell>
          <table:table-cell table:style-name="ce8" office:value-type="string">
            <text:p>not(cac:InvoiceLine/cac:InvoicePeriod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1</text:p>
          </table:table-cell>
          <table:table-cell table:style-name="ce8" office:value-type="string">
            <text:p>not(cac:InvoiceLine/cac:OrderLineReference/cbc:SalesOrderLin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2</text:p>
          </table:table-cell>
          <table:table-cell table:style-name="ce8" office:value-type="string">
            <text:p>not(cac:InvoiceLine/cac:OrderLine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3</text:p>
          </table:table-cell>
          <table:table-cell table:style-name="ce8" office:value-type="string">
            <text:p>not(cac:InvoiceLine/cac:OrderLineReference/cbc:Line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4</text:p>
          </table:table-cell>
          <table:table-cell table:style-name="ce8" office:value-type="string">
            <text:p>not(cac:InvoiceLine/cac:OrderLineReference/cbc:Order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5</text:p>
          </table:table-cell>
          <table:table-cell table:style-name="ce8" office:value-type="string">
            <text:p>not(cac:InvoiceLine/cac:DespatchLine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6</text:p>
          </table:table-cell>
          <table:table-cell table:style-name="ce8" office:value-type="string">
            <text:p>not(cac:InvoiceLine/cac:ReceiptLine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7</text:p>
          </table:table-cell>
          <table:table-cell table:style-name="ce8" office:value-type="string">
            <text:p>not(cac:InvoiceLine/cac:Billing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8</text:p>
          </table:table-cell>
          <table:table-cell table:style-name="ce8" office:value-type="string">
            <text:p>not(cac:InvoiceLine/cac: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9</text:p>
          </table:table-cell>
          <table:table-cell table:style-name="ce8" office:value-type="string">
            <text:p>not(cac:InvoiceLine/cac:Pricing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0</text:p>
          </table:table-cell>
          <table:table-cell table:style-name="ce8" office:value-type="string">
            <text:p>not(cac:InvoiceLine/cac:Originato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1</text:p>
          </table:table-cell>
          <table:table-cell table:style-name="ce8" office:value-type="string">
            <text:p>not(cac:InvoiceLine/cac:Delive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2</text:p>
          </table:table-cell>
          <table:table-cell table:style-name="ce8" office:value-type="string">
            <text:p>not(cac:InvoiceLine/cac:Payment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3</text:p>
          </table:table-cell>
          <table:table-cell table:style-name="ce8" office:value-type="string">
            <text:p>not(cac:InvoiceLine/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4</text:p>
          </table:table-cell>
          <table:table-cell table:style-name="ce8" office:value-type="string">
            <text:p>not(cac:InvoiceLine/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5</text:p>
          </table:table-cell>
          <table:table-cell table:style-name="ce8" office:value-type="string">
            <text:p>not(cac:InvoiceLine/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6</text:p>
          </table:table-cell>
          <table:table-cell table:style-name="ce8" office:value-type="string">
            <text:p>not(cac:InvoiceLine/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7</text:p>
          </table:table-cell>
          <table:table-cell table:style-name="ce8" office:value-type="string">
            <text:p>not(cac:InvoiceLine/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8</text:p>
          </table:table-cell>
          <table:table-cell table:style-name="ce8" office:value-type="string">
            <text:p>not(cac:InvoiceLine/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9</text:p>
          </table:table-cell>
          <table:table-cell table:style-name="ce8" office:value-type="string">
            <text:p>not(cac:InvoiceLine/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0</text:p>
          </table:table-cell>
          <table:table-cell table:style-name="ce8" office:value-type="string">
            <text:p>not(cac:InvoiceLine/cac:AllowanceCharge/cac:TaxCatego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1</text:p>
          </table:table-cell>
          <table:table-cell table:style-name="ce8" office:value-type="string">
            <text:p>not(cac:InvoiceLine/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2</text:p>
          </table:table-cell>
          <table:table-cell table:style-name="ce8" office:value-type="string">
            <text:p>not(cac:InvoiceLine/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3</text:p>
          </table:table-cell>
          <table:table-cell table:style-name="ce8" office:value-type="string">
            <text:p>not(cac:InvoiceLin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4</text:p>
          </table:table-cell>
          <table:table-cell table:style-name="ce8" office:value-type="string">
            <text:p>not(cac:InvoiceLine/cac:Withholding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5</text:p>
          </table:table-cell>
          <table:table-cell table:style-name="ce8" office:value-type="string">
            <text:p>not(cac:InvoiceLine/cac:Item/cbc:Pack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6</text:p>
          </table:table-cell>
          <table:table-cell table:style-name="ce8" office:value-type="string">
            <text:p>not(cac:InvoiceLine/cac:Item/cbc:PackSiz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7</text:p>
          </table:table-cell>
          <table:table-cell table:style-name="ce8" office:value-type="string">
            <text:p>not(cac:InvoiceLine/cac:Item/cbc:Catalogu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8</text:p>
          </table:table-cell>
          <table:table-cell table:style-name="ce8" office:value-type="string">
            <text:p>not(cac:InvoiceLine/cac:Item/cbc:HazardousRisk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9</text:p>
          </table:table-cell>
          <table:table-cell table:style-name="ce8" office:value-type="string">
            <text:p>not(cac:InvoiceLine/cac:Item/cbc:AdditionalInform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0</text:p>
          </table:table-cell>
          <table:table-cell table:style-name="ce8" office:value-type="string">
            <text:p>not(cac:InvoiceLine/cac:Item/cbc:Keywor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1</text:p>
          </table:table-cell>
          <table:table-cell table:style-name="ce8" office:value-type="string">
            <text:p>not(cac:InvoiceLine/cac:Item/cbc:Brand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2</text:p>
          </table:table-cell>
          <table:table-cell table:style-name="ce8" office:value-type="string">
            <text:p>not(cac:InvoiceLine/cac:Item/cbc:Model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3</text:p>
          </table:table-cell>
          <table:table-cell table:style-name="ce8" office:value-type="string">
            <text:p>not(cac:InvoiceLine/cac:Item/cac:Buyers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4</text:p>
          </table:table-cell>
          <table:table-cell table:style-name="ce8" office:value-type="string">
            <text:p>not(cac:InvoiceLine/cac:Item/cac:SellersItemIdentification/cbc:Extended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5</text:p>
          </table:table-cell>
          <table:table-cell table:style-name="ce8" office:value-type="string">
            <text:p>not(cac:InvoiceLine/cac:Item/cac:SellersItemIdentification/cbc:BareCodeSymbology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6</text:p>
          </table:table-cell>
          <table:table-cell table:style-name="ce8" office:value-type="string">
            <text:p>not(cac:InvoiceLine/cac:Item/cac:SellersItemIdentification/cac:PhysicalAttribu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7</text:p>
          </table:table-cell>
          <table:table-cell table:style-name="ce8" office:value-type="string">
            <text:p>not(cac:InvoiceLine/cac:Item/cac:SellersItemIdentification/cac:Measurement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8</text:p>
          </table:table-cell>
          <table:table-cell table:style-name="ce8" office:value-type="string">
            <text:p>not(cac:InvoiceLine/cac:Item/cac:SellersItemIdentification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9</text:p>
          </table:table-cell>
          <table:table-cell table:style-name="ce8" office:value-type="string">
            <text:p>not(cac:InvoiceLine/cac:Item/cac:Manufacturers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0</text:p>
          </table:table-cell>
          <table:table-cell table:style-name="ce8" office:value-type="string">
            <text:p>not(cac:InvoiceLine/cac:Item/cac:StandardItemIdentification/cbc:Extended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1</text:p>
          </table:table-cell>
          <table:table-cell table:style-name="ce8" office:value-type="string">
            <text:p>not(cac:InvoiceLine/cac:Item/cac:StandardItemIdentification/cbc:BareCodeSymbology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2</text:p>
          </table:table-cell>
          <table:table-cell table:style-name="ce8" office:value-type="string">
            <text:p>not(cac:InvoiceLine/cac:Item/cac:StandardItemIdentification/cac:PhysicalAttribu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3</text:p>
          </table:table-cell>
          <table:table-cell table:style-name="ce8" office:value-type="string">
            <text:p>not(cac:InvoiceLine/cac:Item/cac:StandardItemIdentification/cac:Measurement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4</text:p>
          </table:table-cell>
          <table:table-cell table:style-name="ce8" office:value-type="string">
            <text:p>not(cac:InvoiceLine/cac:Item/cac:StandardItemIdentification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5</text:p>
          </table:table-cell>
          <table:table-cell table:style-name="ce8" office:value-type="string">
            <text:p>not(cac:InvoiceLine/cac:Item/cac:Catalogue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6</text:p>
          </table:table-cell>
          <table:table-cell table:style-name="ce8" office:value-type="string">
            <text:p>not(cac:InvoiceLine/cac:Item/cac:Additional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7</text:p>
          </table:table-cell>
          <table:table-cell table:style-name="ce8" office:value-type="string">
            <text:p>not(cac:InvoiceLine/cac:Item/cac:Catalogu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8</text:p>
          </table:table-cell>
          <table:table-cell table:style-name="ce8" office:value-type="string">
            <text:p>not(cac:InvoiceLine/cac:Item/cac:ItemSpecification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9</text:p>
          </table:table-cell>
          <table:table-cell table:style-name="ce8" office:value-type="string">
            <text:p>not(cac:InvoiceLine/cac:Item/cac:Origin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0</text:p>
          </table:table-cell>
          <table:table-cell table:style-name="ce8" office:value-type="string">
            <text:p>not(cac:InvoiceLine/cac:Item/cac:CommodityClassification/cbc:Natur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1</text:p>
          </table:table-cell>
          <table:table-cell table:style-name="ce8" office:value-type="string">
            <text:p>not(cac:InvoiceLine/cac:Item/cac:CommodityClassification/cbc:Cargo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2</text:p>
          </table:table-cell>
          <table:table-cell table:style-name="ce8" office:value-type="string">
            <text:p>not(cac:InvoiceLine/cac:Item/cac:CommodityClassification/cbc:Commod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3</text:p>
          </table:table-cell>
          <table:table-cell table:style-name="ce8" office:value-type="string">
            <text:p>not(cac:InvoiceLine/cac:Item/cac:TransactionCondit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4</text:p>
          </table:table-cell>
          <table:table-cell table:style-name="ce8" office:value-type="string">
            <text:p>not(cac:InvoiceLine/cac:Item/cac:HazardousIte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5</text:p>
          </table:table-cell>
          <table:table-cell table:style-name="ce8" office:value-type="string">
            <text:p>not(cac:InvoiceLine/cac:Item/cac:Classified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6</text:p>
          </table:table-cell>
          <table:table-cell table:style-name="ce8" office:value-type="string">
            <text:p>not(cac:InvoiceLine/cac:Item/cac:Classified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7</text:p>
          </table:table-cell>
          <table:table-cell table:style-name="ce8" office:value-type="string">
            <text:p>not(cac:InvoiceLine/cac:Item/cac:Classified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8</text:p>
          </table:table-cell>
          <table:table-cell table:style-name="ce8" office:value-type="string">
            <text:p>not(cac:InvoiceLine/cac:Item/cac:ClassifiedTaxCategory/cbc:Tax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9</text:p>
          </table:table-cell>
          <table:table-cell table:style-name="ce8" office:value-type="string">
            <text:p>not(cac:InvoiceLine/cac:Item/cac:Classified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0</text:p>
          </table:table-cell>
          <table:table-cell table:style-name="ce8" office:value-type="string">
            <text:p>not(cac:InvoiceLine/cac:Item/cac:Classified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1</text:p>
          </table:table-cell>
          <table:table-cell table:style-name="ce8" office:value-type="string">
            <text:p>not(cac:InvoiceLine/cac:Item/cac:Classified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2</text:p>
          </table:table-cell>
          <table:table-cell table:style-name="ce8" office:value-type="string">
            <text:p>not(cac:InvoiceLine/cac:Item/cac:Classified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3</text:p>
          </table:table-cell>
          <table:table-cell table:style-name="ce8" office:value-type="string">
            <text:p>not(cac:InvoiceLine/cac:Item/cac:ClassifiedTaxCategory/cac:TaxScheme/cbc: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4</text:p>
          </table:table-cell>
          <table:table-cell table:style-name="ce8" office:value-type="string">
            <text:p>not(cac:InvoiceLine/cac:Item/cac:Classified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5</text:p>
          </table:table-cell>
          <table:table-cell table:style-name="ce8" office:value-type="string">
            <text:p>not(cac:InvoiceLine/cac:Item/cac:AdditionalItemProperty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6</text:p>
          </table:table-cell>
          <table:table-cell table:style-name="ce8" office:value-type="string">
            <text:p>not(cac:InvoiceLine/cac:Item/cac:AdditionalItemProperty/cbc:Na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7</text:p>
          </table:table-cell>
          <table:table-cell table:style-name="ce8" office:value-type="string">
            <text:p>not(cac:InvoiceLine/cac:Item/cac:AdditionalItemProperty/cbc:TestMeth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8</text:p>
          </table:table-cell>
          <table:table-cell table:style-name="ce8" office:value-type="string">
            <text:p>not(cac:InvoiceLine/cac:Item/cac:AdditionalItemProperty/cbc:Value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9</text:p>
          </table:table-cell>
          <table:table-cell table:style-name="ce8" office:value-type="string">
            <text:p>not(cac:InvoiceLine/cac:Item/cac:AdditionalItemProperty/cbc:ValueQual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0</text:p>
          </table:table-cell>
          <table:table-cell table:style-name="ce8" office:value-type="string">
            <text:p>not(cac:InvoiceLine/cac:Item/cac:AdditionalItemProperty/cbc:Importanc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1</text:p>
          </table:table-cell>
          <table:table-cell table:style-name="ce8" office:value-type="string">
            <text:p>not(cac:InvoiceLine/cac:Item/cac:AdditionalItemProperty/cbc:ListValu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2</text:p>
          </table:table-cell>
          <table:table-cell table:style-name="ce8" office:value-type="string">
            <text:p>not(cac:InvoiceLine/cac:Item/cac:AdditionalItemProperty/cac:Usabil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3</text:p>
          </table:table-cell>
          <table:table-cell table:style-name="ce8" office:value-type="string">
            <text:p>not(cac:InvoiceLine/cac:Item/cac:AdditionalItemProperty/cac:ItemPropertyGroup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4</text:p>
          </table:table-cell>
          <table:table-cell table:style-name="ce8" office:value-type="string">
            <text:p>not(cac:InvoiceLine/cac:Item/cac:AdditionalItemProperty/cac:Range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5</text:p>
          </table:table-cell>
          <table:table-cell table:style-name="ce8" office:value-type="string">
            <text:p>not(cac:InvoiceLine/cac:Item/cac:AdditionalItemProperty/cac:ItemProperty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6</text:p>
          </table:table-cell>
          <table:table-cell table:style-name="ce8" office:value-type="string">
            <text:p>not(cac:InvoiceLine/cac:Item/cac:Manufactur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7</text:p>
          </table:table-cell>
          <table:table-cell table:style-name="ce8" office:value-type="string">
            <text:p>not(cac:InvoiceLine/cac:Item/cac:InformationContent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8</text:p>
          </table:table-cell>
          <table:table-cell table:style-name="ce8" office:value-type="string">
            <text:p>not(cac:InvoiceLine/cac:Item/cac:Origi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9</text:p>
          </table:table-cell>
          <table:table-cell table:style-name="ce8" office:value-type="string">
            <text:p>not(cac:InvoiceLine/cac:Item/cac:ItemInsta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0</text:p>
          </table:table-cell>
          <table:table-cell table:style-name="ce8" office:value-type="string">
            <text:p>not(cac:InvoiceLine/cac:Item/cac:Certific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1</text:p>
          </table:table-cell>
          <table:table-cell table:style-name="ce8" office:value-type="string">
            <text:p>not(cac:InvoiceLine/cac:Item/cac: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2</text:p>
          </table:table-cell>
          <table:table-cell table:style-name="ce8" office:value-type="string">
            <text:p>not(cac:InvoiceLine/cac:Item/cac:Price/cbc:PriceChange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3</text:p>
          </table:table-cell>
          <table:table-cell table:style-name="ce8" office:value-type="string">
            <text:p>not(cac:InvoiceLine/cac:Item/cac:Price/cbc:Price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4</text:p>
          </table:table-cell>
          <table:table-cell table:style-name="ce8" office:value-type="string">
            <text:p>not(cac:InvoiceLine/cac:Item/cac:Price/cbc:Price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5</text:p>
          </table:table-cell>
          <table:table-cell table:style-name="ce8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6</text:p>
          </table:table-cell>
          <table:table-cell table:style-name="ce8" office:value-type="string">
            <text:p>not(cac:InvoiceLine/cac:Item/cac:Price/cb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7</text:p>
          </table:table-cell>
          <table:table-cell table:style-name="ce8" office:value-type="string">
            <text:p>not(cac:InvoiceLine/cac:Item/cac:Price/cbc:PriceLi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8</text:p>
          </table:table-cell>
          <table:table-cell table:style-name="ce8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9</text:p>
          </table:table-cell>
          <table:table-cell table:style-name="ce8" office:value-type="string">
            <text:p>not(cac:InvoiceLine/cac:Item/cac:Price/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0</text:p>
          </table:table-cell>
          <table:table-cell table:style-name="ce8" office:value-type="string">
            <text:p>not(cac:InvoiceLine/cac:Item/cac:Price/cac:AllowanceCharge/cbc:AllowanceCharge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1</text:p>
          </table:table-cell>
          <table:table-cell table:style-name="ce8" office:value-type="string">
            <text:p>not(cac:InvoiceLine/cac:Item/cac:Price/cac:AllowanceCharge/cbc:AllowanceCharge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2</text:p>
          </table:table-cell>
          <table:table-cell table:style-name="ce8" office:value-type="string">
            <text:p>not(cac:InvoiceLine/cac:Item/cac:Price/cac:AllowanceCharge/cbc:MultiplierFactor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3</text:p>
          </table:table-cell>
          <table:table-cell table:style-name="ce8" office:value-type="string">
            <text:p>not(cac:InvoiceLine/cac:Item/cac:Price/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4</text:p>
          </table:table-cell>
          <table:table-cell table:style-name="ce8" office:value-type="string">
            <text:p>not(cac:InvoiceLine/cac:Item/cac:Price/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5</text:p>
          </table:table-cell>
          <table:table-cell table:style-name="ce8" office:value-type="string">
            <text:p>not(cac:InvoiceLine/cac:Item/cac:Price/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6</text:p>
          </table:table-cell>
          <table:table-cell table:style-name="ce8" office:value-type="string">
            <text:p>not(cac:InvoiceLine/cac:Item/cac:Price/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7</text:p>
          </table:table-cell>
          <table:table-cell table:style-name="ce8" office:value-type="string">
            <text:p>not(cac:InvoiceLine/cac:Item/cac:Price/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8</text:p>
          </table:table-cell>
          <table:table-cell table:style-name="ce8" office:value-type="string">
            <text:p>not(cac:InvoiceLine/cac:Item/cac:Price/cac:AllowanceCharge/cac:TaxCatego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9</text:p>
          </table:table-cell>
          <table:table-cell table:style-name="ce8" office:value-type="string">
            <text:p>not(cac:InvoiceLine/cac:Item/cac:Price/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0</text:p>
          </table:table-cell>
          <table:table-cell table:style-name="ce8" office:value-type="string">
            <text:p>not(cac:InvoiceLine/cac:Item/cac:Price/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1</text:p>
          </table:table-cell>
          <table:table-cell table:style-name="ce8" office:value-type="string">
            <text:p>not(cac:InvoiceLine/cac:Item/cac:Price/cac:Pricing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2</text:p>
          </table:table-cell>
          <table:table-cell table:style-name="ce8" office:value-type="string">
            <text:p>not(cac:InvoiceLine/cac:DeliveryTerm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73</text:p>
          </table:table-cell>
          <table:table-cell table:style-name="ce8" office:value-type="string">
            <text:p>not(cac:InvoiceLine/cac:SubInvoice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4</text:p>
          </table:table-cell>
          <table:table-cell table:style-name="ce8" office:value-type="string">
            <text:p>not(cac:InvoiceLine/cac:ItemPriceExt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3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3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3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3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3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3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3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3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Amount data type</text:p>
          </table:table-cell>
          <table:table-cell office:value-type="string">
            <text:p>//*[ends-with(name(), 'Amount') and not(ends-with(name(),'PriceAmount'))] 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rice data type</text:p>
          </table:table-cell>
          <table:table-cell office:value-type="string">
            <text:p>//*[ends-with(name(), 'PriceAmount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Quantity data type</text:p>
          </table:table-cell>
          <table:table-cell office:value-type="string">
            <text:p>//*[ends-with(name(), 'Quantity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ercent data type</text:p>
          </table:table-cell>
          <table:table-cell office:value-type="string">
            <text:p>//*[ends-with(name(), 'Rate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Code data type</text:p>
          </table:table-cell>
          <table:table-cell office:value-type="string">
            <text:p>//*[ends-with(name(), 'Code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Binary object data type</text:p>
          </table:table-cell>
          <table:table-cell office:value-type="string">
            <text:p>//*[ends-with(name(), 'BinaryObject')]</text:p>
          </table:table-cell>
          <table:table-cell table:number-columns-repeated="254"/>
        </table:table-row>
        <table:table-row table:style-name="ro3" table:number-rows-repeated="1047914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3" table:number-columns-repeated="255" table:default-cell-style-name="ce5"/>
        <table:table-column table:style-name="co13" table:number-columns-repeated="767" table:default-cell-style-name="Default"/>
        <table:table-row table:style-name="ro1">
          <table:table-cell table:style-name="ce15" office:value-type="string">
            <text:p>Profile</text:p>
          </table:table-cell>
          <table:table-cell table:style-name="ce15" office:value-type="string">
            <text:p>Transaction</text:p>
          </table:table-cell>
          <table:table-cell table:style-name="ce15" office:value-type="string">
            <text:p>Binding</text:p>
          </table:table-cell>
          <table:table-cell table:style-name="ce15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yntax</text:p>
          </table:table-cell>
          <table:table-cell office:value-type="string">
            <text:p>UBL</text:p>
          </table:table-cell>
          <table:table-cell table:style-name="ce16"/>
          <table:table-cell table:style-name="ce17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29/11/2016</text:date>, <text:time>20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1-29T20:20:23</dc:date>
    <dc:creator>Oriol Bausà</dc:creator>
    <meta:editing-duration>P24DT3H13M12S</meta:editing-duration>
    <meta:editing-cycles>176</meta:editing-cycles>
    <meta:document-statistic meta:table-count="3" meta:cell-count="5196" meta:object-count="0"/>
  </office:meta>
</office:document-meta>
</file>